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Negrito" style:font-family-generic="swiss" style:font-pitch="variable"/>
    <style:font-face style:name="DejaVu Sans" svg:font-family="'DejaVu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2" style:family="table">
      <style:table-properties style:width="19.39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2.A" style:family="table-column">
      <style:table-column-properties style:column-width="2.588cm"/>
    </style:style>
    <style:style style:name="Tabela2.B" style:family="table-column">
      <style:table-column-properties style:column-width="2.552cm"/>
    </style:style>
    <style:style style:name="Tabela2.C" style:family="table-column">
      <style:table-column-properties style:column-width="2.725cm"/>
    </style:style>
    <style:style style:name="Tabela2.D" style:family="table-column">
      <style:table-column-properties style:column-width="3.371cm"/>
    </style:style>
    <style:style style:name="Tabela2.E" style:family="table-column">
      <style:table-column-properties style:column-width="4.78cm"/>
    </style:style>
    <style:style style:name="Tabela2.F" style:family="table-column">
      <style:table-column-properties style:column-width="3.381cm"/>
    </style:style>
    <style:style style:name="Tabela2.A1" style:family="table-cell">
      <style:table-cell-properties fo:padding="0.101cm" fo:border="none"/>
    </style:style>
    <style:style style:name="Tabela2.2" style:family="table-row">
      <style:table-row-properties style:row-height="0.801cm"/>
    </style:style>
    <style:style style:name="Tabela2.A2" style:family="table-cell">
      <style:table-cell-properties style:vertical-align="middle" fo:padding="0.101cm" fo:border-left="none" fo:border-right="0.05pt solid #000000" fo:border-top="0.05pt solid #000000" fo:border-bottom="0.05pt solid #000000"/>
    </style:style>
    <style:style style:name="Tabela2.F2" style:family="table-cell">
      <style:table-cell-properties style:vertical-align="middle" fo:padding="0.101cm" fo:border-left="0.05pt solid #000000" fo:border-right="none" fo:border-top="0.05pt solid #000000" fo:border-bottom="0.05pt solid #000000"/>
    </style:style>
    <style:style style:name="Tabela2.A3" style:family="table-cell">
      <style:table-cell-properties fo:padding="0.101cm" fo:border-left="none" fo:border-right="0.05pt solid #000000" fo:border-top="0.05pt solid #000000" fo:border-bottom="0.05pt solid #000000"/>
    </style:style>
    <style:style style:name="Tabela2.B3" style:family="table-cell">
      <style:table-cell-properties fo:padding="0.101cm" fo:border="0.05pt solid #000000"/>
    </style:style>
    <style:style style:name="Tabela2.4" style:family="table-row">
      <style:table-row-properties style:row-height="0.4cm"/>
    </style:style>
    <style:style style:name="Tabela2.A5" style:family="table-cell">
      <style:table-cell-properties style:vertical-align="middle" fo:padding="0.101cm" fo:border="none"/>
    </style:style>
    <style:style style:name="Tabela2.A6" style:family="table-cell">
      <style:table-cell-properties style:vertical-align="middle" fo:padding="0cm" fo:border="none"/>
    </style:style>
    <style:style style:name="Tabela2.8" style:family="table-row">
      <style:table-row-properties style:row-height="1.3cm"/>
    </style:style>
    <style:style style:name="Tabela2.A8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2.D8" style:family="table-cell">
      <style:table-cell-properties style:vertical-align="middle" fo:padding="0.101cm" fo:border="0.05pt solid #000000"/>
    </style:style>
    <style:style style:name="Tabela2.E8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2.E9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2.11" style:family="table-row">
      <style:table-row-properties style:row-height="1.125cm"/>
    </style:style>
    <style:style style:name="Tabela2.A11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2.12" style:family="table-row">
      <style:table-row-properties style:row-height="0.801cm" fo:background-color="transparent" fo:keep-together="auto">
        <style:background-image/>
      </style:table-row-properties>
    </style:style>
    <style:style style:name="Tabela2.A12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ela2.E12" style:family="table-cell">
      <style:table-cell-properties style:vertical-align="" fo:background-color="transparent" fo:padding-left="0.101cm" fo:padding-right="0.101cm" fo:padding-top="0.101cm" fo:padding-bottom="0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2.13" style:family="table-row">
      <style:table-row-properties style:min-row-height="0.45cm" fo:background-color="transparent" fo:keep-together="auto">
        <style:background-image/>
      </style:table-row-properties>
    </style:style>
    <style:style style:name="Tabela2.A13" style:family="table-cell">
      <style:table-cell-properties style:vertical-align="middle" fo:background-color="transparent" fo:padding="0cm" fo:border-left="none" fo:border-right="none" fo:border-top="none" fo:border-bottom="0.05pt solid #000000" style:writing-mode="page">
        <style:background-image/>
      </style:table-cell-properties>
    </style:style>
    <style:style style:name="Tabela2.E16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2.18" style:family="table-row">
      <style:table-row-properties style:row-height="1.221cm"/>
    </style:style>
    <style:style style:name="Tabela2.E23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2.25" style:family="table-row">
      <style:table-row-properties style:row-height="1.157cm"/>
    </style:style>
    <style:style style:name="Tabela2.27" style:family="table-row">
      <style:table-row-properties style:row-height="0.75cm" fo:background-color="transparent" fo:keep-together="auto">
        <style:background-image/>
      </style:table-row-properties>
    </style:style>
    <style:style style:name="Tabela2.A27" style:family="table-cell">
      <style:table-cell-properties style:vertical-align="" fo:background-color="transparent" fo:padding-left="0.101cm" fo:padding-right="0.101cm" fo:padding-top="0.101cm" fo:padding-bottom="0cm" fo:border-left="none" fo:border-right="0.05pt solid #000000" fo:border-top="none" fo:border-bottom="0.05pt solid #000000" style:writing-mode="page">
        <style:background-image/>
      </style:table-cell-properties>
    </style:style>
    <style:style style:name="Tabela2.28" style:family="table-row">
      <style:table-row-properties style:row-height="0.75cm"/>
    </style:style>
    <style:style style:name="Tabela2.A28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2.B28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2.C28" style:family="table-cell">
      <style:table-cell-properties fo:padding="0.097cm" fo:border-left="0.05pt solid #000000" fo:border-right="none" fo:border-top="none" fo:border-bottom="0.05pt solid #000000"/>
    </style:style>
    <style:style style:name="Tabela3" style:family="table">
      <style:table-properties style:width="19.39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3.A" style:family="table-column">
      <style:table-column-properties style:column-width="1.796cm"/>
    </style:style>
    <style:style style:name="Tabela3.B" style:family="table-column">
      <style:table-column-properties style:column-width="0.792cm"/>
    </style:style>
    <style:style style:name="Tabela3.C" style:family="table-column">
      <style:table-column-properties style:column-width="0.418cm"/>
    </style:style>
    <style:style style:name="Tabela3.D" style:family="table-column">
      <style:table-column-properties style:column-width="0.222cm"/>
    </style:style>
    <style:style style:name="Tabela3.E" style:family="table-column">
      <style:table-column-properties style:column-width="0.101cm"/>
    </style:style>
    <style:style style:name="Tabela3.F" style:family="table-column">
      <style:table-column-properties style:column-width="0.319cm"/>
    </style:style>
    <style:style style:name="Tabela3.G" style:family="table-column">
      <style:table-column-properties style:column-width="0.326cm"/>
    </style:style>
    <style:style style:name="Tabela3.H" style:family="table-column">
      <style:table-column-properties style:column-width="1.166cm"/>
    </style:style>
    <style:style style:name="Tabela3.I" style:family="table-column">
      <style:table-column-properties style:column-width="0.99cm"/>
    </style:style>
    <style:style style:name="Tabela3.J" style:family="table-column">
      <style:table-column-properties style:column-width="0.328cm"/>
    </style:style>
    <style:style style:name="Tabela3.K" style:family="table-column">
      <style:table-column-properties style:column-width="0.732cm"/>
    </style:style>
    <style:style style:name="Tabela3.L" style:family="table-column">
      <style:table-column-properties style:column-width="0.676cm"/>
    </style:style>
    <style:style style:name="Tabela3.N" style:family="table-column">
      <style:table-column-properties style:column-width="0.591cm"/>
    </style:style>
    <style:style style:name="Tabela3.O" style:family="table-column">
      <style:table-column-properties style:column-width="0.351cm"/>
    </style:style>
    <style:style style:name="Tabela3.P" style:family="table-column">
      <style:table-column-properties style:column-width="0.277cm"/>
    </style:style>
    <style:style style:name="Tabela3.Q" style:family="table-column">
      <style:table-column-properties style:column-width="0.081cm"/>
    </style:style>
    <style:style style:name="Tabela3.R" style:family="table-column">
      <style:table-column-properties style:column-width="0.198cm"/>
    </style:style>
    <style:style style:name="Tabela3.S" style:family="table-column">
      <style:table-column-properties style:column-width="1.291cm"/>
    </style:style>
    <style:style style:name="Tabela3.T" style:family="table-column">
      <style:table-column-properties style:column-width="0.256cm"/>
    </style:style>
    <style:style style:name="Tabela3.V" style:family="table-column">
      <style:table-column-properties style:column-width="0.587cm"/>
    </style:style>
    <style:style style:name="Tabela3.W" style:family="table-column">
      <style:table-column-properties style:column-width="0.148cm"/>
    </style:style>
    <style:style style:name="Tabela3.X" style:family="table-column">
      <style:table-column-properties style:column-width="0.275cm"/>
    </style:style>
    <style:style style:name="Tabela3.Y" style:family="table-column">
      <style:table-column-properties style:column-width="0.332cm"/>
    </style:style>
    <style:style style:name="Tabela3.Z" style:family="table-column">
      <style:table-column-properties style:column-width="0.416cm"/>
    </style:style>
    <style:style style:name="Tabela3.a" style:family="table-column">
      <style:table-column-properties style:column-width="0.078cm"/>
    </style:style>
    <style:style style:name="Tabela3.b" style:family="table-column">
      <style:table-column-properties style:column-width="0.39cm"/>
    </style:style>
    <style:style style:name="Tabela3.c" style:family="table-column">
      <style:table-column-properties style:column-width="0.284cm"/>
    </style:style>
    <style:style style:name="Tabela3.d" style:family="table-column">
      <style:table-column-properties style:column-width="1.071cm"/>
    </style:style>
    <style:style style:name="Tabela3.e" style:family="table-column">
      <style:table-column-properties style:column-width="0.236cm"/>
    </style:style>
    <style:style style:name="Tabela3.f" style:family="table-column">
      <style:table-column-properties style:column-width="0.139cm"/>
    </style:style>
    <style:style style:name="Tabela3.g" style:family="table-column">
      <style:table-column-properties style:column-width="0.053cm"/>
    </style:style>
    <style:style style:name="Tabela3.h" style:family="table-column">
      <style:table-column-properties style:column-width="0.445cm"/>
    </style:style>
    <style:style style:name="Tabela3.i" style:family="table-column">
      <style:table-column-properties style:column-width="0.162cm"/>
    </style:style>
    <style:style style:name="Tabela3.k" style:family="table-column">
      <style:table-column-properties style:column-width="0.42cm"/>
    </style:style>
    <style:style style:name="Tabela3.l" style:family="table-column">
      <style:table-column-properties style:column-width="0.226cm"/>
    </style:style>
    <style:style style:name="Tabela3.m" style:family="table-column">
      <style:table-column-properties style:column-width="0.55cm"/>
    </style:style>
    <style:style style:name="Tabela3.n" style:family="table-column">
      <style:table-column-properties style:column-width="0.737cm"/>
    </style:style>
    <style:style style:name="Tabela3.o" style:family="table-column">
      <style:table-column-properties style:column-width="0.695cm"/>
    </style:style>
    <style:style style:name="Tabela3.1" style:family="table-row">
      <style:table-row-properties style:min-row-height="0.45cm" fo:background-color="transparent" fo:keep-together="auto">
        <style:background-image/>
      </style:table-row-properties>
    </style:style>
    <style:style style:name="Tabela3.A1" style:family="table-cell">
      <style:table-cell-properties style:vertical-align="middle" fo:background-color="transparent" fo:padding="0cm" fo:border-left="none" fo:border-right="none" fo:border-top="0.05pt solid #000000" fo:border-bottom="0.05pt solid #000000" style:writing-mode="page">
        <style:background-image/>
      </style:table-cell-properties>
    </style:style>
    <style:style style:name="Tabela3.A2" style:family="table-cell">
      <style:table-cell-properties style:vertical-align="middle" fo:background-color="transparent" fo:padding="0cm" fo:border-left="none" fo:border-right="none" fo:border-top="none" fo:border-bottom="0.05pt solid #000000" style:writing-mode="page">
        <style:background-image/>
      </style:table-cell-properties>
    </style:style>
    <style:style style:name="Tabela3.3" style:family="table-row">
      <style:table-row-properties style:min-row-height="1.228cm" fo:background-color="transparent" fo:keep-together="auto">
        <style:background-image/>
      </style:table-row-properties>
    </style:style>
    <style:style style:name="Tabela3.A3" style:family="table-cell">
      <style:table-cell-properties style:vertical-align="middle" fo:background-color="transparent" fo:padding="0.101cm" fo:border-left="none" fo:border-right="none" fo:border-top="none" fo:border-bottom="0.05pt solid #000000" style:writing-mode="page">
        <style:background-image/>
      </style:table-cell-properties>
    </style:style>
    <style:style style:name="Tabela3.4" style:family="table-row">
      <style:table-row-properties style:min-row-height="0.711cm" fo:background-color="transparent" fo:keep-together="auto">
        <style:background-image/>
      </style:table-row-properties>
    </style:style>
    <style:style style:name="Tabela3.5" style:family="table-row">
      <style:table-row-properties style:min-row-height="4.697cm" fo:background-color="transparent" fo:keep-together="auto">
        <style:background-image/>
      </style:table-row-properties>
    </style:style>
    <style:style style:name="Tabela3.6" style:family="table-row">
      <style:table-row-properties style:min-row-height="0.049cm" fo:background-color="transparent" fo:keep-together="auto">
        <style:background-image/>
      </style:table-row-properties>
    </style:style>
    <style:style style:name="Tabela3.7" style:family="table-row">
      <style:table-row-properties style:min-row-height="0.704cm" fo:background-color="transparent" fo:keep-together="auto">
        <style:background-image/>
      </style:table-row-properties>
    </style:style>
    <style:style style:name="Tabela3.9" style:family="table-row">
      <style:table-row-properties style:min-row-height="0.794cm" fo:background-color="transparent" fo:keep-together="auto">
        <style:background-image/>
      </style:table-row-properties>
    </style:style>
    <style:style style:name="Tabela3.12" style:family="table-row">
      <style:table-row-properties style:min-row-height="1.39cm" fo:background-color="transparent" fo:keep-together="auto">
        <style:background-image/>
      </style:table-row-properties>
    </style:style>
    <style:style style:name="Tabela3.23" style:family="table-row">
      <style:table-row-properties style:row-height="0.75cm"/>
    </style:style>
    <style:style style:name="Tabela3.A23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3.C23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3.I23" style:family="table-cell">
      <style:table-cell-properties fo:padding="0.097cm" fo:border-left="0.05pt solid #000000" fo:border-right="none" fo:border-top="none" fo:border-bottom="0.05pt solid #000000"/>
    </style:style>
    <style:style style:name="Tabela3.A25" style:family="table-cell">
      <style:table-cell-properties style:vertical-align="middle" fo:padding="0.097cm" fo:border="none"/>
    </style:style>
    <style:style style:name="Tabela3.A26" style:family="table-cell">
      <style:table-cell-properties style:vertical-align="middle" fo:padding="0cm" fo:border="none"/>
    </style:style>
    <style:style style:name="Tabela3.27" style:family="table-row">
      <style:table-row-properties style:row-height="1.3cm"/>
    </style:style>
    <style:style style:name="Tabela3.A27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3.M27" style:family="table-cell">
      <style:table-cell-properties style:vertical-align="middle" fo:padding="0.101cm" fo:border="0.05pt solid #000000"/>
    </style:style>
    <style:style style:name="Tabela3.U27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3.28" style:family="table-row">
      <style:table-row-properties style:row-height="0.801cm"/>
    </style:style>
    <style:style style:name="Tabela3.A28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3.M28" style:family="table-cell">
      <style:table-cell-properties style:vertical-align="middle" fo:padding="0.101cm" fo:border="0.05pt solid #000000"/>
    </style:style>
    <style:style style:name="Tabela3.U28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3.29" style:family="table-row">
      <style:table-row-properties style:row-height="1.3cm"/>
    </style:style>
    <style:style style:name="Tabela3.A29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3.M29" style:family="table-cell">
      <style:table-cell-properties style:vertical-align="middle" fo:padding="0.101cm" fo:border="0.05pt solid #000000"/>
    </style:style>
    <style:style style:name="Tabela3.U29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3.30" style:family="table-row">
      <style:table-row-properties style:row-height="1.263cm"/>
    </style:style>
    <style:style style:name="Tabela3.A30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3.M30" style:family="table-cell">
      <style:table-cell-properties style:vertical-align="middle" fo:padding="0.101cm" fo:border="0.05pt solid #000000"/>
    </style:style>
    <style:style style:name="Tabela3.U30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3.31" style:family="table-row">
      <style:table-row-properties style:row-height="0.801cm" fo:background-color="transparent" fo:keep-together="auto">
        <style:background-image/>
      </style:table-row-properties>
    </style:style>
    <style:style style:name="Tabela3.A31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ela3.U31" style:family="table-cell">
      <style:table-cell-properties style:vertical-align="" fo:background-color="transparent" fo:padding-left="0.101cm" fo:padding-right="0.101cm" fo:padding-top="0.101cm" fo:padding-bottom="0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3.A33" style:family="table-cell">
      <style:table-cell-properties style:vertical-align="middle" fo:padding="0cm" fo:border="none"/>
    </style:style>
    <style:style style:name="Tabela3.34" style:family="table-row">
      <style:table-row-properties style:row-height="1.3cm"/>
    </style:style>
    <style:style style:name="Tabela3.A34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3.M34" style:family="table-cell">
      <style:table-cell-properties style:vertical-align="middle" fo:padding="0.101cm" fo:border="0.05pt solid #000000"/>
    </style:style>
    <style:style style:name="Tabela3.U34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3.35" style:family="table-row">
      <style:table-row-properties style:row-height="0.801cm"/>
    </style:style>
    <style:style style:name="Tabela3.A35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3.M35" style:family="table-cell">
      <style:table-cell-properties style:vertical-align="middle" fo:padding="0.101cm" fo:border="0.05pt solid #000000"/>
    </style:style>
    <style:style style:name="Tabela3.U3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3.36" style:family="table-row">
      <style:table-row-properties style:row-height="1.3cm"/>
    </style:style>
    <style:style style:name="Tabela3.A36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3.M36" style:family="table-cell">
      <style:table-cell-properties style:vertical-align="middle" fo:padding="0.101cm" fo:border="0.05pt solid #000000"/>
    </style:style>
    <style:style style:name="Tabela3.U36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3.37" style:family="table-row">
      <style:table-row-properties style:row-height="1.023cm"/>
    </style:style>
    <style:style style:name="Tabela3.A37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3.M37" style:family="table-cell">
      <style:table-cell-properties style:vertical-align="middle" fo:padding="0.101cm" fo:border="0.05pt solid #000000"/>
    </style:style>
    <style:style style:name="Tabela3.U37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3.A40" style:family="table-cell">
      <style:table-cell-properties style:vertical-align="middle" fo:padding="0cm" fo:border="none"/>
    </style:style>
    <style:style style:name="Tabela3.41" style:family="table-row">
      <style:table-row-properties style:row-height="1.3cm"/>
    </style:style>
    <style:style style:name="Tabela3.A41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3.M41" style:family="table-cell">
      <style:table-cell-properties style:vertical-align="middle" fo:padding="0.101cm" fo:border="0.05pt solid #000000"/>
    </style:style>
    <style:style style:name="Tabela3.U41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3.42" style:family="table-row">
      <style:table-row-properties style:row-height="0.801cm"/>
    </style:style>
    <style:style style:name="Tabela3.A42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3.M42" style:family="table-cell">
      <style:table-cell-properties style:vertical-align="middle" fo:padding="0.101cm" fo:border="0.05pt solid #000000"/>
    </style:style>
    <style:style style:name="Tabela3.U42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3.43" style:family="table-row">
      <style:table-row-properties style:row-height="1.3cm"/>
    </style:style>
    <style:style style:name="Tabela3.A43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3.M43" style:family="table-cell">
      <style:table-cell-properties style:vertical-align="middle" fo:padding="0.101cm" fo:border="0.05pt solid #000000"/>
    </style:style>
    <style:style style:name="Tabela3.U43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3.44" style:family="table-row">
      <style:table-row-properties style:row-height="1.021cm"/>
    </style:style>
    <style:style style:name="Tabela3.A44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3.M44" style:family="table-cell">
      <style:table-cell-properties style:vertical-align="middle" fo:padding="0.101cm" fo:border="0.05pt solid #000000"/>
    </style:style>
    <style:style style:name="Tabela3.U44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3.47" style:family="table-row">
      <style:table-row-properties style:row-height="0.75cm"/>
    </style:style>
    <style:style style:name="Tabela3.A47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3.C47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3.I47" style:family="table-cell">
      <style:table-cell-properties fo:padding="0.097cm" fo:border-left="0.05pt solid #000000" fo:border-right="none" fo:border-top="none" fo:border-bottom="0.05pt solid #000000"/>
    </style:style>
    <style:style style:name="Tabela3.49" style:family="table-row">
      <style:table-row-properties style:row-height="0.496cm"/>
    </style:style>
    <style:style style:name="Tabela3.A49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3.50" style:family="table-row">
      <style:table-row-properties style:row-height="0.75cm"/>
    </style:style>
    <style:style style:name="Tabela3.A50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3.V50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3.l50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3.51" style:family="table-row">
      <style:table-row-properties style:row-height="0.75cm"/>
    </style:style>
    <style:style style:name="Tabela3.A51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3.V51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3.f51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3.l51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3.52" style:family="table-row">
      <style:table-row-properties style:row-height="0.75cm"/>
    </style:style>
    <style:style style:name="Tabela3.A52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3.R52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3.Z52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3.c52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3.l52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3.53" style:family="table-row">
      <style:table-row-properties fo:background-color="transparent" fo:keep-together="auto">
        <style:background-image/>
      </style:table-row-properties>
    </style:style>
    <style:style style:name="Tabela3.A53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ela3.54" style:family="table-row">
      <style:table-row-properties style:row-height="0.45cm" fo:background-color="transparent" fo:keep-together="auto">
        <style:background-image/>
      </style:table-row-properties>
    </style:style>
    <style:style style:name="Tabela3.55" style:family="table-row">
      <style:table-row-properties style:row-height="0.75cm"/>
    </style:style>
    <style:style style:name="Tabela3.A55" style:family="table-cell">
      <style:table-cell-properties fo:padding-left="0.101cm" fo:padding-right="0.101cm" fo:padding-top="0.101cm" fo:padding-bottom="0cm" fo:border-left="none" fo:border-right="0.05pt solid #000000" fo:border-top="none" fo:border-bottom="0.05pt solid #000000"/>
    </style:style>
    <style:style style:name="Tabela3.F55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3.A56" style:family="table-cell">
      <style:table-cell-properties fo:padding-left="0.101cm" fo:padding-right="0.101cm" fo:padding-top="0.101cm" fo:padding-bottom="0cm" fo:border-left="none" fo:border-right="0.05pt solid #000000" fo:border-top="none" fo:border-bottom="0.05pt solid #000000"/>
    </style:style>
    <style:style style:name="Tabela3.59" style:family="table-row">
      <style:table-row-properties style:row-height="0.75cm"/>
    </style:style>
    <style:style style:name="Tabela3.A59" style:family="table-cell">
      <style:table-cell-properties fo:padding-left="0.101cm" fo:padding-right="0.101cm" fo:padding-top="0.101cm" fo:padding-bottom="0cm" fo:border-left="none" fo:border-right="0.05pt solid #000000" fo:border-top="none" fo:border-bottom="0.05pt solid #000000"/>
    </style:style>
    <style:style style:name="Tabela3.F59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3.A60" style:family="table-cell">
      <style:table-cell-properties fo:padding-left="0.101cm" fo:padding-right="0.101cm" fo:padding-top="0.101cm" fo:padding-bottom="0cm" fo:border-left="none" fo:border-right="0.05pt solid #000000" fo:border-top="none" fo:border-bottom="0.05pt solid #000000"/>
    </style:style>
    <style:style style:name="Tabela3.62" style:family="table-row">
      <style:table-row-properties fo:background-color="transparent" fo:keep-together="auto">
        <style:background-image/>
      </style:table-row-properties>
    </style:style>
    <style:style style:name="Tabela3.63" style:family="table-row">
      <style:table-row-properties style:row-height="0.75cm" fo:background-color="transparent" fo:keep-together="auto">
        <style:background-image/>
      </style:table-row-properties>
    </style:style>
    <style:style style:name="Tabela3.A63" style:family="table-cell">
      <style:table-cell-properties style:vertical-align="middle" fo:background-color="transparent" fo:padding-left="0.101cm" fo:padding-right="0.101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ela3.64" style:family="table-row">
      <style:table-row-properties fo:background-color="transparent" fo:keep-together="auto">
        <style:background-image/>
      </style:table-row-properties>
    </style:style>
    <style:style style:name="Tabela3.65" style:family="table-row">
      <style:table-row-properties fo:background-color="transparent" fo:keep-together="auto">
        <style:background-image/>
      </style:table-row-properties>
    </style:style>
    <style:style style:name="Tabela3.67" style:family="table-row">
      <style:table-row-properties fo:background-color="transparent" fo:keep-together="auto">
        <style:background-image/>
      </style:table-row-properties>
    </style:style>
    <style:style style:name="Tabela3.68" style:family="table-row">
      <style:table-row-properties fo:background-color="transparent" fo:keep-together="auto">
        <style:background-image/>
      </style:table-row-properties>
    </style:style>
    <style:style style:name="Tabela3.69" style:family="table-row">
      <style:table-row-properties fo:background-color="transparent" fo:keep-together="auto">
        <style:background-image/>
      </style:table-row-properties>
    </style:style>
    <style:style style:name="Tabela3.70" style:family="table-row">
      <style:table-row-properties fo:background-color="transparent" fo:keep-together="auto">
        <style:background-image/>
      </style:table-row-properties>
    </style:style>
    <style:style style:name="Tabela3.71" style:family="table-row">
      <style:table-row-properties fo:background-color="transparent" fo:keep-together="auto">
        <style:background-image/>
      </style:table-row-properties>
    </style:style>
    <style:style style:name="Tabela3.C71" style:family="table-cell">
      <style:table-cell-properties style:vertical-align="" fo:background-color="transparent" fo:padding-left="0.101cm" fo:padding-right="0.101cm" fo:padding-top="0.101cm" fo:padding-bottom="0cm" fo:border-left="0.05pt solid #000000" fo:border-right="none" fo:border-top="none" fo:border-bottom="0.05pt solid #000000" style:writing-mode="page">
        <style:background-image/>
      </style:table-cell-properties>
    </style:style>
    <style:style style:name="Tabela3.72" style:family="table-row">
      <style:table-row-properties fo:background-color="transparent" fo:keep-together="auto">
        <style:background-image/>
      </style:table-row-properties>
    </style:style>
    <style:style style:name="Tabela3.73" style:family="table-row">
      <style:table-row-properties fo:background-color="transparent" fo:keep-together="auto">
        <style:background-image/>
      </style:table-row-properties>
    </style:style>
    <style:style style:name="Tabela3.X75" style:family="table-cell">
      <style:table-cell-properties style:vertical-align="" fo:background-color="transparent" fo:padding-left="0.101cm" fo:padding-right="0.101cm" fo:padding-top="0.101cm" fo:padding-bottom="0cm" fo:border="0.05pt solid #000000" style:writing-mode="page">
        <style:background-image/>
      </style:table-cell-properties>
    </style:style>
    <style:style style:name="Tabela3.76" style:family="table-row">
      <style:table-row-properties style:row-height="0.797cm" fo:background-color="transparent" fo:keep-together="auto">
        <style:background-image/>
      </style:table-row-properties>
    </style:style>
    <style:style style:name="Tabela3.X76" style:family="table-cell">
      <style:table-cell-properties style:vertical-align="" fo:background-color="transparent" fo:padding-left="0.101cm" fo:padding-right="0.101cm" fo:padding-top="0.101cm" fo:padding-bottom="0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3.g76" style:family="table-cell">
      <style:table-cell-properties style:vertical-align="" fo:background-color="#eeeeee" fo:padding-left="0.101cm" fo:padding-right="0.101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ela3.77" style:family="table-row">
      <style:table-row-properties style:row-height="0.681cm" fo:background-color="transparent" fo:keep-together="auto">
        <style:background-image/>
      </style:table-row-properties>
    </style:style>
    <style:style style:name="Tabela3.A77" style:family="table-cell">
      <style:table-cell-properties style:vertical-align="" fo:background-color="transparent" fo:padding-left="0.101cm" fo:padding-right="0.101cm" fo:padding-top="0.101cm" fo:padding-bottom="0cm" fo:border="none" style:writing-mode="page">
        <style:background-image/>
      </style:table-cell-properties>
    </style:style>
    <style:style style:name="Tabela3.79" style:family="table-row">
      <style:table-row-properties style:row-height="0.75cm"/>
    </style:style>
    <style:style style:name="Tabela3.A79" style:family="table-cell">
      <style:table-cell-properties fo:padding-left="0.101cm" fo:padding-right="0.101cm" fo:padding-top="0.101cm" fo:padding-bottom="0cm" fo:border-left="none" fo:border-right="none" fo:border-top="0.05pt solid #000000" fo:border-bottom="none"/>
    </style:style>
    <style:style style:name="Tabela3.Q79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3.W79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3.b79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3.e79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3.i79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3.80" style:family="table-row">
      <style:table-row-properties style:row-height="0.75cm"/>
    </style:style>
    <style:style style:name="Tabela3.A80" style:family="table-cell">
      <style:table-cell-properties fo:padding-left="0.101cm" fo:padding-right="0.101cm" fo:padding-top="0.101cm" fo:padding-bottom="0cm" fo:border-left="none" fo:border-right="none" fo:border-top="0.05pt solid #000000" fo:border-bottom="0.05pt solid #000000"/>
    </style:style>
    <style:style style:name="Tabela3.Q80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3.e80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3.i80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3.82" style:family="table-row">
      <style:table-row-properties style:row-height="0.75cm"/>
    </style:style>
    <style:style style:name="Tabela3.A82" style:family="table-cell">
      <style:table-cell-properties fo:padding-left="0.101cm" fo:padding-right="0.101cm" fo:padding-top="0.101cm" fo:padding-bottom="0cm" fo:border-left="none" fo:border-right="0.05pt solid #000000" fo:border-top="0.05pt solid #000000" fo:border-bottom="0.05pt solid #000000"/>
    </style:style>
    <style:style style:name="Tabela3.83" style:family="table-row">
      <style:table-row-properties style:row-height="0.683cm" fo:background-color="transparent" fo:keep-together="auto">
        <style:background-image/>
      </style:table-row-properties>
    </style:style>
    <style:style style:name="Tabela3.85" style:family="table-row">
      <style:table-row-properties style:row-height="0.75cm"/>
    </style:style>
    <style:style style:name="Tabela3.A85" style:family="table-cell">
      <style:table-cell-properties fo:padding-left="0.101cm" fo:padding-right="0.101cm" fo:padding-top="0.101cm" fo:padding-bottom="0cm" fo:border-left="none" fo:border-right="none" fo:border-top="0.05pt solid #000000" fo:border-bottom="none"/>
    </style:style>
    <style:style style:name="Tabela3.Q8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3.W8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3.b8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3.e8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3.i8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3.86" style:family="table-row">
      <style:table-row-properties style:row-height="0.75cm"/>
    </style:style>
    <style:style style:name="Tabela3.A86" style:family="table-cell">
      <style:table-cell-properties fo:padding-left="0.101cm" fo:padding-right="0.101cm" fo:padding-top="0.101cm" fo:padding-bottom="0cm" fo:border-left="none" fo:border-right="none" fo:border-top="0.05pt solid #000000" fo:border-bottom="0.05pt solid #000000"/>
    </style:style>
    <style:style style:name="Tabela3.Q86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3.e86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3.i86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3.A87" style:family="table-cell">
      <style:table-cell-properties style:vertical-align="" fo:background-color="transparent" fo:padding-left="0.101cm" fo:padding-right="0.101cm" fo:padding-top="0.101cm" fo:padding-bottom="0cm" fo:border-left="none" fo:border-right="0.05pt solid #000000" fo:border-top="none" fo:border-bottom="none" style:writing-mode="page">
        <style:background-image/>
      </style:table-cell-properties>
    </style:style>
    <style:style style:name="Tabela3.97" style:family="table-row">
      <style:table-row-properties style:row-height="0.25cm"/>
    </style:style>
    <style:style style:name="Tabela3.A97" style:family="table-cell">
      <style:table-cell-properties style:vertical-align="middle" fo:padding="0.049cm" fo:border-left="none" fo:border-right="none" fo:border-top="none" fo:border-bottom="0.05pt solid #000000"/>
    </style:style>
    <style:style style:name="Tabela3.B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3.L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3.N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3.O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3.Q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3.T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3.Y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3.d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3.h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3.k9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3.n97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3.A98" style:family="table-cell">
      <style:table-cell-properties style:vertical-align="middle" fo:padding="0.049cm" fo:border-left="none" fo:border-right="none" fo:border-top="none" fo:border-bottom="0.05pt solid #000000"/>
    </style:style>
    <style:style style:name="Tabela3.B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3.L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3.N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3.O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3.Q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3.T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3.Y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3.d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3.h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3.k9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3.n98" style:family="table-cell">
      <style:table-cell-properties style:vertical-align="middle" fo:padding-left="0.049cm" fo:padding-right="0.049cm" fo:padding-top="0.049cm" fo:padding-bottom="0cm" fo:border-left="0.05pt solid #000000" fo:border-right="0.05pt solid #000000" fo:border-top="none" fo:border-bottom="0.05pt solid #000000"/>
    </style:style>
    <style:style style:name="Tabela3.o98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3.A99" style:family="table-cell">
      <style:table-cell-properties style:vertical-align="middle" fo:padding="0.097cm" fo:border="none"/>
    </style:style>
    <style:style style:name="Tabela3.A100" style:family="table-cell">
      <style:table-cell-properties style:vertical-align="middle" fo:padding="0.097cm" fo:border="none"/>
    </style:style>
    <style:style style:name="Tabela3.101" style:family="table-row">
      <style:table-row-properties style:min-row-height="0.011cm"/>
    </style:style>
    <style:style style:name="Tabela3.A101" style:family="table-cell">
      <style:table-cell-properties style:vertical-align="" fo:padding="0.049cm" fo:border="none"/>
    </style:style>
    <style:style style:name="Tabela3.B101" style:family="table-cell">
      <style:table-cell-properties style:vertical-align="" fo:padding="0.049cm" fo:border-left="0.05pt solid #000000" fo:border-right="none" fo:border-top="none" fo:border-bottom="none"/>
    </style:style>
    <style:style style:name="Tabela3.L101" style:family="table-cell">
      <style:table-cell-properties style:vertical-align="" fo:padding="0.049cm" fo:border-left="0.05pt solid #000000" fo:border-right="none" fo:border-top="none" fo:border-bottom="none"/>
    </style:style>
    <style:style style:name="Tabela3.N101" style:family="table-cell">
      <style:table-cell-properties style:vertical-align="" fo:padding="0.049cm" fo:border-left="0.05pt solid #000000" fo:border-right="none" fo:border-top="none" fo:border-bottom="none"/>
    </style:style>
    <style:style style:name="Tabela3.O101" style:family="table-cell">
      <style:table-cell-properties style:vertical-align="" fo:padding="0.049cm" fo:border-left="0.05pt solid #000000" fo:border-right="none" fo:border-top="none" fo:border-bottom="none"/>
    </style:style>
    <style:style style:name="Tabela3.Q101" style:family="table-cell">
      <style:table-cell-properties style:vertical-align="" fo:padding="0.049cm" fo:border-left="0.05pt solid #000000" fo:border-right="none" fo:border-top="none" fo:border-bottom="none"/>
    </style:style>
    <style:style style:name="Tabela3.T101" style:family="table-cell">
      <style:table-cell-properties style:vertical-align="" fo:padding="0.049cm" fo:border-left="0.05pt solid #000000" fo:border-right="none" fo:border-top="none" fo:border-bottom="none"/>
    </style:style>
    <style:style style:name="Tabela3.Y101" style:family="table-cell">
      <style:table-cell-properties style:vertical-align="" fo:padding="0.049cm" fo:border-left="0.05pt solid #000000" fo:border-right="none" fo:border-top="none" fo:border-bottom="none"/>
    </style:style>
    <style:style style:name="Tabela3.d101" style:family="table-cell">
      <style:table-cell-properties style:vertical-align="" fo:padding="0.049cm" fo:border-left="0.05pt solid #000000" fo:border-right="none" fo:border-top="none" fo:border-bottom="none"/>
    </style:style>
    <style:style style:name="Tabela3.h101" style:family="table-cell">
      <style:table-cell-properties style:vertical-align="" fo:padding="0.049cm" fo:border-left="0.05pt solid #000000" fo:border-right="none" fo:border-top="none" fo:border-bottom="none"/>
    </style:style>
    <style:style style:name="Tabela3.k101" style:family="table-cell">
      <style:table-cell-properties style:vertical-align="" fo:padding="0.049cm" fo:border-left="0.05pt solid #000000" fo:border-right="none" fo:border-top="none" fo:border-bottom="none"/>
    </style:style>
    <style:style style:name="Tabela3.n101" style:family="table-cell">
      <style:table-cell-properties style:vertical-align="" fo:padding="0.049cm" fo:border-left="0.05pt solid #000000" fo:border-right="none" fo:border-top="none" fo:border-bottom="none"/>
    </style:style>
    <style:style style:name="Tabela3.o101" style:family="table-cell">
      <style:table-cell-properties style:vertical-align="" fo:padding="0.049cm" fo:border-left="0.05pt solid #000000" fo:border-right="none" fo:border-top="none" fo:border-bottom="none"/>
    </style:style>
    <style:style style:name="Tabela3.A102" style:family="table-cell">
      <style:table-cell-properties style:vertical-align="middle" fo:padding="0.097cm" fo:border="none"/>
    </style:style>
    <style:style style:name="Tabela3.103" style:family="table-row">
      <style:table-row-properties fo:background-color="transparent" fo:keep-together="auto">
        <style:background-image/>
      </style:table-row-properties>
    </style:style>
    <style:style style:name="Tabela3.A103" style:family="table-cell">
      <style:table-cell-properties style:vertical-align="" fo:padding="0cm" fo:border="none"/>
    </style:style>
    <style:style style:name="Tabela3.B103" style:family="table-cell">
      <style:table-cell-properties style:vertical-align="" fo:background-color="transparent" fo:padding-left="0.049cm" fo:padding-right="0.049cm" fo:padding-top="0.049cm" fo:padding-bottom="0.019cm" fo:border-left="0.05pt solid #000000" fo:border-right="0.05pt solid #000000" fo:border-top="none" fo:border-bottom="none" style:writing-mode="page">
        <style:background-image/>
      </style:table-cell-properties>
    </style:style>
    <style:style style:name="Tabela3.L103" style:family="table-cell">
      <style:table-cell-properties style:vertical-align="" fo:padding="0cm" fo:border-left="0.05pt solid #000000" fo:border-right="none" fo:border-top="none" fo:border-bottom="none"/>
    </style:style>
    <style:style style:name="Tabela3.N103" style:family="table-cell">
      <style:table-cell-properties style:vertical-align="" fo:padding="0cm" fo:border-left="0.05pt solid #000000" fo:border-right="none" fo:border-top="none" fo:border-bottom="none"/>
    </style:style>
    <style:style style:name="Tabela3.O103" style:family="table-cell">
      <style:table-cell-properties style:vertical-align="" fo:padding="0cm" fo:border-left="0.05pt solid #000000" fo:border-right="none" fo:border-top="none" fo:border-bottom="none"/>
    </style:style>
    <style:style style:name="Tabela3.Q103" style:family="table-cell">
      <style:table-cell-properties style:vertical-align="" fo:padding="0cm" fo:border-left="0.05pt solid #000000" fo:border-right="none" fo:border-top="none" fo:border-bottom="none"/>
    </style:style>
    <style:style style:name="Tabela3.T103" style:family="table-cell">
      <style:table-cell-properties style:vertical-align="" fo:padding="0cm" fo:border-left="0.05pt solid #000000" fo:border-right="none" fo:border-top="none" fo:border-bottom="none"/>
    </style:style>
    <style:style style:name="Tabela3.Y103" style:family="table-cell">
      <style:table-cell-properties style:vertical-align="" fo:padding="0cm" fo:border-left="0.05pt solid #000000" fo:border-right="none" fo:border-top="none" fo:border-bottom="none"/>
    </style:style>
    <style:style style:name="Tabela3.d103" style:family="table-cell">
      <style:table-cell-properties style:vertical-align="" fo:padding="0cm" fo:border-left="0.05pt solid #000000" fo:border-right="none" fo:border-top="none" fo:border-bottom="none"/>
    </style:style>
    <style:style style:name="Tabela3.h103" style:family="table-cell">
      <style:table-cell-properties style:vertical-align="" fo:padding="0cm" fo:border-left="0.05pt solid #000000" fo:border-right="none" fo:border-top="none" fo:border-bottom="none"/>
    </style:style>
    <style:style style:name="Tabela3.k103" style:family="table-cell">
      <style:table-cell-properties style:vertical-align="" fo:padding="0cm" fo:border-left="0.05pt solid #000000" fo:border-right="none" fo:border-top="none" fo:border-bottom="none"/>
    </style:style>
    <style:style style:name="Tabela3.n103" style:family="table-cell">
      <style:table-cell-properties style:vertical-align="" fo:padding="0cm" fo:border-left="0.05pt solid #000000" fo:border-right="none" fo:border-top="none" fo:border-bottom="none"/>
    </style:style>
    <style:style style:name="Tabela3.o103" style:family="table-cell">
      <style:table-cell-properties style:vertical-align="" fo:padding="0cm" fo:border-left="0.05pt solid #000000" fo:border-right="none" fo:border-top="none" fo:border-bottom="none"/>
    </style:style>
    <style:style style:name="Tabela3.A104" style:family="table-cell">
      <style:table-cell-properties style:vertical-align="middle" fo:padding="0.097cm" fo:border="none"/>
    </style:style>
    <style:style style:name="Tabela3.A105" style:family="table-cell">
      <style:table-cell-properties style:vertical-align="middle" fo:padding="0.049cm" fo:border-left="none" fo:border-right="0.05pt solid #000000" fo:border-top="none" fo:border-bottom="0.05pt solid #000000"/>
    </style:style>
    <style:style style:name="Tabela3.A106" style:family="table-cell">
      <style:table-cell-properties style:vertical-align="middle" fo:padding="0.049cm" fo:border-left="none" fo:border-right="0.05pt solid #000000" fo:border-top="none" fo:border-bottom="0.05pt solid #000000"/>
    </style:style>
    <style:style style:name="Tabela3.107" style:family="table-row">
      <style:table-row-properties style:min-row-height="0.011cm" fo:background-color="transparent" fo:keep-together="auto">
        <style:background-image/>
      </style:table-row-properties>
    </style:style>
    <style:style style:name="Tabela3.A107" style:family="table-cell">
      <style:table-cell-properties style:vertical-align="" fo:background-color="#eeeeee" fo:padding="0.049cm" fo:border="none" style:writing-mode="page">
        <style:background-image/>
      </style:table-cell-properties>
    </style:style>
    <style:style style:name="Tabela3.B107" style:family="table-cell">
      <style:table-cell-properties style:vertical-align="" fo:background-color="#eeeeee" fo:padding="0.049cm" fo:border-left="0.05pt solid #000000" fo:border-right="none" fo:border-top="none" fo:border-bottom="none" style:writing-mode="page">
        <style:background-image/>
      </style:table-cell-properties>
    </style:style>
    <style:style style:name="Tabela3.108" style:family="table-row">
      <style:table-row-properties fo:background-color="transparent" fo:keep-together="auto">
        <style:background-image/>
      </style:table-row-properties>
    </style:style>
    <style:style style:name="Tabela3.A108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ela3.109" style:family="table-row">
      <style:table-row-properties fo:background-color="transparent" fo:keep-together="auto">
        <style:background-image/>
      </style:table-row-properties>
    </style:style>
    <style:style style:name="Tabela3.A109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ela3.B109" style:family="table-cell">
      <style:table-cell-properties style:vertical-align="" fo:background-color="#eeeeee" fo:padding-left="0.049cm" fo:padding-right="0.049cm" fo:padding-top="0.049cm" fo:padding-bottom="0.019cm" fo:border-left="0.05pt solid #000000" fo:border-right="none" fo:border-top="none" fo:border-bottom="none" style:writing-mode="page">
        <style:background-image/>
      </style:table-cell-properties>
    </style:style>
    <style:style style:name="Tabela3.L109" style:family="table-cell">
      <style:table-cell-properties style:vertical-align="" fo:background-color="#eeeeee" fo:padding="0cm" fo:border-left="0.05pt solid #000000" fo:border-right="none" fo:border-top="none" fo:border-bottom="none" style:writing-mode="page">
        <style:background-image/>
      </style:table-cell-properties>
    </style:style>
    <style:style style:name="Tabela3.110" style:family="table-row">
      <style:table-row-properties fo:background-color="transparent" fo:keep-together="auto">
        <style:background-image/>
      </style:table-row-properties>
    </style:style>
    <style:style style:name="Tabela3.A111" style:family="table-cell">
      <style:table-cell-properties style:vertical-align="middle" fo:padding="0.049cm" fo:border-left="none" fo:border-right="0.05pt solid #000000" fo:border-top="none" fo:border-bottom="0.05pt solid #000000"/>
    </style:style>
    <style:style style:name="Tabela3.A112" style:family="table-cell">
      <style:table-cell-properties style:vertical-align="middle" fo:padding="0.097cm" fo:border="none"/>
    </style:style>
    <style:style style:name="Tabela1" style:family="table">
      <style:table-properties style:width="19.39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.A" style:family="table-column">
      <style:table-column-properties style:column-width="4.849cm" style:rel-column-width="16383*"/>
    </style:style>
    <style:style style:name="Tabela1.D" style:family="table-column">
      <style:table-column-properties style:column-width="4.851cm" style:rel-column-width="16386*"/>
    </style:style>
    <style:style style:name="Tabela1.1" style:family="table-row">
      <style:table-row-properties fo:background-color="transparent" fo:keep-together="auto">
        <style:background-image/>
      </style:table-row-properties>
    </style:style>
    <style:style style:name="Tabela1.A1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ela1.A3" style:family="table-cell">
      <style:table-cell-properties style:vertical-align="" fo:background-color="transparent" fo:padding-left="0.101cm" fo:padding-right="0.101cm" fo:padding-top="0.101cm" fo:padding-bottom="0.097cm" fo:border-left="none" fo:border-right="none" fo:border-top="0.05pt solid #000000" fo:border-bottom="none" style:writing-mode="page">
        <style:background-image/>
      </style:table-cell-properties>
    </style:style>
    <style:style style:name="Tabela1.B3" style:family="table-cell">
      <style:table-cell-properties style:vertical-align="" fo:background-color="transparent" fo:padding-left="0.101cm" fo:padding-right="0.101cm" fo:padding-top="0.101cm" fo:padding-bottom="0.097cm" fo:border-left="0.05pt solid #000000" fo:border-right="none" fo:border-top="0.05pt solid #000000" fo:border-bottom="none" style:writing-mode="page">
        <style:background-image/>
      </style:table-cell-properties>
    </style:style>
    <style:style style:name="Tabela1.A4" style:family="table-cell">
      <style:table-cell-properties style:vertical-align="" fo:background-color="transparent" fo:padding-left="0.101cm" fo:padding-right="0.101cm" fo:padding-top="0.101cm" fo:padding-bottom="0.097cm" fo:border="none" style:writing-mode="page">
        <style:background-image/>
      </style:table-cell-properties>
    </style:style>
    <style:style style:name="Tabela1.5" style:family="table-row">
      <style:table-row-properties style:row-height="0.45cm" fo:background-color="transparent" fo:keep-together="auto">
        <style:background-image/>
      </style:table-row-properties>
    </style:style>
    <style:style style:name="Tabela1.6" style:family="table-row">
      <style:table-row-properties style:row-height="4.001cm"/>
    </style:style>
    <style:style style:name="Tabela1.A6" style:family="table-cell">
      <style:table-cell-properties fo:padding="0.097cm" fo:border-left="none" fo:border-right="0.05pt solid #000000" fo:border-top="0.05pt solid #000000" fo:border-bottom="0.05pt solid #000000"/>
    </style:style>
    <style:style style:name="Tabela1.C6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7" style:family="table-row">
      <style:table-row-properties style:min-row-height="0.199cm"/>
    </style:style>
    <style:style style:name="Tabela1.A7" style:family="table-cell">
      <style:table-cell-properties style:vertical-align="" fo:padding="0.049cm" fo:border-left="none" fo:border-right="none" fo:border-top="0.05pt solid #000000" fo:border-bottom="none"/>
    </style:style>
    <style:style style:name="P1" style:family="paragraph" style:parent-style-name="Table_20_Contents">
      <style:text-properties fo:font-variant="normal" fo:text-transform="none" style:font-name="DejaVu Sans1" fo:font-size="7pt" fo:text-shadow="none" fo:font-weight="bold" officeooo:paragraph-rsid="009d1037" style:font-size-asian="10.5pt" style:font-relief="none"/>
    </style:style>
    <style:style style:name="P2" style:family="paragraph" style:parent-style-name="Table_20_Contents">
      <style:text-properties fo:font-variant="normal" fo:text-transform="none" style:font-name="DejaVu Sans1" fo:font-size="7pt" fo:text-shadow="none" fo:font-weight="bold" officeooo:paragraph-rsid="00a0e19b" style:font-size-asian="10.5pt" style:font-relief="none"/>
    </style:style>
    <style:style style:name="P3" style:family="paragraph" style:parent-style-name="Table_20_Contents">
      <style:text-properties fo:font-variant="normal" fo:text-transform="none" style:font-name="DejaVu Sans1" fo:font-size="7pt" fo:text-shadow="none" fo:font-weight="bold" officeooo:paragraph-rsid="00ac32b6" style:font-size-asian="10.5pt" style:font-relief="none"/>
    </style:style>
    <style:style style:name="P4" style:family="paragraph" style:parent-style-name="Table_20_Contents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officeooo:paragraph-rsid="008a19b9" style:font-size-asian="10.5pt" style:language-asian="zxx" style:country-asian="none" style:language-complex="zxx" style:country-complex="none" style:font-relief="none"/>
    </style:style>
    <style:style style:name="P5" style:family="paragraph" style:parent-style-name="Table_20_Contents">
      <style:text-properties officeooo:paragraph-rsid="0087e73e"/>
    </style:style>
    <style:style style:name="P6" style:family="paragraph" style:parent-style-name="Table_20_Contents">
      <style:text-properties officeooo:rsid="0030e65d" officeooo:paragraph-rsid="008a19b9"/>
    </style:style>
    <style:style style:name="P7" style:family="paragraph" style:parent-style-name="Table_20_Contents">
      <style:paragraph-properties fo:text-align="center" style:justify-single-word="false"/>
      <style:text-properties fo:font-size="10pt" officeooo:paragraph-rsid="008a19b9"/>
    </style:style>
    <style:style style:name="P8" style:family="paragraph" style:parent-style-name="Table_20_Contents">
      <style:text-properties officeooo:paragraph-rsid="008a19b9"/>
    </style:style>
    <style:style style:name="P9" style:family="paragraph" style:parent-style-name="Table_20_Contents">
      <style:text-properties officeooo:paragraph-rsid="00935b8a"/>
    </style:style>
    <style:style style:name="P10" style:family="paragraph" style:parent-style-name="Table_20_Contents">
      <style:text-properties officeooo:paragraph-rsid="009a485b"/>
    </style:style>
    <style:style style:name="P11" style:family="paragraph" style:parent-style-name="Table_20_Contents">
      <style:text-properties officeooo:paragraph-rsid="009d1037"/>
    </style:style>
    <style:style style:name="P12" style:family="paragraph" style:parent-style-name="Table_20_Contents">
      <style:text-properties officeooo:paragraph-rsid="00a0e19b"/>
    </style:style>
    <style:style style:name="P13" style:family="paragraph" style:parent-style-name="Table_20_Contents">
      <style:text-properties officeooo:paragraph-rsid="00a4854c"/>
    </style:style>
    <style:style style:name="P14" style:family="paragraph" style:parent-style-name="Table_20_Contents">
      <style:text-properties officeooo:paragraph-rsid="00ac32b6"/>
    </style:style>
    <style:style style:name="P15" style:family="paragraph" style:parent-style-name="Descritivo_20_campo">
      <style:text-properties officeooo:paragraph-rsid="0087e73e"/>
    </style:style>
    <style:style style:name="P16" style:family="paragraph" style:parent-style-name="Descritivo_20_campo">
      <style:text-properties fo:font-size="2pt" officeooo:paragraph-rsid="008a19b9" style:font-size-asian="1.75pt" style:font-size-complex="2pt"/>
    </style:style>
    <style:style style:name="P17" style:family="paragraph" style:parent-style-name="Descritivo_20_campo">
      <style:text-properties officeooo:paragraph-rsid="008a19b9"/>
    </style:style>
    <style:style style:name="P18" style:family="paragraph" style:parent-style-name="Descritivo_20_campo">
      <style:text-properties officeooo:paragraph-rsid="00935b8a"/>
    </style:style>
    <style:style style:name="P19" style:family="paragraph" style:parent-style-name="Descritivo_20_campo">
      <style:paragraph-properties fo:text-align="start" style:justify-single-word="false"/>
      <style:text-properties officeooo:paragraph-rsid="009a485b"/>
    </style:style>
    <style:style style:name="P20" style:family="paragraph" style:parent-style-name="Descritivo_20_campo">
      <style:text-properties officeooo:paragraph-rsid="009a485b"/>
    </style:style>
    <style:style style:name="P21" style:family="paragraph" style:parent-style-name="Descritivo_20_campo">
      <style:text-properties fo:font-weight="normal" officeooo:paragraph-rsid="009bef9b" style:font-weight-asian="normal" style:font-weight-complex="normal"/>
    </style:style>
    <style:style style:name="P22" style:family="paragraph" style:parent-style-name="Descritivo_20_campo">
      <style:text-properties officeooo:paragraph-rsid="009bef9b"/>
    </style:style>
    <style:style style:name="P23" style:family="paragraph" style:parent-style-name="Descritivo_20_campo">
      <style:text-properties officeooo:paragraph-rsid="009d1037"/>
    </style:style>
    <style:style style:name="P24" style:family="paragraph" style:parent-style-name="Descritivo_20_campo">
      <style:text-properties officeooo:paragraph-rsid="00a0e19b"/>
    </style:style>
    <style:style style:name="P25" style:family="paragraph" style:parent-style-name="Descritivo_20_campo">
      <style:paragraph-properties fo:text-align="center" style:justify-single-word="false"/>
      <style:text-properties officeooo:paragraph-rsid="00a4854c"/>
    </style:style>
    <style:style style:name="P26" style:family="paragraph" style:parent-style-name="Descritivo_20_campo">
      <style:paragraph-properties fo:text-align="center" style:justify-single-word="false"/>
      <style:text-properties fo:font-size="4pt" officeooo:rsid="007dbf59" officeooo:paragraph-rsid="00a4854c" style:font-size-asian="4pt" style:font-size-complex="4pt"/>
    </style:style>
    <style:style style:name="P27" style:family="paragraph" style:parent-style-name="Descritivo_20_campo">
      <style:paragraph-properties fo:text-align="center" style:justify-single-word="false"/>
      <style:text-properties style:font-name="DejaVu Sans" fo:text-shadow="none" officeooo:paragraph-rsid="00a4854c" style:font-size-asian="10.5pt" style:font-relief="none"/>
    </style:style>
    <style:style style:name="P28" style:family="paragraph" style:parent-style-name="Descritivo_20_campo">
      <style:paragraph-properties fo:text-align="center" style:justify-single-word="false"/>
      <style:text-properties style:font-name="DejaVu Sans2" officeooo:paragraph-rsid="00a4854c"/>
    </style:style>
    <style:style style:name="P29" style:family="paragraph" style:parent-style-name="Descritivo_20_campo">
      <style:text-properties officeooo:paragraph-rsid="00ac32b6"/>
    </style:style>
    <style:style style:name="P30" style:family="paragraph" style:parent-style-name="Dado_20_campo">
      <style:paragraph-properties fo:text-align="end" style:justify-single-word="false"/>
      <style:text-properties officeooo:paragraph-rsid="00935b8a"/>
    </style:style>
    <style:style style:name="P31" style:family="paragraph" style:parent-style-name="Dado_20_campo">
      <style:paragraph-properties fo:text-align="end" style:justify-single-word="false"/>
      <style:text-properties officeooo:paragraph-rsid="009bef9b"/>
    </style:style>
    <style:style style:name="P32" style:family="paragraph" style:parent-style-name="Dado_20_campo">
      <style:paragraph-properties fo:text-align="end" style:justify-single-word="false"/>
      <style:text-properties officeooo:paragraph-rsid="009d1037"/>
    </style:style>
    <style:style style:name="P33" style:family="paragraph" style:parent-style-name="Dado_20_campo">
      <style:paragraph-properties fo:text-align="end" style:justify-single-word="false"/>
      <style:text-properties officeooo:paragraph-rsid="00a0e19b"/>
    </style:style>
    <style:style style:name="P34" style:family="paragraph" style:parent-style-name="Dado_20_campo">
      <style:paragraph-properties fo:text-align="end" style:justify-single-word="false"/>
      <style:text-properties officeooo:paragraph-rsid="00ac32b6"/>
    </style:style>
    <style:style style:name="P35" style:family="paragraph" style:parent-style-name="Dado_20_campo">
      <style:text-properties officeooo:paragraph-rsid="0087e73e"/>
    </style:style>
    <style:style style:name="P36" style:family="paragraph" style:parent-style-name="Dado_20_campo">
      <style:text-properties officeooo:paragraph-rsid="008a19b9"/>
    </style:style>
    <style:style style:name="P37" style:family="paragraph" style:parent-style-name="Dado_20_campo">
      <style:paragraph-properties fo:text-align="center" style:justify-single-word="false"/>
      <style:text-properties fo:font-weight="bold" officeooo:paragraph-rsid="00935b8a" style:font-weight-asian="bold" style:font-weight-complex="bold"/>
    </style:style>
    <style:style style:name="P38" style:family="paragraph" style:parent-style-name="Dado_20_campo">
      <style:text-properties fo:font-weight="bold" officeooo:paragraph-rsid="00935b8a" style:font-weight-asian="bold" style:font-weight-complex="bold"/>
    </style:style>
    <style:style style:name="P39" style:family="paragraph" style:parent-style-name="Dado_20_campo">
      <style:paragraph-properties fo:text-align="end" style:justify-single-word="false"/>
      <style:text-properties fo:font-weight="bold" officeooo:paragraph-rsid="009bef9b" style:font-weight-asian="bold" style:font-weight-complex="bold"/>
    </style:style>
    <style:style style:name="P40" style:family="paragraph" style:parent-style-name="Dado_20_campo">
      <style:text-properties fo:font-weight="bold" officeooo:paragraph-rsid="009d1037" style:font-weight-asian="bold" style:font-weight-complex="bold"/>
    </style:style>
    <style:style style:name="P41" style:family="paragraph" style:parent-style-name="Dado_20_campo">
      <style:text-properties fo:font-weight="bold" officeooo:paragraph-rsid="00a0e19b" style:font-weight-asian="bold" style:font-weight-complex="bold"/>
    </style:style>
    <style:style style:name="P42" style:family="paragraph" style:parent-style-name="Dado_20_campo">
      <style:text-properties officeooo:paragraph-rsid="00935b8a"/>
    </style:style>
    <style:style style:name="P43" style:family="paragraph" style:parent-style-name="Dado_20_campo">
      <style:text-properties officeooo:paragraph-rsid="0095f306"/>
    </style:style>
    <style:style style:name="P44" style:family="paragraph" style:parent-style-name="Dado_20_campo">
      <style:paragraph-properties fo:text-align="center" style:justify-single-word="false"/>
      <style:text-properties officeooo:paragraph-rsid="009a485b"/>
    </style:style>
    <style:style style:name="P45" style:family="paragraph" style:parent-style-name="Dado_20_campo">
      <style:paragraph-properties fo:text-align="start" style:justify-single-word="false"/>
      <style:text-properties officeooo:paragraph-rsid="009a485b"/>
    </style:style>
    <style:style style:name="P46" style:family="paragraph" style:parent-style-name="Dado_20_campo">
      <style:text-properties officeooo:paragraph-rsid="009a485b"/>
    </style:style>
    <style:style style:name="P47" style:family="paragraph" style:parent-style-name="Dado_20_campo">
      <style:text-properties officeooo:paragraph-rsid="009d1037"/>
    </style:style>
    <style:style style:name="P48" style:family="paragraph" style:parent-style-name="Dado_20_campo">
      <style:text-properties officeooo:paragraph-rsid="00a0e19b"/>
    </style:style>
    <style:style style:name="P49" style:family="paragraph" style:parent-style-name="Dado_20_campo">
      <style:text-properties officeooo:paragraph-rsid="00ac32b6"/>
    </style:style>
    <style:style style:name="P50" style:family="paragraph" style:parent-style-name="Descritivo_20_bloco">
      <style:text-properties officeooo:paragraph-rsid="00935b8a"/>
    </style:style>
    <style:style style:name="P51" style:family="paragraph" style:parent-style-name="Descritivo_20_bloco">
      <style:text-properties officeooo:paragraph-rsid="009a485b"/>
    </style:style>
    <style:style style:name="P52" style:family="paragraph" style:parent-style-name="Descritivo_20_bloco">
      <style:text-properties officeooo:paragraph-rsid="009bef9b"/>
    </style:style>
    <style:style style:name="P53" style:family="paragraph" style:parent-style-name="Descritivo_20_bloco">
      <style:text-properties officeooo:paragraph-rsid="00a4854c"/>
    </style:style>
    <style:style style:name="P54" style:family="paragraph" style:parent-style-name="Descritivo_20_bloco">
      <style:text-properties officeooo:paragraph-rsid="00ac32b6"/>
    </style:style>
    <style:style style:name="P55" style:family="paragraph" style:parent-style-name="Dado_20_produto">
      <style:text-properties fo:font-variant="normal" fo:text-transform="none" style:font-name="DejaVu Sans" fo:font-size="5pt" fo:text-shadow="none" officeooo:paragraph-rsid="00a4854c" fo:background-color="transparent" style:font-size-asian="10.5pt" style:font-relief="none"/>
    </style:style>
    <style:style style:name="P56" style:family="paragraph" style:parent-style-name="Dado_20_produto">
      <style:text-properties style:font-name="DejaVu Sans" fo:text-shadow="none" officeooo:paragraph-rsid="00a4854c" style:font-size-asian="10.5pt" style:font-relief="none"/>
    </style:style>
    <style:style style:name="P57" style:family="paragraph" style:parent-style-name="Dado_20_produto">
      <style:text-properties style:font-name="DejaVu Sans2" officeooo:paragraph-rsid="00a4854c"/>
    </style:style>
    <style:style style:name="P58" style:family="paragraph" style:parent-style-name="Dado_20_produto">
      <style:text-properties officeooo:paragraph-rsid="00ac32b6"/>
    </style:style>
    <style:style style:name="P59" style:family="paragraph" style:parent-style-name="Standard">
      <style:text-properties officeooo:paragraph-rsid="00907665"/>
    </style:style>
    <style:style style:name="P60" style:family="paragraph" style:parent-style-name="Standard">
      <style:text-properties style:font-name="DejaVu Sans" fo:text-shadow="none" officeooo:paragraph-rsid="00a4854c" style:font-size-asian="10.5pt" style:font-relief="none"/>
    </style:style>
    <style:style style:name="P61" style:family="paragraph" style:parent-style-name="Standard">
      <style:text-properties officeooo:paragraph-rsid="00a4854c"/>
    </style:style>
    <style:style style:name="P62" style:family="paragraph" style:parent-style-name="Standard">
      <style:text-properties style:font-name="DejaVu Sans2" officeooo:paragraph-rsid="00a4854c"/>
    </style:style>
    <style:style style:name="P63" style:family="paragraph" style:parent-style-name="Standard">
      <style:text-properties officeooo:paragraph-rsid="00ac32b6"/>
    </style:style>
    <style:style style:name="P64" style:family="paragraph" style:parent-style-name="Descritivo_20_número">
      <style:text-properties officeooo:paragraph-rsid="0087e73e"/>
    </style:style>
    <style:style style:name="P65" style:family="paragraph" style:parent-style-name="Descritivo_20_número">
      <style:text-properties officeooo:paragraph-rsid="008a19b9"/>
    </style:style>
    <style:style style:name="P66" style:family="paragraph" style:parent-style-name="Descritivo_20_DANFE_20_entrada_2f_saída">
      <style:text-properties officeooo:paragraph-rsid="008a19b9"/>
    </style:style>
    <style:style style:name="P67" style:family="paragraph" style:parent-style-name="Descritivo_20_DANFE_20_entrada_2f_saída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68" style:family="paragraph" style:parent-style-name="Descritivo_20_DANFE_20_entrada_2f_saída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69" style:family="paragraph" style:parent-style-name="Descritivo_20_DANFE_20_entrada_2f_saída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70" style:family="paragraph" style:parent-style-name="Dado_20_produto_20_centralizad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71" style:family="paragraph" style:parent-style-name="Dado_20_produto_20_centralizad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72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4pt" officeooo:paragraph-rsid="008a19b9" style:font-size-asian="3.5pt" style:font-size-complex="4pt"/>
    </style:style>
    <style:style style:name="P73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4pt" officeooo:paragraph-rsid="00907665" style:font-size-asian="3.5pt" style:font-size-complex="4pt"/>
    </style:style>
    <style:style style:name="P74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4pt" officeooo:paragraph-rsid="00931a4e" style:font-size-asian="3.5pt" style:font-size-complex="4pt"/>
    </style:style>
    <style:style style:name="P75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76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77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78" style:family="paragraph" style:parent-style-name="Dado_20_chav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79" style:family="paragraph" style:parent-style-name="Dado_20_chav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80" style:family="paragraph" style:parent-style-name="Dado_20_chav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81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8pt" officeooo:paragraph-rsid="008a19b9" style:font-size-asian="8pt" style:font-size-complex="8pt"/>
    </style:style>
    <style:style style:name="P82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8pt" officeooo:paragraph-rsid="00931a4e" style:font-size-asian="8pt" style:font-size-complex="8pt"/>
    </style:style>
    <style:style style:name="P83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84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color="#ce181e" fo:font-size="7pt" fo:font-weight="bold" officeooo:paragraph-rsid="00907665" style:font-size-asian="7pt" style:font-weight-asian="bold" style:font-size-complex="7pt" style:font-weight-complex="bold"/>
    </style:style>
    <style:style style:name="P85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color="#ce181e" fo:font-size="7pt" fo:font-weight="bold" officeooo:paragraph-rsid="00931a4e" style:font-size-asian="7pt" style:font-weight-asian="bold" style:font-size-complex="7pt" style:font-weight-complex="bold"/>
    </style:style>
    <style:style style:name="P86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color="#ce181e" fo:font-size="12pt" fo:font-weight="bold" officeooo:paragraph-rsid="00931a4e" style:font-size-asian="12pt" style:font-weight-asian="bold" style:font-size-complex="12pt" style:font-weight-complex="bold"/>
    </style:style>
    <style:style style:name="P87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ce181e" style:font-name="DejaVu Sans" fo:font-size="12pt" fo:language="zxx" fo:country="none" fo:text-shadow="none" style:text-underline-style="none" fo:font-weight="bold" officeooo:paragraph-rsid="00907665" style:font-size-asian="12pt" style:language-asian="zxx" style:country-asian="none" style:font-weight-asian="bold" style:font-size-complex="12pt" style:language-complex="zxx" style:country-complex="none" style:font-weight-complex="bold" style:font-relief="none"/>
    </style:style>
    <style:style style:name="P88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00" style:font-name="Liberation Serif" fo:font-size="8pt" fo:language="zxx" fo:country="none" fo:text-shadow="none" style:text-underline-style="none" officeooo:paragraph-rsid="00907665" style:font-size-asian="8pt" style:language-asian="zxx" style:country-asian="none" style:font-size-complex="8pt" style:language-complex="zxx" style:country-complex="none" style:font-relief="none"/>
    </style:style>
    <style:style style:name="P89" style:family="paragraph" style:parent-style-name="Emitente_20_nom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90" style:family="paragraph" style:parent-style-name="Emitente_20_nome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10pt" officeooo:paragraph-rsid="00907665" style:font-size-asian="10pt" style:font-size-complex="10pt"/>
    </style:style>
    <style:style style:name="P91" style:family="paragraph" style:parent-style-name="Emitente_20_nome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weight="normal" officeooo:paragraph-rsid="00931a4e" style:font-weight-asian="normal" style:font-weight-complex="normal"/>
    </style:style>
    <style:style style:name="P92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10pt" officeooo:paragraph-rsid="008a19b9"/>
    </style:style>
    <style:style style:name="P93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style:writing-mode="page"/>
      <style:text-properties fo:font-size="10pt" officeooo:paragraph-rsid="00907665"/>
    </style:style>
    <style:style style:name="P94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style:writing-mode="page"/>
      <style:text-properties fo:font-size="10pt" officeooo:paragraph-rsid="00931a4e"/>
    </style:style>
    <style:style style:name="P95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officeooo:paragraph-rsid="008a19b9" style:font-size-asian="10.5pt" style:language-asian="zxx" style:country-asian="none" style:language-complex="zxx" style:country-complex="none" style:font-relief="none"/>
    </style:style>
    <style:style style:name="P96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officeooo:paragraph-rsid="00907665" style:font-size-asian="10.5pt" style:language-asian="zxx" style:country-asian="none" style:language-complex="zxx" style:country-complex="none" style:font-relief="none"/>
    </style:style>
    <style:style style:name="P97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style:writing-mode="page"/>
      <style:text-properties fo:font-variant="normal" fo:text-transform="none" fo:color="#000000" style:font-name="DejaVu Sans" fo:font-size="5pt" fo:language="zxx" fo:country="none" fo:text-shadow="none" style:text-underline-style="none" officeooo:paragraph-rsid="00907665" style:font-size-asian="5pt" style:language-asian="zxx" style:country-asian="none" style:font-size-complex="5pt" style:language-complex="zxx" style:country-complex="none" style:font-relief="none"/>
    </style:style>
    <style:style style:name="P98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99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100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101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2pt" officeooo:paragraph-rsid="008a19b9" style:font-size-asian="1.75pt" style:font-size-complex="2pt"/>
    </style:style>
    <style:style style:name="P102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2pt" officeooo:paragraph-rsid="00907665" style:font-size-asian="1.75pt" style:font-size-complex="2pt"/>
    </style:style>
    <style:style style:name="P103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2pt" officeooo:paragraph-rsid="00931a4e" style:font-size-asian="1.75pt" style:font-size-complex="2pt"/>
    </style:style>
    <style:style style:name="P104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105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106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107" style:family="paragraph" style:parent-style-name="Descritivo_20_DANF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108" style:family="paragraph" style:parent-style-name="Descritivo_20_DANF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109" style:family="paragraph" style:parent-style-name="Descritivo_20_DANF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110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weight="normal" officeooo:paragraph-rsid="008a19b9" style:font-weight-asian="normal" style:font-weight-complex="normal"/>
    </style:style>
    <style:style style:name="P111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weight="normal" officeooo:paragraph-rsid="00907665" style:font-weight-asian="normal" style:font-weight-complex="normal"/>
    </style:style>
    <style:style style:name="P112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weight="normal" officeooo:paragraph-rsid="00931a4e" style:font-weight-asian="normal" style:font-weight-complex="normal"/>
    </style:style>
    <style:style style:name="P113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114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00" style:font-name="DejaVu Sans" fo:font-size="8pt" fo:language="zxx" fo:country="none" fo:text-shadow="none" style:text-underline-style="none" officeooo:paragraph-rsid="00907665" style:font-size-asian="8pt" style:language-asian="zxx" style:country-asian="none" style:font-size-complex="8pt" style:language-complex="zxx" style:country-complex="none" style:font-relief="none"/>
    </style:style>
    <style:style style:name="P115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116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117" style:family="paragraph" style:parent-style-name="Descritivo_20_númer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118" style:family="paragraph" style:parent-style-name="Descritivo_20_númer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119" style:family="paragraph" style:parent-style-name="Descritivo_20_númer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120" style:family="paragraph" style:parent-style-name="Emitente_20_dado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weight="normal" officeooo:paragraph-rsid="008a19b9" style:font-weight-asian="normal" style:font-weight-complex="normal"/>
    </style:style>
    <style:style style:name="P121" style:family="paragraph" style:parent-style-name="Emitente_20_dado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7pt" fo:font-weight="normal" officeooo:paragraph-rsid="00907665" style:font-size-asian="7pt" style:font-weight-asian="normal" style:font-size-complex="7pt" style:font-weight-complex="normal"/>
    </style:style>
    <style:style style:name="P122" style:family="paragraph" style:parent-style-name="Emitente_20_dado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00" style:font-name="Liberation Serif" fo:font-size="7pt" fo:language="zxx" fo:country="none" fo:text-shadow="none" style:text-underline-style="none" fo:font-weight="normal" officeooo:paragraph-rsid="00907665" style:font-size-asian="7pt" style:language-asian="zxx" style:country-asian="none" style:font-weight-asian="normal" style:font-size-complex="7pt" style:language-complex="zxx" style:country-complex="none" style:font-weight-complex="normal" style:font-relief="none"/>
    </style:style>
    <style:style style:name="P123" style:family="paragraph" style:parent-style-name="Dado_20_produto_20_centralizado">
      <style:text-properties officeooo:paragraph-rsid="008a19b9"/>
    </style:style>
    <style:style style:name="P124" style:family="paragraph" style:parent-style-name="Dado_20_produto_20_centralizado">
      <style:text-properties fo:font-variant="normal" fo:text-transform="none" style:font-name="DejaVu Sans" fo:font-size="5pt" fo:text-shadow="none" officeooo:paragraph-rsid="00a4854c" fo:background-color="transparent" style:font-size-asian="10.5pt" style:font-relief="none"/>
    </style:style>
    <style:style style:name="P125" style:family="paragraph" style:parent-style-name="Dado_20_produto_20_centralizado">
      <style:text-properties fo:font-variant="normal" fo:text-transform="none" style:font-name="DejaVu Sans" fo:font-size="5pt" fo:text-shadow="none" officeooo:rsid="004cea86" officeooo:paragraph-rsid="00a58699" fo:background-color="transparent" style:font-size-asian="10.5pt" style:font-relief="none"/>
    </style:style>
    <style:style style:name="P126" style:family="paragraph" style:parent-style-name="Dado_20_produto_20_centralizado">
      <style:text-properties style:font-name="DejaVu Sans2" officeooo:paragraph-rsid="00a4854c"/>
    </style:style>
    <style:style style:name="P127" style:family="paragraph" style:parent-style-name="Descritivo_20_DANFE_20_geral">
      <style:text-properties fo:font-size="4pt" officeooo:paragraph-rsid="008a19b9" style:font-size-asian="3.5pt" style:font-size-complex="4pt"/>
    </style:style>
    <style:style style:name="P128" style:family="paragraph" style:parent-style-name="Descritivo_20_DANFE_20_geral">
      <style:text-properties officeooo:paragraph-rsid="008a19b9"/>
    </style:style>
    <style:style style:name="P129" style:family="paragraph" style:parent-style-name="Dado_20_chave">
      <style:text-properties officeooo:paragraph-rsid="008a19b9"/>
    </style:style>
    <style:style style:name="P130" style:family="paragraph" style:parent-style-name="Dado_20_variável">
      <style:text-properties fo:color="#ce181e" fo:font-size="7pt" fo:font-weight="bold" officeooo:paragraph-rsid="008a19b9" style:font-size-asian="7pt" style:font-weight-asian="bold" style:font-size-complex="7pt" style:font-weight-complex="bold"/>
    </style:style>
    <style:style style:name="P131" style:family="paragraph" style:parent-style-name="Dado_20_variável">
      <style:text-properties fo:color="#ce181e" fo:font-size="12pt" fo:font-weight="bold" officeooo:paragraph-rsid="008a19b9" style:font-size-asian="12pt" style:font-weight-asian="bold" style:font-size-complex="12pt" style:font-weight-complex="bold"/>
    </style:style>
    <style:style style:name="P132" style:family="paragraph" style:parent-style-name="Dado_20_variável">
      <style:text-properties fo:font-size="8pt" officeooo:paragraph-rsid="008a19b9" style:font-size-asian="8pt" style:font-size-complex="8pt"/>
    </style:style>
    <style:style style:name="P133" style:family="paragraph" style:parent-style-name="Dado_20_variável">
      <style:text-properties officeooo:paragraph-rsid="008a19b9"/>
    </style:style>
    <style:style style:name="P134" style:family="paragraph" style:parent-style-name="Emitente_20_nome">
      <style:text-properties officeooo:paragraph-rsid="008a19b9"/>
    </style:style>
    <style:style style:name="P135" style:family="paragraph" style:parent-style-name="Frame_20_contents">
      <style:paragraph-properties fo:text-align="center" style:justify-single-word="false"/>
    </style:style>
    <style:style style:name="P136" style:family="paragraph" style:parent-style-name="Frame_20_contents">
      <style:paragraph-properties fo:text-align="start" style:justify-single-word="false"/>
    </style:style>
    <style:style style:name="P137" style:family="paragraph" style:parent-style-name="Descritivo_20_DANFE">
      <style:text-properties officeooo:paragraph-rsid="008a19b9"/>
    </style:style>
    <style:style style:name="P138" style:family="paragraph" style:parent-style-name="Emitente_20_dados">
      <style:text-properties fo:font-weight="normal" officeooo:paragraph-rsid="008a19b9" style:font-weight-asian="normal" style:font-weight-complex="normal"/>
    </style:style>
    <style:style style:name="P139" style:family="paragraph" style:parent-style-name="Dado_20_produto_20_numérico">
      <style:text-properties officeooo:paragraph-rsid="00a6ce89"/>
    </style:style>
    <style:style style:name="P140" style:family="paragraph" style:parent-style-name="Dado_20_produto_20_numérico">
      <style:text-properties fo:font-variant="normal" fo:text-transform="none" style:font-name="DejaVu Sans" fo:font-size="5pt" fo:text-shadow="none" officeooo:rsid="004e6ff2" officeooo:paragraph-rsid="00a6ce89" fo:background-color="transparent" style:font-size-asian="10.5pt" style:font-relief="none"/>
    </style:style>
    <style:style style:name="P141" style:family="paragraph" style:parent-style-name="Dado_20_produto_20_numérico">
      <style:text-properties fo:font-variant="normal" fo:text-transform="none" style:font-name="DejaVu Sans" fo:font-size="5pt" fo:text-shadow="none" officeooo:rsid="004e6ff2" officeooo:paragraph-rsid="00a8e0b3" fo:background-color="transparent" style:font-size-asian="10.5pt" style:font-relief="none"/>
    </style:style>
    <style:style style:name="P142" style:family="paragraph" style:parent-style-name="Dado_20_produto_20_numérico">
      <style:text-properties fo:font-variant="normal" fo:text-transform="none" style:font-name="DejaVu Sans" fo:font-size="5pt" fo:text-shadow="none" officeooo:rsid="004e6ff2" officeooo:paragraph-rsid="00acbdd3" fo:background-color="transparent" style:font-size-asian="10.5pt" style:font-relief="none"/>
    </style:style>
    <style:style style:name="P143" style:family="paragraph" style:parent-style-name="Dado_20_produto_20_numérico">
      <style:text-properties fo:font-variant="normal" fo:text-transform="none" style:font-name="DejaVu Sans" fo:font-size="5pt" fo:text-shadow="none" officeooo:rsid="004e6ff2" officeooo:paragraph-rsid="00ad19e4" fo:background-color="transparent" style:font-size-asian="10.5pt" style:font-relief="none"/>
    </style:style>
    <style:style style:name="P144" style:family="paragraph" style:parent-style-name="Dado_20_produto_20_numérico">
      <style:text-properties fo:font-variant="normal" fo:text-transform="none" style:font-name="DejaVu Sans" fo:font-size="5pt" fo:text-shadow="none" officeooo:paragraph-rsid="00acbdd3" fo:background-color="transparent" style:font-size-asian="10.5pt" style:font-relief="none"/>
    </style:style>
    <style:style style:name="P145" style:family="paragraph" style:parent-style-name="Dado_20_produto_20_numérico">
      <style:text-properties fo:font-variant="normal" fo:text-transform="none" style:font-name="DejaVu Sans" fo:font-size="5pt" fo:text-shadow="none" officeooo:paragraph-rsid="00ad19e4" fo:background-color="transparent" style:font-size-asian="10.5pt" style:font-relief="none"/>
    </style:style>
    <style:style style:name="P146" style:family="paragraph" style:parent-style-name="Dado_20_produto_20_numérico">
      <style:text-properties fo:font-variant="normal" fo:text-transform="none" style:font-name="DejaVu Sans" fo:font-size="5pt" fo:text-shadow="none" officeooo:paragraph-rsid="00ae2e05" fo:background-color="transparent" style:font-size-asian="10.5pt" style:font-relief="none"/>
    </style:style>
    <style:style style:name="P147" style:family="paragraph" style:parent-style-name="Dado_20_produto_20_numérico">
      <style:text-properties style:font-name="DejaVu Sans2" officeooo:paragraph-rsid="00a6ce89"/>
    </style:style>
    <style:style style:name="P148" style:family="paragraph" style:parent-style-name="Dado_20_produto_20_numérico">
      <style:text-properties style:font-name="DejaVu Sans2" officeooo:paragraph-rsid="00a4854c"/>
    </style:style>
    <style:style style:name="P149" style:family="paragraph" style:parent-style-name="Standard">
      <style:paragraph-properties fo:break-before="auto" fo:break-after="auto"/>
      <style:text-properties officeooo:paragraph-rsid="00ac32b6"/>
    </style:style>
    <style:style style:name="P150" style:family="paragraph" style:parent-style-name="Footer">
      <style:text-properties officeooo:paragraph-rsid="00ac32b6"/>
    </style:style>
    <style:style style:name="P151" style:family="paragraph">
      <loext:graphic-properties draw:fill-color="#000000"/>
      <style:paragraph-properties fo:text-align="center"/>
    </style:style>
    <style:style style:name="T1" style:family="text">
      <style:text-properties style:use-window-font-color="true" style:text-underline-style="none"/>
    </style:style>
    <style:style style:name="T2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style:font-size-asian="10.5pt" style:language-asian="zxx" style:country-asian="none" style:language-complex="zxx" style:country-complex="none" style:font-relief="none"/>
    </style:style>
    <style:style style:name="T5" style:family="text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officeooo:rsid="003d014f" style:font-size-asian="10.5pt" style:language-asian="zxx" style:country-asian="none" style:language-complex="zxx" style:country-complex="none" style:font-relief="none"/>
    </style:style>
    <style:style style:name="T6" style:family="text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officeooo:rsid="00907665" style:font-size-asian="10.5pt" style:language-asian="zxx" style:country-asian="none" style:language-complex="zxx" style:country-complex="none" style:font-relief="none"/>
    </style:style>
    <style:style style:name="T7" style:family="text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fo:font-weight="normal" officeooo:rsid="0094b45e" style:font-size-asian="10.5pt" style:language-asian="zxx" style:country-asian="none" style:font-weight-asian="normal" style:language-complex="zxx" style:country-complex="none" style:font-weight-complex="normal" style:font-relief="none"/>
    </style:style>
    <style:style style:name="T8" style:family="text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fo:font-weight="normal" officeooo:rsid="0096db88" style:font-size-asian="10.5pt" style:language-asian="zxx" style:country-asian="none" style:font-weight-asian="normal" style:language-complex="zxx" style:country-complex="none" style:font-weight-complex="normal" style:font-relief="none"/>
    </style:style>
    <style:style style:name="T9" style:family="text">
      <style:text-properties fo:font-variant="normal" fo:text-transform="none" fo:color="#000080" style:font-name="Liberation Serif" fo:font-size="11pt" fo:language="zxx" fo:country="none" fo:text-shadow="none" style:text-underline-style="solid" style:text-underline-width="auto" style:text-underline-color="font-color" officeooo:rsid="0046fff0" style:font-size-asian="10.5pt" style:language-asian="zxx" style:country-asian="none" style:language-complex="zxx" style:country-complex="none" style:font-relief="none"/>
    </style:style>
    <style:style style:name="T10" style:family="text">
      <style:text-properties fo:font-variant="normal" fo:text-transform="none" fo:color="#000080" style:font-name="Liberation Serif" fo:font-size="11pt" fo:language="zxx" fo:country="none" fo:text-shadow="none" style:text-underline-style="solid" style:text-underline-width="auto" style:text-underline-color="font-color" officeooo:rsid="00ab918c" style:font-size-asian="10.5pt" style:language-asian="zxx" style:country-asian="none" style:language-complex="zxx" style:country-complex="none" style:font-relief="none"/>
    </style:style>
    <style:style style:name="T11" style:family="text">
      <style:text-properties fo:font-variant="normal" fo:text-transform="none" style:font-name="Liberation Serif" fo:font-size="12pt" fo:text-shadow="none" fo:font-weight="normal" officeooo:rsid="00a237ed" style:font-size-asian="12pt" style:font-weight-asian="normal" style:font-size-complex="12pt" style:font-weight-complex="normal" style:font-relief="none"/>
    </style:style>
    <style:style style:name="T12" style:family="text">
      <style:text-properties fo:font-variant="normal" fo:text-transform="none" style:font-name="DejaVu Sans" fo:font-size="5pt" fo:text-shadow="none" fo:background-color="transparent" loext:char-shading-value="0" style:font-size-asian="10.5pt" style:font-relief="none"/>
    </style:style>
    <style:style style:name="T13" style:family="text">
      <style:text-properties fo:color="#ce181e" fo:font-weight="bold" style:font-weight-asian="bold" style:font-weight-complex="bold"/>
    </style:style>
    <style:style style:name="T14" style:family="text">
      <style:text-properties officeooo:rsid="008a19b9"/>
    </style:style>
    <style:style style:name="T15" style:family="text">
      <style:text-properties officeooo:rsid="008d0e8e"/>
    </style:style>
    <style:style style:name="T16" style:family="text">
      <style:text-properties officeooo:rsid="00922103"/>
    </style:style>
    <style:style style:name="T17" style:family="text">
      <style:text-properties officeooo:rsid="0095f306"/>
    </style:style>
    <style:style style:name="T18" style:family="text">
      <style:text-properties officeooo:rsid="009a485b"/>
    </style:style>
    <style:style style:name="T19" style:family="text">
      <style:text-properties officeooo:rsid="009d1037"/>
    </style:style>
    <style:style style:name="T20" style:family="text">
      <style:text-properties officeooo:rsid="00511f41"/>
    </style:style>
    <style:style style:name="T21" style:family="text">
      <style:text-properties style:font-name="DejaVu Sans" fo:text-shadow="none" style:font-size-asian="10.5pt" style:font-relief="none"/>
    </style:style>
    <style:style style:name="T22" style:family="text">
      <style:text-properties style:font-name="DejaVu Sans" fo:text-shadow="none" officeooo:rsid="00511f41" style:font-size-asian="10.5pt" style:font-relief="none"/>
    </style:style>
    <style:style style:name="T23" style:family="text">
      <style:text-properties officeooo:rsid="00a4854c"/>
    </style:style>
    <style:style style:name="T24" style:family="text">
      <style:text-properties style:font-name="DejaVu Sans2"/>
    </style:style>
    <style:style style:name="T25" style:family="text">
      <style:text-properties officeooo:rsid="00aa5443"/>
    </style:style>
    <style:style style:name="T26" style:family="text">
      <style:text-properties officeooo:rsid="00ab918c"/>
    </style:style>
    <style:style style:name="T27" style:family="text">
      <style:text-properties officeooo:rsid="00b351de"/>
    </style:style>
    <style:style style:name="T28" style:family="text">
      <style:text-properties officeooo:rsid="00b44287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-left="0.15cm" fo:padding-right="0.15cm" fo:padding-top="0.199cm" fo:padding-bottom="0.15cm" fo:border="0.06pt solid #000000" style:shadow="none" draw:shadow-opacity="100%"/>
    </style:style>
    <style:style style:name="fr2" style:family="graphic" style:parent-style-name="Frame">
      <style:graphic-properties style:run-through="foreground" style:wrap="run-through" style:number-wrapped-paragraphs="no-limit" style:vertical-pos="middle" style:vertical-rel="paragraph-content" style:horizontal-pos="center" style:horizontal-rel="paragraph" fo:padding="0cm" fo:border="none" style:shadow="none" draw:shadow-opacity="100%"/>
    </style:style>
    <style:style style:name="fr3" style:family="graphic" style:parent-style-name="Frame">
      <style:graphic-properties style:run-through="foreground" style:wrap="run-through" style:number-wrapped-paragraphs="no-limit" style:vertical-pos="middle" style:vertical-rel="paragraph-content" style:horizontal-pos="center" style:horizontal-rel="paragraph" fo:padding="0cm" fo:border="none" style:shadow="none" draw:shadow-opacity="100%">
        <style:columns fo:column-count="1" fo:column-gap="0cm"/>
      </style:graphic-properties>
    </style:style>
    <style:style style:name="fr4" style:family="graphic" style:parent-style-name="Frame">
      <style:graphic-properties fo:margin-left="0cm" fo:margin-right="0cm" fo:margin-top="0cm" fo:margin-bottom="0cm" style:vertical-pos="top" style:vertical-rel="paragraph" style:horizontal-pos="center" style:horizontal-rel="paragraph-content" fo:padding="0cm" fo:border="none" style:shadow="none" draw:shadow-opacity="100%"/>
    </style:style>
    <style:style style:name="fr5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gr1" style:family="graphic">
      <style:graphic-properties draw:stroke="dash" draw:stroke-dash="Fine_20_Dashed" svg:stroke-color="#000000" draw:fill-color="#000000" draw:textarea-horizontal-align="center" draw:textarea-vertical-align="middle" style:run-through="foreground" style:wrap="run-through" style:number-wrapped-paragraphs="no-limit" style:vertical-pos="middle" style:vertical-rel="paragraph" style:horizontal-pos="center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anfe.object_xml.NFe.infNFe.emit.IM" text:name="py3o.danfe.object_xml.NFe.infNFe.emit.IM"/>
        <text:user-field-decl office:value-type="string" office:string-value="danfe.object_xml.NFe.infNFe.total.ISSQNTot.vServ" text:name="py3o.danfe.object_xml.NFe.infNFe.total.ISSQNTot.vServ"/>
        <text:user-field-decl office:value-type="string" office:string-value="danfe.object_xml.NFe.infNFe.total.ISSQNTot.vBC" text:name="py3o.danfe.object_xml.NFe.infNFe.total.ISSQNTot.vBC"/>
        <text:user-field-decl office:value-type="string" office:string-value="danfe.object_xml.NFe.infNFe.total.ISSQNTot.vISS" text:name="py3o.danfe.object_xml.NFe.infNFe.total.ISSQNTot.vISS"/>
        <text:user-field-decl office:value-type="string" office:string-value="danfe.object_xml.NFe.dados_adicionais_libreoffice" text:name="py3o.danfe.object_xml.NFe.dados_adicionais_libreoffice"/>
        <text:user-field-decl office:value-type="string" office:string-value="danfe.nome_sistema" text:name="py3o.danfe.nome_sistema"/>
        <text:user-field-decl office:value-type="string" office:string-value="danfe.object_xml.NFe.infNFe.emit.xNome" text:name="py3o.danfe.object_xml.NFe.infNFe.emit.xNome"/>
        <text:user-field-decl office:value-type="string" office:string-value="danfe.object_xml.NFenumero_formatado" text:name="py3o.danfe.object_xml.NFe.numero_formatado"/>
        <text:user-field-decl office:value-type="string" office:string-value="danfe.object_xml.NFe.serie_formatada" text:name="py3o.danfe.object_xml.NFe.serie_formatada"/>
        <text:user-field-decl office:value-type="string" office:string-value="danfe.object_xml.NFe.endereco_emitente_formatado_linha_1" text:name="py3o.danfe.object_xml.NFe.endereco_emitente_formatado_linha_1"/>
        <text:user-field-decl office:value-type="string" office:string-value="danfe.object_xml.NFe.endereco_emitente_formatado_linha_2" text:name="py3o.danfe.object_xml.NFe.endereco_emitente_formatado_linha_2"/>
        <text:user-field-decl office:value-type="string" office:string-value="danfe.object_xml.NFe.endereco_emitente_formatado_linha_3" text:name="py3o.danfe.object_xml.NFe.endereco_emitente_formatado_linha_3"/>
        <text:user-field-decl office:value-type="string" office:string-value="danfe.object_xml.NFe.endereco_emitente_formatado_linha_4" text:name="py3o.danfe.object_xml.NFe.endereco_emitente_formatado_linha_4"/>
        <text:user-field-decl office:value-type="string" office:string-value="danfe.object_xml.NFe.chave_formatada" text:name="py3o.danfe.object_xml.NFe.chave_formatada"/>
        <text:user-field-decl office:value-type="string" office:string-value="danfeFe.object_xml.NFe.crt_descricao" text:name="py3o.danfe.object_xml.NFe.crt_descricao"/>
        <text:user-field-decl office:value-type="string" office:string-value="danfe.object_xml.NFe.infNFe.ide.natOp" text:name="py3o.danfe.object_xml.NFe.infNFe.ide.natOp"/>
        <text:user-field-decl office:value-type="string" office:string-value="danfe.object_xml.NFe.infNFe.ide.tpNF" text:name="py3o.danfe.object_xml.NFe.infNFe.ide.tpNF"/>
        <text:user-field-decl office:value-type="string" office:string-value="danfe.object_xml.NFe.cnpj_emitente_formatado" text:name="py3o.danfe.object_xml.NFe.cnpj_emitente_formatado"/>
        <text:user-field-decl office:value-type="string" office:string-value="danfe.object_xml.NFe.versao" text:name="py3o.danfe.object_xml.NFe.versao"/>
        <text:user-field-decl office:value-type="string" office:string-value="danfe.object_xml.protNFe.formata_protocolo" text:name="py3o.danfe.object_xml.protNFe.formata_protocolo"/>
        <text:user-field-decl office:value-type="string" office:string-value="danfe.object_xml.NFe.infNFe.emit.IE" text:name="py3o.danfe.object_xml.NFe.infNFe.emit.IE"/>
        <text:user-field-decl office:value-type="string" office:string-value="danfe.object_xml.NFe.infNFe.emit.IEST" text:name="py3o.danfe.object_xml.NFe.infNFe.emit.IEST"/>
        <text:user-field-decl office:value-type="string" office:string-value="danfe.object_xml.NFe.cnpj_destinatario_formatado" text:name="py3o.danfe.object_xml.NFe.cnpj_destinatario_formatado"/>
        <text:user-field-decl office:value-type="string" office:string-value="danfe.object_xml.NFe.endereco_destinatario_formatado" text:name="py3o.danfe.object_xml.NFe.endereco_destinatario_formatado"/>
        <text:user-field-decl office:value-type="string" office:string-value="danfe.object_xml.NFe.infNFe.dest.enderDest.xBairro" text:name="py3o.danfe.object_xml.NFe.infNFe.dest.enderDest.xBairro"/>
        <text:user-field-decl office:value-type="string" office:string-value="danfe.object_xml.NFe.infNFe.dest.enderDest.CEP" text:name="py3o.danfe.object_xml.NFe.infNFe.dest.enderDest.CEP"/>
        <text:user-field-decl office:value-type="string" office:string-value="danfe.NFe.object_xml.infNFe.dest.enderDest.xMun" text:name="py3o.danfe.object_xml.NFe.infNFe.dest.enderDest.xMun"/>
        <text:user-field-decl office:value-type="string" office:string-value="danfe.object_xml.NFe.infNFe.retirada.CNPJ" text:name="py3o.danfe.object_xml.NFe.infNFe.retirada.CNPJ"/>
        <text:user-field-decl office:value-type="string" office:string-value="danfe.object_xml.NFe.endereco_retirada_formatado" text:name="py3o.danfe.object_xml.NFe.endereco_retirada_formatado"/>
        <text:user-field-decl office:value-type="string" office:string-value="danfe.object_xml.NFe.infNFe.entrega.CNPJ" text:name="py3o.danfe.object_xml.NFe.infNFe.entrega.CNPJ"/>
        <text:user-field-decl office:value-type="string" office:string-value="danfe.object_xml.NFe.endereco_entrega_formatado" text:name="py3o.danfe.object_xml.NFe.endereco_entrega_formatado"/>
        <text:user-field-decl office:value-type="string" office:string-value="danfe.object_xml.NFe.infNFe.cobr.fat.nFat" text:name="py3o.danfe.object_xml.NFe.infNFe.cobr.fat.nFat"/>
        <text:user-field-decl office:value-type="string" office:string-value="danfe.object_xml.NFe.infNFe.cobr.fat.vDesc" text:name="py3o.danfe.object_xml.NFe.infNFe.cobr.fat.vDesc"/>
        <text:user-field-decl office:value-type="string" office:string-value="danfe.object_xml.NFe.infNFe.cobr.fat.vLiq" text:name="py3o.danfe.object_xml.NFe.infNFe.cobr.fat.vLiq"/>
        <text:user-field-decl office:value-type="string" office:string-value="danfe.object_xml.NFe.infNFe.cobr.fat.vOrig" text:name="py3o.danfe.object_xml.NFe.infNFe.cobr.fat.vOrig"/>
        <text:user-field-decl office:value-type="string" office:string-value="danfe.object_xml.NFe.infNFe.ide.dEmi" text:name="py3o.danfe.object_xml.NFe.infNFe.ide.dEmi"/>
        <text:user-field-decl office:value-type="string" office:string-value="danfe.object_xml.NFe.infNFe.ide.dSaiEnt" text:name="py3o.danfe.object_xml.NFe.infNFe.ide.dSaiEnt"/>
        <text:user-field-decl office:value-type="string" office:string-value="danfe.object_xml.NFe.infNFe.ide.hSaiEnt" text:name="py3o.danfe.object_xml.NFe.infNFe.ide.hSaiEnt"/>
        <text:user-field-decl office:value-type="string" office:string-value="danfe.object_xml.NFe.infNFe.dest.enderDest.fone" text:name="py3o.danfe.object_xml.NFe.infNFe.dest.enderDest.fone"/>
        <text:user-field-decl office:value-type="string" office:string-value="danfe.object_xml.NFe.infNFe.dest.enderDest.UF" text:name="py3o.danfe.object_xml.NFe.infNFe.dest.enderDest.UF"/>
        <text:user-field-decl office:value-type="string" office:string-value="danfe.object_xml.NFe.infNFe.dest.IE" text:name="py3o.danfe.object_xml.NFe.infNFe.dest.IE"/>
        <text:user-field-decl office:value-type="string" office:string-value="dup.nDup" text:name="py3o.dup.nDup"/>
        <text:user-field-decl office:value-type="string" office:string-value="dup.dVenc" text:name="py3o.dup.dVenc"/>
        <text:user-field-decl office:value-type="string" office:string-value="dup.vDup" text:name="py3o.dup.vDup"/>
        <text:user-field-decl office:value-type="string" office:string-value="danfe.object_xml.NFe.infNFe.total.ICMSTot.vBC" text:name="py3o.danfe.object_xml.NFe.infNFe.total.ICMSTot.vBC"/>
        <text:user-field-decl office:value-type="string" office:string-value="danfe.object_xml.NFe.infNFe.total.ICMSTot.vICMS" text:name="py3o.danfe.object_xml.NFe.infNFe.total.ICMSTot.vICMS"/>
        <text:user-field-decl office:value-type="string" office:string-value="danfe.object_xml.NFe.infNFe.total.ICMSTot.vBCST" text:name="py3o.danfe.object_xml.NFe.infNFe.total.ICMSTot.vBCST"/>
        <text:user-field-decl office:value-type="string" office:string-value="danfe.object_xml.NFe.infNFe.total.ICMSTot.vST" text:name="py3o.danfe.object_xml.NFe.infNFe.total.ICMSTot.vST"/>
        <text:user-field-decl office:value-type="string" office:string-value="danfe.object_xml.NFe.infNFe.total.ICMSTot.vTotTrib" text:name="py3o.danfe.object_xml.NFe.infNFe.total.ICMSTot.vTotTrib"/>
        <text:user-field-decl office:value-type="string" office:string-value="danfe.object_xml.NFe.infNFe.total.ICMSTot.vProd" text:name="py3o.danfe.object_xml.NFe.infNFe.total.ICMSTot.vProd"/>
        <text:user-field-decl office:value-type="string" office:string-value="danfe.object_xml.NFe.infNFe.total.ICMSTot.vFrete" text:name="py3o.danfe.object_xml.NFe.infNFe.total.ICMSTot.vFrete"/>
        <text:user-field-decl office:value-type="string" office:string-value="danfe.object_xml.NFe.infNFe.total.ICMSTot.vSeg" text:name="py3o.danfe.object_xml.NFe.infNFe.total.ICMSTot.vSeg"/>
        <text:user-field-decl office:value-type="string" office:string-value="danfe.object_xml.NFe.infNFe.total.ICMSTot.vDesc" text:name="py3o.danfe.object_xml.NFe.infNFe.total.ICMSTot.vDesc"/>
        <text:user-field-decl office:value-type="string" office:string-value="danfe.object_xml.NFe.infNFe.total.ICMSTot.vOutro" text:name="py3o.danfe.object_xml.NFe.infNFe.total.ICMSTot.vOutro"/>
        <text:user-field-decl office:value-type="string" office:string-value="danfe.object_xml.NFe.infNFe.total.ICMSTot.vIPI" text:name="py3o.danfe.object_xml.NFe.infNFe.total.ICMSTot.vIPI"/>
        <text:user-field-decl office:value-type="string" office:string-value="danfe.object_xml.NFe.infNFe.total.ICMSTot.vNF" text:name="py3o.danfe.object_xml.NFe.infNFe.total.ICMSTot.vNF"/>
        <text:user-field-decl office:value-type="string" office:string-value="vol.qVol" text:name="py3o.vol.qVol"/>
        <text:user-field-decl office:value-type="string" office:string-value="vol.esp" text:name="py3o.vol.esp"/>
        <text:user-field-decl office:value-type="string" office:string-value="vol.marca" text:name="py3o.vol.marca"/>
        <text:user-field-decl office:value-type="string" office:string-value="vol.nVol" text:name="py3o.vol.nVol"/>
        <text:user-field-decl office:value-type="string" office:string-value="vol.pesoB" text:name="py3o.vol.pesoB"/>
        <text:user-field-decl office:value-type="string" office:string-value="vol.pesoL" text:name="py3o.vol.pesoL"/>
        <text:user-field-decl office:value-type="string" office:string-value="danfe.object_xml.NFe.infNFe.transp.transporta.xNome" text:name="py3o.danfe.object_xml.NFe.infNFe.transp.transporta.xNome"/>
        <text:user-field-decl office:value-type="string" office:string-value="danfe.object_xml.NFe.infNFe.transp.transporta.xEnder" text:name="py3o.danfe.object_xml.NFe.infNFe.transp.transporta.xEnder"/>
        <text:user-field-decl office:value-type="string" office:string-value="danfe.object_xml.NFe.foramta_modFrete" text:name="py3o.danfe.object_xml.NFe.foramta_modFrete"/>
        <text:user-field-decl office:value-type="string" office:string-value="danfe.object_xml.NFe.infNFe.transp.veicTransp.RNTC" text:name="py3o.danfe.object_xml.NFe.infNFe.transp.veicTransp.RNTC"/>
        <text:user-field-decl office:value-type="string" office:string-value="danfe.object_xml.NFe.formata_placa" text:name="py3o.danfe.object_xml.NFe.formata_placa"/>
        <text:user-field-decl office:value-type="string" office:string-value="danfe.object_xml.NFe.infNFe.transp.transporta.UF" text:name="py3o.danfe.object_xml.NFe.infNFe.transp.transporta.UF"/>
        <text:user-field-decl office:value-type="string" office:string-value="danfe.object_xml.NFe.cnpj_transportadora_formatado" text:name="py3o.danfe.object_xml.NFe.cnpj_transportadora_formatado"/>
        <text:user-field-decl office:value-type="string" office:string-value="danfe.object_xml.NFe.infNFe.transp.transporta.xMun" text:name="py3o.danfe.object_xml.NFe.infNFe.transp.transporta.xMun"/>
        <text:user-field-decl office:value-type="string" office:string-value="danfe.object_xml.NFe.infNFe.transp.transporta.IE" text:name="py3o.danfe.object_xml.NFe.infNFe.transp.transporta.IE"/>
        <text:user-field-decl office:value-type="string" office:string-value="danfe.object_xml.NFe.infNFe.transp.modFrete" text:name="py3o.danfe.object_xml.NFe.infNFe.transp.modFrete"/>
        <text:user-field-decl office:value-type="string" office:string-value="danfe.frete_formatado" text:name="py3o.danfe.frete_formatado"/>
        <text:user-field-decl office:value-type="string" office:string-value="det.prod.cProd" text:name="py3o.det.prod.cProd"/>
        <text:user-field-decl office:value-type="string" office:string-value="det.prod.xProd" text:name="py3o.det.prod.xProd"/>
        <text:user-field-decl office:value-type="string" office:string-value="det.prod.NCM" text:name="py3o.det.prod.NCM"/>
        <text:user-field-decl office:value-type="string" office:string-value="det.prod.CFOP" text:name="py3o.det.prod.CFOP"/>
        <text:user-field-decl office:value-type="string" office:string-value="det.prod.uCom" text:name="py3o.det.prod.uCom"/>
        <text:user-field-decl office:value-type="string" office:string-value="det.informacoes_adicionais_formatadas" text:name="py3o.det.informacoes_adicionais_formatadas"/>
        <text:user-field-decl office:value-type="string" office:string-value="danfe.object_xml.NFe.infNFe.det.formatado" text:name="py3o.danfe.object_xml.NFe.infNFe.det.formatado"/>
        <text:user-field-decl office:value-type="string" office:string-value="det.prod.qCom" text:name="py3o.det.prod.qCom"/>
        <text:user-field-decl office:value-type="string" office:string-value="det.prod.vUnCom" text:name="py3o.det.prod.vUnCom"/>
        <text:user-field-decl office:value-type="string" office:string-value="det.prod.vProd" text:name="py3o.det.prod.vProd"/>
        <text:user-field-decl office:value-type="string" office:string-value="det.prod.vBC" text:name="py3o.det.prod.vBC"/>
        <text:user-field-decl office:value-type="string" office:string-value="det.imposto.ICMS.vBC" text:name="py3o.det.imposto.ICMS.vBC"/>
        <text:user-field-decl office:value-type="string" office:string-value="det.imposto.IPI.vIPI" text:name="py3o.det.imposto.IPI.vIPI"/>
        <text:user-field-decl office:value-type="string" office:string-value="det.imposto.ICMS.vICMS" text:name="py3o.det.imposto.ICMS.vICMS"/>
        <text:user-field-decl office:value-type="string" office:string-value="det.imposto.ICMS.pICMS" text:name="py3o.det.imposto.ICMS.pICMS"/>
        <text:user-field-decl office:value-type="string" office:string-value="det.imposto.IPI.pIPI" text:name="py3o.det.imposto.IPI.pIPI"/>
        <text:user-field-decl office:value-type="string" office:string-value="det.imposto.IPI.IPITrib.vIPI" text:name="py3o.det.imposto.IPI.IPITrib.vIPI"/>
        <text:user-field-decl office:value-type="string" office:string-value="det.imposto.IPI.IPITrib.pIPI" text:name="py3o.det.imposto.IPI.IPITrib.pIPI"/>
        <text:user-field-decl office:value-type="string" office:string-value="det.cst_formatado" text:name="py3o.det.cst_formatado"/>
        <text:user-field-decl office:value-type="string" office:string-value="danfe.NFe.infNFe.emit.IM" text:name="py3o.danfe.NFe.infNFe.emit.IM"/>
        <text:user-field-decl office:value-type="string" office:string-value="danfe.NFe.infNFe.total.ISSQNTot.vServ.formato_danfe" text:name="py3o.danfe.NFe.infNFe.total.ISSQNTot.vServ.formato_danfe"/>
        <text:user-field-decl office:value-type="string" office:string-value="danfe.NFe.infNFe.total.ISSQNTot.vBC.formato_danfe" text:name="py3o.danfe.NFe.infNFe.total.ISSQNTot.vBC.formato_danfe"/>
        <text:user-field-decl office:value-type="string" office:string-value="danfe.NFe.infNFe.total.ISSQNTot.vISS.formato_danfe" text:name="py3o.danfe.NFe.infNFe.total.ISSQNTot.vISS.formato_danfe"/>
        <text:user-field-decl office:value-type="string" office:string-value="danfe.dados_adicionais_libreoffice" text:name="py3o.danfe.dados_adicionais_libreoffice"/>
        <text:user-field-decl office:value-type="string" office:string-value="det.imposto.ICMS.pICMS.formato_danfe" text:name="py3o.det.imposto.ICMS.pICMS.formato_danfe"/>
        <text:user-field-decl office:value-type="string" office:string-value="det.imposto.ICMS.vBC.formato_danfe" text:name="py3o.det.imposto.ICMS.vBC.formato_danfe"/>
        <text:user-field-decl office:value-type="string" office:string-value="det.imposto.ICMS.ICMS00.vBC" text:name="py3o.det.imposto.ICMS.ICMS00.vBC"/>
        <text:user-field-decl office:value-type="string" office:string-value="det.imposto.ICMS.ICMS00.vICMS" text:name="py3o.det.imposto.ICMS.ICMS00.vICMS"/>
        <text:user-field-decl office:value-type="string" office:string-value="det.imposto.ICMS.ICMS00.pICMS" text:name="py3o.det.imposto.ICMS.ICMS00.pICMS"/>
        <text:user-field-decl office:value-type="string" office:string-value="danfe.object_xml.NFe.infNFe.transp.veicTransp.placa" text:name="py3o.danfe.object_xml.NFe.infNFe.transp.veicTransp.placa"/>
      </text:user-field-decls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table:number-columns-spanned="6" office:value-type="string">
            <text:p text:style-name="P5"><text:a xlink:type="simple" xlink:href="py3o://if=%22danfe.imprime_canhoto%22" text:style-name="Internet_20_link" text:visited-style-name="Visited_20_Internet_20_Link"><text:span text:style-name="T2">if="danfe.imprime_canhoto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2" table:number-columns-spanned="5" office:value-type="string">
            <text:p text:style-name="P15">Recebemos de <text:span text:style-name="T3"><text:user-field-get text:name="py3o.danfe.object_xml.NFe.infNFe.emit.xNome">danfe.object_xml.NFe.infNFe.emit.xNome</text:user-field-get></text:span><text:s/>os produtos e/ou serviços constantes na <text:span text:style-name="T3">Nota Fiscal Eletrônica</text:span> indicada ao lado</text:p>
            <text:p text:style-name="P35"/>
            <text:p text:style-name="P35"/>
          </table:table-cell>
          <table:covered-table-cell/>
          <table:covered-table-cell/>
          <table:covered-table-cell/>
          <table:covered-table-cell/>
          <table:table-cell table:style-name="Tabela2.F2" table:number-rows-spanned="2" office:value-type="string">
            <text:p text:style-name="P64">NF-e</text:p>
            <text:p text:style-name="P64"><text:user-field-get text:name="py3o.danfe.object_xml.NFe.numero_formatado">danfe.object_xml.NFenumero_formatado</text:user-field-get></text:p>
            <text:p text:style-name="P64"><text:user-field-get text:name="py3o.danfe.object_xml.NFe.serie_formatada">danfe.object_xml.NFe.serie_formatada</text:user-field-get></text:p>
            <text:p text:style-name="P64"/>
          </table:table-cell>
        </table:table-row>
        <table:table-row table:style-name="Tabela2.2">
          <table:table-cell table:style-name="Tabela2.A3" office:value-type="string">
            <text:p text:style-name="P15">Data de Recebimento</text:p>
            <text:p text:style-name="P35"/>
          </table:table-cell>
          <table:table-cell table:style-name="Tabela2.B3" table:number-columns-spanned="4" office:value-type="string">
            <text:p text:style-name="P15">Identificação e assinatura do recebedor</text:p>
            <text:p text:style-name="P35"/>
          </table:table-cell>
          <table:covered-table-cell/>
          <table:covered-table-cell/>
          <table:covered-table-cell/>
          <table:covered-table-cell/>
        </table:table-row>
        <table:table-row table:style-name="Tabela2.4">
          <table:table-cell table:style-name="Tabela2.A1" table:number-columns-spanned="6" office:value-type="string">
            <text:p text:style-name="P5"><draw:line text:anchor-type="paragraph" draw:z-index="0" draw:name="Forma1" draw:style-name="gr1" draw:text-style-name="P151" svg:x1="-0.102cm" svg:y1="0.099cm" svg:x2="19.297cm" svg:y2="0.099cm"><text:p/></draw:line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5" table:number-columns-spanned="6" office:value-type="string">
            <text:p text:style-name="P5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6" table:number-columns-spanned="6" office:value-type="string">
            <text:p text:style-name="P6"><text:a xlink:type="simple" xlink:href="py3o://if=%22not%20danfe.logo%20and%20not%20danfe.cabecalho%22" text:style-name="Internet_20_link" text:visited-style-name="Visited_20_Internet_20_Link">if="not danfe.logo and not danfe.cabecalho"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6" table:number-columns-spanned="6" office:value-type="string">
            <text:p text:style-name="P8"><text:a xlink:type="simple" xlink:href="py3o://if=%22not%20danfe.object_xml.protNFe.infProt.nProt%22" text:style-name="Internet_20_link" text:visited-style-name="Visited_20_Internet_20_Link"><text:span text:style-name="T14">if="not danfe.object_xml.protNFe.infProt.nProt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8">
          <table:table-cell table:style-name="Tabela2.A8" table:number-rows-spanned="3" table:number-columns-spanned="3" office:value-type="string">
            <text:p text:style-name="P134"><text:user-field-get text:name="py3o.danfe.object_xml.NFe.infNFe.emit.xNome">danfe.object_xml.NFe.infNFe.emit.xNome</text:user-field-get></text:p>
            <text:p text:style-name="P138"><text:line-break/><text:user-field-get text:name="py3o.danfe.object_xml.NFe.endereco_emitente_formatado_linha_1">danfe.object_xml.NFe.endereco_emitente_formatado_linha_1</text:user-field-get></text:p>
            <text:p text:style-name="P138"><text:user-field-get text:name="py3o.danfe.object_xml.NFe.endereco_emitente_formatado_linha_2">danfe.object_xml.NFe.endereco_emitente_formatado_linha_2</text:user-field-get></text:p>
            <text:p text:style-name="P138"><text:user-field-get text:name="py3o.danfe.object_xml.NFe.endereco_emitente_formatado_linha_3">danfe.object_xml.NFe.endereco_emitente_formatado_linha_3</text:user-field-get></text:p>
            <text:p text:style-name="P138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table-cell table:style-name="Tabela2.D8" table:number-rows-spanned="4" office:value-type="string">
            <text:p text:style-name="P137"><draw:frame draw:style-name="fr1" draw:name="Quadro1" text:anchor-type="paragraph" svg:x="2.2cm" svg:y="1.6cm" svg:width="0.815cm" svg:height="0.794cm" draw:z-index="6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128">DOCUMENTO AUXILIAR DA NOTA FISCAL ELETRÔNICA</text:p>
            <text:p text:style-name="P128">versão</text:p>
            <text:p text:style-name="P128"><text:user-field-get text:name="py3o.danfe.object_xml.NFe.versao">danfe.object_xml.NFe.versao</text:user-field-get></text:p>
            <text:p text:style-name="P128"/>
            <text:p text:style-name="P127"/>
            <text:p text:style-name="P66">       0 – entrada</text:p>
            <text:p text:style-name="P66">       1 – saída</text:p>
            <text:p text:style-name="P66"/>
            <text:p text:style-name="P66"/>
            <text:p text:style-name="P65"><text:user-field-get text:name="py3o.danfe.object_xml.NFe.numero_formatado">danfe.object_xml.NFenumero_formatado</text:user-field-get></text:p>
            <text:p text:style-name="P65"><text:user-field-get text:name="py3o.danfe.object_xml.NFe.serie_formatada">danfe.object_xml.NFe.serie_formatada</text:user-field-get></text:p>
            <text:p text:style-name="P65">FOLHA <text:page-number text:select-page="current">1</text:page-number>/<text:page-count>5</text:page-count></text:p>
          </table:table-cell>
          <table:table-cell table:style-name="Tabela2.E8" table:number-columns-spanned="2" office:value-type="string">
            <text:p text:style-name="P7"><draw:frame draw:style-name="fr2" draw:name="py3o.image(danfe.object_xml.NFe.chave_imagem, 'png', isb64=True, dummy=1)" text:anchor-type="paragraph" svg:width="6.001cm" svg:height="0.801cm" draw:z-index="5"><draw:text-box><text:p text:style-name="P135"/></draw:text-box></draw:frame></text:p>
          </table:table-cell>
          <table:covered-table-cell/>
        </table:table-row>
        <table:table-row table:style-name="Tabela2.2">
          <table:covered-table-cell/>
          <table:covered-table-cell/>
          <table:covered-table-cell/>
          <table:covered-table-cell/>
          <table:table-cell table:style-name="Tabela2.E9" table:number-columns-spanned="2" office:value-type="string">
            <text:p text:style-name="P17">Chave de acesso</text:p>
            <text:p text:style-name="P17"/>
            <text:p text:style-name="P129"><text:user-field-get text:name="py3o.danfe.object_xml.NFe.chave_formatada">danfe.object_xml.NFe.chave_formatada</text:user-field-get></text:p>
          </table:table-cell>
          <table:covered-table-cell/>
        </table:table-row>
        <table:table-row table:style-name="Tabela2.8">
          <table:covered-table-cell/>
          <table:covered-table-cell/>
          <table:covered-table-cell/>
          <table:covered-table-cell/>
          <table:table-cell table:style-name="Tabela2.E8" table:number-rows-spanned="2" table:number-columns-spanned="2" office:value-type="string">
            <text:p text:style-name="P130">Impresso para simples conferência</text:p>
            <text:p text:style-name="P130">Informações não transmitidas a nenhuma<text:line-break/>SEFAZ autorizadora</text:p>
            <text:p text:style-name="P131">SEM VALOR FISCAL</text:p>
          </table:table-cell>
          <table:covered-table-cell/>
        </table:table-row>
        <table:table-row table:style-name="Tabela2.11">
          <table:table-cell table:style-name="Tabela2.A11" table:number-columns-spanned="3" office:value-type="string">
            <text:p text:style-name="P123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12">
          <table:table-cell table:style-name="Tabela2.A12" table:number-columns-spanned="4" office:value-type="string">
            <text:p text:style-name="P17">Natureza da Operação</text:p>
            <text:p text:style-name="P36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table-cell table:style-name="Tabela2.E12" table:number-columns-spanned="2" office:value-type="string">
            <text:p text:style-name="P17">Protocolo de autorização</text:p>
            <text:p text:style-name="P16"/>
            <text:p text:style-name="P132"><text:user-field-get text:name="py3o.danfe.object_xml.protNFe.formata_protocolo">danfe.object_xml.protNFe.formata_protocolo</text:user-field-get></text:p>
          </table:table-cell>
          <table:covered-table-cell/>
        </table:table-row>
        <table:table-row table:style-name="Tabela2.13">
          <table:table-cell table:style-name="Tabela2.A13" table:number-columns-spanned="6" office:value-type="string">
            <text:p text:style-name="P8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6" table:number-columns-spanned="6" office:value-type="string">
            <text:p text:style-name="P8"><text:a xlink:type="simple" xlink:href="py3o://if=%22danfe.object_xml.protNFe.infProt.nProt%20and%20danfe.object_xml.protNFe.infProt.cStat%20not%20in%20('110',%20'301',%20'302')%22" text:style-name="Internet_20_link" text:visited-style-name="Visited_20_Internet_20_Link"><text:span text:style-name="T15">if="danfe.object_xml.protNFe.infProt.nProt and danfe.object_xml.protNFe.infProt.cStat no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8">
          <table:table-cell table:style-name="Tabela2.A8" table:number-rows-spanned="3" table:number-columns-spanned="3" office:value-type="string">
            <text:p text:style-name="P134"><text:user-field-get text:name="py3o.danfe.object_xml.NFe.infNFe.emit.xNome">danfe.object_xml.NFe.infNFe.emit.xNome</text:user-field-get></text:p>
            <text:p text:style-name="P138"><text:line-break/><text:user-field-get text:name="py3o.danfe.object_xml.NFe.endereco_emitente_formatado_linha_1">danfe.object_xml.NFe.endereco_emitente_formatado_linha_1</text:user-field-get></text:p>
            <text:p text:style-name="P138"><text:user-field-get text:name="py3o.danfe.object_xml.NFe.endereco_emitente_formatado_linha_2">danfe.object_xml.NFe.endereco_emitente_formatado_linha_2</text:user-field-get></text:p>
            <text:p text:style-name="P138"><text:user-field-get text:name="py3o.danfe.object_xml.NFe.endereco_emitente_formatado_linha_3">danfe.object_xml.NFe.endereco_emitente_formatado_linha_3</text:user-field-get></text:p>
            <text:p text:style-name="P138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table-cell table:style-name="Tabela2.D8" table:number-rows-spanned="4" office:value-type="string">
            <text:p text:style-name="P137"><draw:frame draw:style-name="fr1" draw:name="Quadro4" text:anchor-type="paragraph" svg:x="2.2cm" svg:y="1.6cm" svg:width="0.815cm" svg:height="0.794cm" draw:z-index="4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128">DOCUMENTO AUXILIAR DA NOTA FISCAL ELETRÔNICA</text:p>
            <text:p text:style-name="P128">versão <text:user-field-get text:name="py3o.danfe.object_xml.NFe.versao">danfe.object_xml.NFe.versao</text:user-field-get></text:p>
            <text:p text:style-name="P128"/>
            <text:p text:style-name="P127"/>
            <text:p text:style-name="P66">       0 – entrada</text:p>
            <text:p text:style-name="P66">       1 – saída</text:p>
            <text:p text:style-name="P66"/>
            <text:p text:style-name="P66"/>
            <text:p text:style-name="P65"><text:user-field-get text:name="py3o.danfe.object_xml.NFe.numero_formatado">danfe.object_xml.NFenumero_formatado</text:user-field-get></text:p>
            <text:p text:style-name="P65"><text:user-field-get text:name="py3o.danfe.object_xml.NFe.serie_formatada">danfe.object_xml.NFe.serie_formatada</text:user-field-get></text:p>
            <text:p text:style-name="P65">FOLHA <text:page-number text:select-page="current">1</text:page-number>/<text:page-count>5</text:page-count></text:p>
          </table:table-cell>
          <table:table-cell table:style-name="Tabela2.E8" table:number-columns-spanned="2" office:value-type="string">
            <text:p text:style-name="P7"><draw:frame draw:style-name="fr3" draw:name="py3o.image(danfe.object_xml.NFe.chave_imagem, 'png', isb64=True, dummy=2)" text:anchor-type="paragraph" svg:width="6.001cm" svg:height="0.801cm" draw:z-index="3"><draw:text-box><text:p text:style-name="P135"/></draw:text-box></draw:frame></text:p>
          </table:table-cell>
          <table:covered-table-cell/>
        </table:table-row>
        <table:table-row table:style-name="Tabela2.2">
          <table:covered-table-cell/>
          <table:covered-table-cell/>
          <table:covered-table-cell/>
          <table:covered-table-cell/>
          <table:table-cell table:style-name="Tabela2.E16" table:number-columns-spanned="2" office:value-type="string">
            <text:p text:style-name="P17">Chave de acesso</text:p>
            <text:p text:style-name="P17"/>
            <text:p text:style-name="P129"><text:user-field-get text:name="py3o.danfe.object_xml.NFe.chave_formatada">danfe.object_xml.NFe.chave_formatada</text:user-field-get></text:p>
          </table:table-cell>
          <table:covered-table-cell/>
        </table:table-row>
        <table:table-row table:style-name="Tabela2.8">
          <table:covered-table-cell/>
          <table:covered-table-cell/>
          <table:covered-table-cell/>
          <table:covered-table-cell/>
          <table:table-cell table:style-name="Tabela2.E8" table:number-rows-spanned="2" table:number-columns-spanned="2" office:value-type="string">
            <text:p text:style-name="P133">Consulta de autenticidade no portal nacional da NF-e</text:p>
            <text:p text:style-name="P133"><text:a xlink:type="simple" xlink:href="http://www.nfe.fazenda.gov.br/" text:style-name="Internet_20_link" text:visited-style-name="Visited_20_Internet_20_Link">www.nfe.fazenda.gov.br</text:a></text:p>
          </table:table-cell>
          <table:covered-table-cell/>
        </table:table-row>
        <table:table-row table:style-name="Tabela2.18">
          <table:table-cell table:style-name="Tabela2.A11" table:number-columns-spanned="3" office:value-type="string">
            <text:p text:style-name="P123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12">
          <table:table-cell table:style-name="Tabela2.A12" table:number-columns-spanned="4" office:value-type="string">
            <text:p text:style-name="P17">Natureza da Operação</text:p>
            <text:p text:style-name="P36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table-cell table:style-name="Tabela2.E12" table:number-columns-spanned="2" office:value-type="string">
            <text:p text:style-name="P17">Protocolo de autorização</text:p>
            <text:p text:style-name="P16"/>
            <text:p text:style-name="P132"><text:user-field-get text:name="py3o.danfe.object_xml.protNFe.formata_protocolo">danfe.object_xml.protNFe.formata_protocolo</text:user-field-get></text:p>
          </table:table-cell>
          <table:covered-table-cell/>
        </table:table-row>
        <table:table-row table:style-name="Tabela2.13">
          <table:table-cell table:style-name="Tabela2.A13" table:number-columns-spanned="6" office:value-type="string">
            <text:p text:style-name="P8"><text:a xlink:type="simple" xlink:href="py3o:///if" text:style-name="Internet_20_link" text:visited-style-name="Visited_20_Internet_20_Link"><text:span text:style-name="T4">/if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6" table:number-columns-spanned="6" office:value-type="string">
            <text:p text:style-name="P98"><text:a xlink:type="simple" xlink:href="py3o://if=%22danfe.object_xml.protNFe.infProt.nProt%20and%20danfe.object_xml.protNFe.infProt.cStat%20in%20('110',%20'301',%20'302')%22" text:style-name="Internet_20_link" text:visited-style-name="Visited_20_Internet_20_Link"><text:span text:style-name="T15">if="danfe.object_xml.protNFe.infProt.nProt and danfe.object_xml.protNFe.infProt.cSta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8">
          <table:table-cell table:style-name="Tabela2.A8" table:number-rows-spanned="3" table:number-columns-spanned="3" office:value-type="string">
            <text:p text:style-name="P89"><text:user-field-get text:name="py3o.danfe.object_xml.NFe.infNFe.emit.xNome">danfe.object_xml.NFe.infNFe.emit.xNome</text:user-field-get></text:p>
            <text:p text:style-name="P120"><text:line-break/><text:user-field-get text:name="py3o.danfe.object_xml.NFe.endereco_emitente_formatado_linha_1">danfe.object_xml.NFe.endereco_emitente_formatado_linha_1</text:user-field-get></text:p>
            <text:p text:style-name="P120"><text:user-field-get text:name="py3o.danfe.object_xml.NFe.endereco_emitente_formatado_linha_2">danfe.object_xml.NFe.endereco_emitente_formatado_linha_2</text:user-field-get></text:p>
            <text:p text:style-name="P120"><text:user-field-get text:name="py3o.danfe.object_xml.NFe.endereco_emitente_formatado_linha_3">danfe.object_xml.NFe.endereco_emitente_formatado_linha_3</text:user-field-get></text:p>
            <text:p text:style-name="P120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table-cell table:style-name="Tabela2.D8" table:number-rows-spanned="4" office:value-type="string">
            <text:p text:style-name="P107"><draw:frame draw:style-name="fr1" draw:name="Quadro5" text:anchor-type="paragraph" svg:x="2.2cm" svg:y="1.6cm" svg:width="0.815cm" svg:height="0.794cm" draw:z-index="2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75">DOCUMENTO AUXILIAR DA NOTA FISCAL ELETRÔNICA</text:p>
            <text:p text:style-name="P75">versão <text:user-field-get text:name="py3o.danfe.object_xml.NFe.versao">danfe.object_xml.NFe.versao</text:user-field-get></text:p>
            <text:p text:style-name="P75"/>
            <text:p text:style-name="P72"/>
            <text:p text:style-name="P67">       0 – entrada</text:p>
            <text:p text:style-name="P67">       1 – saída</text:p>
            <text:p text:style-name="P67"/>
            <text:p text:style-name="P67"/>
            <text:p text:style-name="P117"><text:user-field-get text:name="py3o.danfe.object_xml.NFe.numero_formatado">danfe.object_xml.NFenumero_formatado</text:user-field-get></text:p>
            <text:p text:style-name="P117"><text:user-field-get text:name="py3o.danfe.object_xml.NFe.serie_formatada">danfe.object_xml.NFe.serie_formatada</text:user-field-get></text:p>
            <text:p text:style-name="P117">FOLHA <text:page-number text:select-page="current">1</text:page-number>/<text:page-count>5</text:page-count></text:p>
          </table:table-cell>
          <table:table-cell table:style-name="Tabela2.E8" table:number-columns-spanned="2" office:value-type="string">
            <text:p text:style-name="P92"><draw:frame draw:style-name="fr2" draw:name="Quadro17" text:anchor-type="paragraph" svg:width="6.001cm" svg:height="0.801cm" draw:z-index="1"><draw:text-box><text:p text:style-name="P135"/></draw:text-box></draw:frame></text:p>
          </table:table-cell>
          <table:covered-table-cell/>
        </table:table-row>
        <table:table-row table:style-name="Tabela2.2">
          <table:covered-table-cell/>
          <table:covered-table-cell/>
          <table:covered-table-cell/>
          <table:covered-table-cell/>
          <table:table-cell table:style-name="Tabela2.E23" table:number-columns-spanned="2" office:value-type="string">
            <text:p text:style-name="P104">Chave de acesso</text:p>
            <text:p text:style-name="P104"/>
            <text:p text:style-name="P78"><text:user-field-get text:name="py3o.danfe.object_xml.NFe.chave_formatada">danfe.object_xml.NFe.chave_formatada</text:user-field-get></text:p>
          </table:table-cell>
          <table:covered-table-cell/>
        </table:table-row>
        <table:table-row table:style-name="Tabela2.8">
          <table:covered-table-cell/>
          <table:covered-table-cell/>
          <table:covered-table-cell/>
          <table:covered-table-cell/>
          <table:table-cell table:style-name="Tabela2.E8" table:number-rows-spanned="2" table:number-columns-spanned="2" office:value-type="string">
            <text:p text:style-name="P83">A circulação da mercadoria foi <text:span text:style-name="T13">PROIBIDA</text:span> pela SEFAZ autorizadora, devido a irregularidades fiscais</text:p>
          </table:table-cell>
          <table:covered-table-cell/>
        </table:table-row>
        <table:table-row table:style-name="Tabela2.25">
          <table:table-cell table:style-name="Tabela2.A11" table:number-columns-spanned="3" office:value-type="string">
            <text:p text:style-name="P70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12">
          <table:table-cell table:style-name="Tabela2.A12" table:number-columns-spanned="4" office:value-type="string">
            <text:p text:style-name="P104">Natureza da Operação</text:p>
            <text:p text:style-name="P113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table-cell table:style-name="Tabela2.E12" table:number-columns-spanned="2" office:value-type="string">
            <text:p text:style-name="P104">Protocolo de denegação</text:p>
            <text:p text:style-name="P101"/>
            <text:p text:style-name="P81"><text:user-field-get text:name="py3o.danfe.object_xml.protNFe.formata_protocolo">danfe.object_xml.protNFe.formata_protocolo</text:user-field-get></text:p>
          </table:table-cell>
          <table:covered-table-cell/>
        </table:table-row>
        <table:table-row table:style-name="Tabela2.27">
          <table:table-cell table:style-name="Tabela2.A27" table:number-columns-spanned="6" office:value-type="string">
            <text:p text:style-name="P95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28">
          <table:table-cell table:style-name="Tabela2.A28" office:value-type="string">
            <text:p text:style-name="P104">Inscrição estadual</text:p>
            <text:p text:style-name="P113"><text:user-field-get text:name="py3o.danfe.object_xml.NFe.infNFe.emit.IE">danfe.object_xml.NFe.infNFe.emit.IE</text:user-field-get></text:p>
          </table:table-cell>
          <table:table-cell table:style-name="Tabela2.B28" office:value-type="string">
            <text:p text:style-name="P104">Inscrição estadual do substituto tributário</text:p>
            <text:p text:style-name="P113"><text:user-field-get text:name="py3o.danfe.object_xml.NFe.infNFe.emit.IEST">danfe.object_xml.NFe.infNFe.emit.IEST</text:user-field-get></text:p>
          </table:table-cell>
          <table:table-cell table:style-name="Tabela2.C28" table:number-columns-spanned="4" office:value-type="string">
            <text:p text:style-name="P104">CNPJ</text:p>
            <text:p text:style-name="P110"><text:user-field-get text:name="py3o.danfe.object_xml.NFe.cnpj_emitente_formatado">danfe.object_xml.NFe.cnpj_emitente_formatado</text:user-field-get></text:p>
          </table:table-cell>
          <table:covered-table-cell/>
          <table:covered-table-cell/>
          <table:covered-table-cell/>
        </table:table-row>
        <table:table-row table:style-name="Tabela2.13">
          <table:table-cell table:style-name="Tabela2.A13" table:number-columns-spanned="6" office:value-type="string">
            <text:p text:style-name="P4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59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column table:style-name="Tabela3.H"/>
        <table:table-column table:style-name="Tabela3.I"/>
        <table:table-column table:style-name="Tabela3.J"/>
        <table:table-column table:style-name="Tabela3.K"/>
        <table:table-column table:style-name="Tabela3.L"/>
        <table:table-column table:style-name="Tabela3.G"/>
        <table:table-column table:style-name="Tabela3.N"/>
        <table:table-column table:style-name="Tabela3.O"/>
        <table:table-column table:style-name="Tabela3.P"/>
        <table:table-column table:style-name="Tabela3.Q"/>
        <table:table-column table:style-name="Tabela3.R"/>
        <table:table-column table:style-name="Tabela3.S"/>
        <table:table-column table:style-name="Tabela3.T"/>
        <table:table-column table:style-name="Tabela3.G"/>
        <table:table-column table:style-name="Tabela3.V"/>
        <table:table-column table:style-name="Tabela3.W"/>
        <table:table-column table:style-name="Tabela3.X"/>
        <table:table-column table:style-name="Tabela3.Y"/>
        <table:table-column table:style-name="Tabela3.Z"/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column table:style-name="Tabela3.h"/>
        <table:table-column table:style-name="Tabela3.i"/>
        <table:table-column table:style-name="Tabela3.N"/>
        <table:table-column table:style-name="Tabela3.k"/>
        <table:table-column table:style-name="Tabela3.l"/>
        <table:table-column table:style-name="Tabela3.m"/>
        <table:table-column table:style-name="Tabela3.n"/>
        <table:table-column table:style-name="Tabela3.o"/>
        <table:table-row table:style-name="Tabela3.1">
          <table:table-cell table:style-name="Tabela3.A1" table:number-columns-spanned="41" office:value-type="string">
            <text:p text:style-name="P99"><text:a xlink:type="simple" xlink:href="py3o://if=%22danfe.logo%20and%20not%20danfe.cabecalho%22" text:style-name="Internet_20_link" text:visited-style-name="Visited_20_Internet_20_Link"><text:span text:style-name="T5">if="danfe.logo and not danfe.cabecalho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1">
          <table:table-cell table:style-name="Tabela3.A2" table:number-columns-spanned="41" office:value-type="string">
            <text:p text:style-name="P99"><text:a xlink:type="simple" xlink:href="py3o://if=%22not%20danfe.object_xml.protNFe.infProt.nProt%22" text:style-name="Internet_20_link" text:visited-style-name="Visited_20_Internet_20_Link"><text:span text:style-name="T6">if="not danfe.object_xml.protNFe.infProt.nProt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3">
          <table:table-cell table:style-name="Tabela3.A3" table:number-rows-spanned="3" table:number-columns-spanned="7" office:value-type="string">
            <text:p text:style-name="P96"><draw:frame draw:style-name="fr4" draw:name="py3o.image(danfe.logo, 'png', isb64=True,dummy=1)" text:anchor-type="char" svg:width="3.799cm" svg:height="3.2cm" draw:z-index="8"><draw:text-box><text:p text:style-name="P136"/></draw:text-box></draw:frame><text:soft-page-break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A3" table:number-rows-spanned="4" table:number-columns-spanned="5" office:value-type="string">
            <text:p text:style-name="P90"><text:user-field-get text:name="py3o.danfe.object_xml.NFe.infNFe.emit.xNome">danfe.object_xml.NFe.infNFe.emit.xNome</text:user-field-get></text:p>
            <text:p text:style-name="P121"><text:line-break/><text:user-field-get text:name="py3o.danfe.object_xml.NFe.endereco_emitente_formatado_linha_1">danfe.object_xml.NFe.endereco_emitente_formatado_linha_1</text:user-field-get></text:p>
            <text:p text:style-name="P121"><text:soft-page-break/><text:user-field-get text:name="py3o.danfe.object_xml.NFe.endereco_emitente_formatado_linha_2">danfe.object_xml.NFe.endereco_emitente_formatado_linha_2</text:user-field-get></text:p>
            <text:p text:style-name="P121"><text:user-field-get text:name="py3o.danfe.object_xml.NFe.endereco_emitente_formatado_linha_3">danfe.object_xml.NFe.endereco_emitente_formatado_linha_3</text:user-field-get></text:p>
            <text:p text:style-name="P122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covered-table-cell/>
          <table:covered-table-cell/>
          <table:table-cell table:style-name="Tabela3.A3" table:number-rows-spanned="4" table:number-columns-spanned="8" office:value-type="string">
            <text:p text:style-name="P108"><draw:frame draw:style-name="fr1" draw:name="Quadro3" text:anchor-type="paragraph" svg:x="2.2cm" svg:y="1.6cm" svg:width="0.815cm" svg:height="0.794cm" draw:z-index="10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76">DOCUMENTO AUXILIAR DA NOTA FISCAL ELETRÔNICA</text:p>
            <text:p text:style-name="P76">versão</text:p>
            <text:p text:style-name="P76"><text:s/><text:user-field-get text:name="py3o.danfe.object_xml.NFe.versao">danfe.object_xml.NFe.versao</text:user-field-get></text:p>
            <text:p text:style-name="P76"/>
            <text:p text:style-name="P73"/>
            <text:p text:style-name="P68"><text:soft-page-break/>       0 – entrada</text:p>
            <text:p text:style-name="P68">       1 – saída</text:p>
            <text:p text:style-name="P68"/>
            <text:p text:style-name="P68"/>
            <text:p text:style-name="P118"><text:user-field-get text:name="py3o.danfe.object_xml.NFe.numero_formatado">danfe.object_xml.NFenumero_formatado</text:user-field-get></text:p>
            <text:p text:style-name="P118"><text:user-field-get text:name="py3o.danfe.object_xml.NFe.serie_formatada">danfe.object_xml.NFe.serie_formatada</text:user-field-get></text:p>
            <text:p text:style-name="P118">FOLHA <text:page-number text:select-page="current">2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A3" table:number-columns-spanned="21" office:value-type="string">
            <text:p text:style-name="P93"><draw:frame draw:style-name="fr2" draw:name="py3o.image(danfe.object_xml.NFe.chave_imagem, 'png', isb64=True, dummy=4)" text:anchor-type="paragraph" svg:width="6.001cm" svg:height="0.801cm" draw:z-index="12"><draw:text-box><text:p text:style-name="P135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A3" table:number-columns-spanned="21" office:value-type="string">
            <text:p text:style-name="P105">Chave de acesso</text:p>
            <text:p text:style-name="P105"/>
            <text:p text:style-name="P79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A3" table:number-rows-spanned="2" table:number-columns-spanned="21" office:value-type="string">
            <text:p text:style-name="P84">Impresso para simples conferência</text:p>
            <text:p text:style-name="P84">Informações não transmitidas a nenhuma<text:line-break/>SEFAZ autorizadora</text:p>
            <text:p text:style-name="P87">SEM VALOR FISC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6">
          <table:table-cell table:style-name="Tabela3.A3" table:number-columns-spanned="7" office:value-type="string">
            <text:p text:style-name="P97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7">
          <table:table-cell table:style-name="Tabela3.A3" table:number-columns-spanned="20" office:value-type="string">
            <text:p text:style-name="P105">Natureza da Operação</text:p>
            <text:p text:style-name="P114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A3" table:number-columns-spanned="21" office:value-type="string">
            <text:p text:style-name="P105">Protocolo de autorização</text:p>
            <text:p text:style-name="P102"/>
            <text:p text:style-name="P88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7">
          <table:table-cell table:style-name="Tabela3.A3" table:number-columns-spanned="41" office:value-type="string">
            <text:p text:style-name="P96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9">
          <table:table-cell table:style-name="Tabela3.A3" table:number-columns-spanned="41" office:value-type="string">
            <text:p text:style-name="P99"><text:a xlink:type="simple" xlink:href="py3o://if=%22danfe.protNFe.infProt.nProt%20and%20danfe.protNFe.infProt.cStat%20not%20in%20('110',%20'301',%20'302')%22" text:style-name="Internet_20_link" text:visited-style-name="Visited_20_Internet_20_Link"><text:span text:style-name="T9">if="danfe.protNFe.infProt.nProt and danfe.protNFe.infProt.cStat no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3">
          <table:table-cell table:style-name="Tabela3.A3" table:number-rows-spanned="3" table:number-columns-spanned="7" office:value-type="string">
            <text:p text:style-name="P96"><draw:frame draw:style-name="fr4" draw:name="Quadro2" text:anchor-type="char" svg:width="3.799cm" svg:height="3.2cm" draw:z-index="14"><draw:text-box><text:p text:style-name="P136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A3" table:number-rows-spanned="4" table:number-columns-spanned="5" office:value-type="string">
            <text:p text:style-name="P90"><text:user-field-get text:name="py3o.danfe.object_xml.NFe.infNFe.emit.xNome">danfe.object_xml.NFe.infNFe.emit.xNome</text:user-field-get></text:p>
            <text:p text:style-name="P121"><text:line-break/><text:user-field-get text:name="py3o.danfe.object_xml.NFe.endereco_emitente_formatado_linha_1">danfe.object_xml.NFe.endereco_emitente_formatado_linha_1</text:user-field-get></text:p>
            <text:p text:style-name="P121"><text:user-field-get text:name="py3o.danfe.object_xml.NFe.endereco_emitente_formatado_linha_2">danfe.object_xml.NFe.endereco_emitente_formatado_linha_2</text:user-field-get></text:p>
            <text:p text:style-name="P121"><text:user-field-get text:name="py3o.danfe.object_xml.NFe.endereco_emitente_formatado_linha_3">danfe.object_xml.NFe.endereco_emitente_formatado_linha_3</text:user-field-get></text:p>
            <text:p text:style-name="P122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covered-table-cell/>
          <table:covered-table-cell/>
          <table:table-cell table:style-name="Tabela3.A3" table:number-rows-spanned="4" table:number-columns-spanned="8" office:value-type="string">
            <text:p text:style-name="P108"><draw:frame draw:style-name="fr1" draw:name="Quadro6" text:anchor-type="paragraph" svg:x="2.2cm" svg:y="1.6cm" svg:width="0.815cm" svg:height="0.794cm" draw:z-index="16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76">DOCUMENTO AUXILIAR DA NOTA FISCAL ELETRÔNICA</text:p>
            <text:p text:style-name="P76">versão</text:p>
            <text:p text:style-name="P76"><text:s/><text:user-field-get text:name="py3o.danfe.object_xml.NFe.versao">danfe.object_xml.NFe.versao</text:user-field-get></text:p>
            <text:p text:style-name="P76"/>
            <text:p text:style-name="P73"/>
            <text:p text:style-name="P68">       0 – entrada</text:p>
            <text:p text:style-name="P68">       1 – saída</text:p>
            <text:p text:style-name="P68"/>
            <text:p text:style-name="P68"/>
            <text:p text:style-name="P118"><text:user-field-get text:name="py3o.danfe.object_xml.NFe.numero_formatado">danfe.object_xml.NFenumero_formatado</text:user-field-get></text:p>
            <text:p text:style-name="P118"><text:user-field-get text:name="py3o.danfe.object_xml.NFe.serie_formatada">danfe.object_xml.NFe.serie_formatada</text:user-field-get></text:p>
            <text:p text:style-name="P118">FOLHA <text:page-number text:select-page="current">2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A3" table:number-columns-spanned="21" office:value-type="string">
            <text:p text:style-name="P93"><draw:frame draw:style-name="fr2" draw:name="Quadro11" text:anchor-type="paragraph" svg:width="6.001cm" svg:height="0.801cm" draw:z-index="18"><draw:text-box><text:p text:style-name="P135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A3" table:number-columns-spanned="21" office:value-type="string">
            <text:p text:style-name="P105">Chave de acesso</text:p>
            <text:p text:style-name="P105"/>
            <text:p text:style-name="P79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A3" table:number-rows-spanned="2" table:number-columns-spanned="21" office:value-type="string">
            <text:p text:style-name="P84">Impresso para simples conferência</text:p>
            <text:p text:style-name="P84">Informações não transmitidas a nenhuma<text:line-break/>SEFAZ autorizadora</text:p>
            <text:p text:style-name="P87">SEM VALOR FISC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6">
          <table:table-cell table:style-name="Tabela3.A3" table:number-columns-spanned="7" office:value-type="string">
            <text:p text:style-name="P97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7">
          <table:table-cell table:style-name="Tabela3.A3" table:number-columns-spanned="20" office:value-type="string">
            <text:p text:style-name="P105">Natureza da Operação</text:p>
            <text:p text:style-name="P114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A3" table:number-columns-spanned="21" office:value-type="string">
            <text:p text:style-name="P105">Protocolo de autorização</text:p>
            <text:p text:style-name="P102"/>
            <text:p text:style-name="P88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7">
          <table:table-cell table:style-name="Tabela3.A3" table:number-columns-spanned="41" office:value-type="string">
            <text:p text:style-name="P96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9">
          <table:table-cell table:style-name="Tabela3.A3" table:number-columns-spanned="41" office:value-type="string">
            <text:p text:style-name="P99"><text:a xlink:type="simple" xlink:href="py3o://if=%22danfe.protNFe.infProt.nProt%20and%20danfe.protNFe.infProt.cStat%20in%20('110',%20'301',%20'302')%22" text:style-name="Internet_20_link" text:visited-style-name="Visited_20_Internet_20_Link"><text:span text:style-name="T10">if="danfe.protNFe.infProt.nProt and danfe.protNFe.infProt.cSta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3">
          <table:table-cell table:style-name="Tabela3.A3" table:number-rows-spanned="3" table:number-columns-spanned="7" office:value-type="string">
            <text:p text:style-name="P96"><draw:frame draw:style-name="fr4" draw:name="Quadro8" text:anchor-type="char" svg:width="3.799cm" svg:height="3.2cm" draw:z-index="21"><draw:text-box><text:p text:style-name="P136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A3" table:number-rows-spanned="4" table:number-columns-spanned="5" office:value-type="string">
            <text:p text:style-name="P90"><text:user-field-get text:name="py3o.danfe.object_xml.NFe.infNFe.emit.xNome">danfe.object_xml.NFe.infNFe.emit.xNome</text:user-field-get></text:p>
            <text:p text:style-name="P121"><text:line-break/><text:user-field-get text:name="py3o.danfe.object_xml.NFe.endereco_emitente_formatado_linha_1">danfe.object_xml.NFe.endereco_emitente_formatado_linha_1</text:user-field-get></text:p>
            <text:p text:style-name="P121"><text:user-field-get text:name="py3o.danfe.object_xml.NFe.endereco_emitente_formatado_linha_2">danfe.object_xml.NFe.endereco_emitente_formatado_linha_2</text:user-field-get></text:p>
            <text:p text:style-name="P121"><text:user-field-get text:name="py3o.danfe.object_xml.NFe.endereco_emitente_formatado_linha_3">danfe.object_xml.NFe.endereco_emitente_formatado_linha_3</text:user-field-get></text:p>
            <text:p text:style-name="P122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covered-table-cell/>
          <table:covered-table-cell/>
          <table:table-cell table:style-name="Tabela3.A3" table:number-rows-spanned="4" table:number-columns-spanned="8" office:value-type="string">
            <text:p text:style-name="P108"><draw:frame draw:style-name="fr1" draw:name="Quadro9" text:anchor-type="paragraph" svg:x="2.2cm" svg:y="1.6cm" svg:width="0.815cm" svg:height="0.794cm" draw:z-index="23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76">DOCUMENTO AUXILIAR DA NOTA FISCAL ELETRÔNICA</text:p>
            <text:p text:style-name="P76">versão</text:p>
            <text:p text:style-name="P76"><text:s/><text:user-field-get text:name="py3o.danfe.object_xml.NFe.versao">danfe.object_xml.NFe.versao</text:user-field-get></text:p>
            <text:p text:style-name="P76"/>
            <text:p text:style-name="P73"/>
            <text:p text:style-name="P68">       0 – entrada</text:p>
            <text:p text:style-name="P68">       1 – saída</text:p>
            <text:p text:style-name="P68"/>
            <text:p text:style-name="P68"/>
            <text:p text:style-name="P118"><text:user-field-get text:name="py3o.danfe.object_xml.NFe.numero_formatado">danfe.object_xml.NFenumero_formatado</text:user-field-get></text:p>
            <text:p text:style-name="P118"><text:user-field-get text:name="py3o.danfe.object_xml.NFe.serie_formatada">danfe.object_xml.NFe.serie_formatada</text:user-field-get></text:p>
            <text:p text:style-name="P118">FOLHA <text:page-number text:select-page="current">2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A3" table:number-columns-spanned="21" office:value-type="string">
            <text:p text:style-name="P93"><draw:frame draw:style-name="fr2" draw:name="Quadro7" text:anchor-type="paragraph" svg:width="6.001cm" svg:height="0.801cm" draw:z-index="24"><draw:text-box><text:p text:style-name="P135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A3" table:number-columns-spanned="21" office:value-type="string">
            <text:p text:style-name="P105">Chave de acesso</text:p>
            <text:p text:style-name="P105"/>
            <text:p text:style-name="P79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A3" table:number-rows-spanned="2" table:number-columns-spanned="21" office:value-type="string">
            <text:p text:style-name="P84">Impresso para simples conferência</text:p>
            <text:p text:style-name="P84">Informações não transmitidas a nenhuma<text:line-break/>SEFAZ autorizadora</text:p>
            <text:p text:style-name="P87">SEM VALOR FISC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6">
          <table:table-cell table:style-name="Tabela3.A3" table:number-columns-spanned="7" office:value-type="string">
            <text:p text:style-name="P97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7">
          <table:table-cell table:style-name="Tabela3.A3" table:number-columns-spanned="20" office:value-type="string">
            <text:p text:style-name="P105">Natureza da Operação</text:p>
            <text:p text:style-name="P114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A3" table:number-columns-spanned="21" office:value-type="string">
            <text:p text:style-name="P105">Protocolo de autorização</text:p>
            <text:p text:style-name="P102"/>
            <text:p text:style-name="P88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7">
          <table:table-cell table:style-name="Tabela3.A3" table:number-columns-spanned="41" office:value-type="string">
            <text:p text:style-name="P96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23">
          <table:table-cell table:style-name="Tabela3.A23" table:number-columns-spanned="2" office:value-type="string">
            <text:p text:style-name="P105">Inscrição estadual</text:p>
            <text:p text:style-name="P115"><text:user-field-get text:name="py3o.danfe.object_xml.NFe.infNFe.emit.IE">danfe.object_xml.NFe.infNFe.emit.IE</text:user-field-get></text:p>
          </table:table-cell>
          <table:covered-table-cell/>
          <table:table-cell table:style-name="Tabela3.C23" table:number-columns-spanned="6" office:value-type="string">
            <text:p text:style-name="P105">Inscrição estadual do substituto tributário</text:p>
            <text:p text:style-name="P115"><text:user-field-get text:name="py3o.danfe.object_xml.NFe.infNFe.emit.IEST">danfe.object_xml.NFe.infNFe.emit.IEST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3.I23" table:number-columns-spanned="33" office:value-type="string">
            <text:p text:style-name="P105">CNPJ</text:p>
            <text:p text:style-name="P111"><text:user-field-get text:name="py3o.danfe.object_xml.NFe.cnpj_emitente_formatado">danfe.object_xml.NFe.cnpj_emitente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7">
          <table:table-cell table:style-name="Tabela3.A3" table:number-columns-spanned="41" office:value-type="string">
            <text:p text:style-name="P96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5" table:number-columns-spanned="41" office:value-type="string">
            <text:p text:style-name="P100"><text:a xlink:type="simple" xlink:href="py3o://if=%22danfe.cabecalho%22" text:style-name="Internet_20_link" text:visited-style-name="Visited_20_Internet_20_Link">if="danfe.cabecalho"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40" table:number-columns-spanned="41" office:value-type="string">
            <text:p text:style-name="P100"><text:a xlink:type="simple" xlink:href="py3o://if=%22not%20danfe.object_xml.protNFe.infProt.nProt%22" text:style-name="Internet_20_link" text:visited-style-name="Visited_20_Internet_20_Link"><text:span text:style-name="T16">if="not danfe.object_xml.protNFe.infProt.nProt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27">
          <table:table-cell table:style-name="Tabela3.A43" table:number-rows-spanned="3" table:number-columns-spanned="12" office:value-type="string">
            <text:p text:style-name="P91"><draw:frame draw:style-name="fr4" draw:name="py3o.image(danfe.cabecalho, 'png', isb64=True,dummy=1)" text:anchor-type="char" svg:width="7.8cm" svg:height="3.2cm" draw:z-index="20"><draw:text-box><text:p text:style-name="P136"/></draw:text-box></draw:frame><text:soft-page-break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M44" table:number-rows-spanned="4" table:number-columns-spanned="8" office:value-type="string">
            <text:p text:style-name="P109"><draw:frame draw:style-name="fr1" draw:name="Quadro10" text:anchor-type="paragraph" svg:x="2.2cm" svg:y="1.6cm" svg:width="0.815cm" svg:height="0.794cm" draw:z-index="22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77">DOCUMENTO AUXILIAR DA NOTA FISCAL ELETRÔNICA</text:p>
            <text:p text:style-name="P77">versão</text:p>
            <text:p text:style-name="P77"><text:s/><text:user-field-get text:name="py3o.danfe.object_xml.NFe.versao">danfe.object_xml.NFe.versao</text:user-field-get></text:p>
            <text:p text:style-name="P77"/>
            <text:p text:style-name="P74"/>
            <text:p text:style-name="P69">       0 – entrada</text:p>
            <text:p text:style-name="P69">       1 – saída</text:p>
            <text:p text:style-name="P69"/>
            <text:p text:style-name="P69"/>
            <text:p text:style-name="P119"><text:soft-page-break/><text:user-field-get text:name="py3o.danfe.object_xml.NFe.numero_formatado">danfe.object_xml.NFenumero_formatado</text:user-field-get></text:p>
            <text:p text:style-name="P119"><text:user-field-get text:name="py3o.danfe.object_xml.NFe.serie_formatada">danfe.object_xml.NFe.serie_formatada</text:user-field-get></text:p>
            <text:p text:style-name="P119">FOLHA <text:page-number text:select-page="current">3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U44" table:number-columns-spanned="21" office:value-type="string">
            <text:p text:style-name="P94"><draw:frame draw:style-name="fr2" draw:name="py3o.image(danfe.object_xml.NFe.chave_imagem, 'png', isb64=True, dummy=7)" text:anchor-type="paragraph" svg:width="6.001cm" svg:height="0.801cm" draw:z-index="19"><draw:text-box><text:p text:style-name="P135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U28" table:number-columns-spanned="21" office:value-type="string">
            <text:p text:style-name="P106">Chave de acesso</text:p>
            <text:p text:style-name="P106"/>
            <text:p text:style-name="P80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29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U44" table:number-rows-spanned="2" table:number-columns-spanned="21" office:value-type="string">
            <text:p text:style-name="P85">Impresso para simples conferência</text:p>
            <text:p text:style-name="P85">Informações não transmitidas a nenhuma<text:line-break/>SEFAZ autorizadora</text:p>
            <text:p text:style-name="P86"><text:soft-page-break/>SEM VALOR FISC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30">
          <table:table-cell table:style-name="Tabela3.A44" table:number-columns-spanned="12" office:value-type="string">
            <text:p text:style-name="P71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31">
          <table:table-cell table:style-name="Tabela3.A31" table:number-columns-spanned="20" office:value-type="string">
            <text:p text:style-name="P106">Natureza da Operação</text:p>
            <text:p text:style-name="P116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U31" table:number-columns-spanned="21" office:value-type="string">
            <text:p text:style-name="P106">Protocolo de autorização</text:p>
            <text:p text:style-name="P103"/>
            <text:p text:style-name="P82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1">
          <table:table-cell table:style-name="Tabela3.A2" table:number-columns-spanned="41" office:value-type="string">
            <text:p text:style-name="P100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40" table:number-columns-spanned="41" office:value-type="string">
            <text:p text:style-name="P100"><text:a xlink:type="simple" xlink:href="py3o://if=%22danfe.object_xml.protNFe.infProt.nProt%20and%20danfe.object_xml.protNFe.infProt.cStat%20not%20in%20('110',%20'301',%20'302')%22" text:style-name="Internet_20_link" text:visited-style-name="Visited_20_Internet_20_Link"><text:span text:style-name="T16">if="danfe.object_xml.protNFe.infProt.nProt and danfe.object_xml.protNFe.infProt.cStat no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34">
          <table:table-cell table:style-name="Tabela3.A43" table:number-rows-spanned="3" table:number-columns-spanned="12" office:value-type="string">
            <text:p text:style-name="P91"><draw:frame draw:style-name="fr4" draw:name="Quadro12" text:anchor-type="char" svg:width="7.8cm" svg:height="3.2cm" draw:z-index="17"><draw:text-box><text:p text:style-name="P136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M44" table:number-rows-spanned="4" table:number-columns-spanned="8" office:value-type="string">
            <text:p text:style-name="P109"><draw:frame draw:style-name="fr1" draw:name="Quadro13" text:anchor-type="paragraph" svg:x="2.2cm" svg:y="1.6cm" svg:width="0.815cm" svg:height="0.794cm" draw:z-index="15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77">DOCUMENTO AUXILIAR DA NOTA FISCAL ELETRÔNICA</text:p>
            <text:p text:style-name="P77">versão</text:p>
            <text:p text:style-name="P77"><text:s/><text:user-field-get text:name="py3o.danfe.object_xml.NFe.versao">danfe.object_xml.NFe.versao</text:user-field-get></text:p>
            <text:p text:style-name="P77"/>
            <text:p text:style-name="P74"/>
            <text:p text:style-name="P69">       0 – entrada</text:p>
            <text:p text:style-name="P69">       1 – saída</text:p>
            <text:p text:style-name="P69"/>
            <text:p text:style-name="P69"/>
            <text:p text:style-name="P119"><text:user-field-get text:name="py3o.danfe.object_xml.NFe.numero_formatado">danfe.object_xml.NFenumero_formatado</text:user-field-get></text:p>
            <text:p text:style-name="P119"><text:user-field-get text:name="py3o.danfe.object_xml.NFe.serie_formatada">danfe.object_xml.NFe.serie_formatada</text:user-field-get></text:p>
            <text:p text:style-name="P119">FOLHA <text:page-number text:select-page="current">3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U44" table:number-columns-spanned="21" office:value-type="string">
            <text:p text:style-name="P94"><draw:frame draw:style-name="fr2" draw:name="Quadro18" text:anchor-type="paragraph" svg:width="6.001cm" svg:height="0.801cm" draw:z-index="13"><draw:text-box><text:p text:style-name="P135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3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U35" table:number-columns-spanned="21" office:value-type="string">
            <text:p text:style-name="P106">Chave de acesso</text:p>
            <text:p text:style-name="P106"/>
            <text:p text:style-name="P80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3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U44" table:number-rows-spanned="2" table:number-columns-spanned="21" office:value-type="string">
            <text:p text:style-name="P85">Impresso para simples conferência</text:p>
            <text:p text:style-name="P85">Informações não transmitidas a nenhuma<text:line-break/>SEFAZ autorizadora</text:p>
            <text:p text:style-name="P86">SEM VALOR FISC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37">
          <table:table-cell table:style-name="Tabela3.A44" table:number-columns-spanned="12" office:value-type="string">
            <text:p text:style-name="P71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31">
          <table:table-cell table:style-name="Tabela3.A31" table:number-columns-spanned="20" office:value-type="string">
            <text:p text:style-name="P106">Natureza da Operação</text:p>
            <text:p text:style-name="P116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U31" table:number-columns-spanned="21" office:value-type="string">
            <text:p text:style-name="P106">Protocolo de autorização</text:p>
            <text:p text:style-name="P103"/>
            <text:p text:style-name="P82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1">
          <table:table-cell table:style-name="Tabela3.A2" table:number-columns-spanned="41" office:value-type="string">
            <text:p text:style-name="P100"><draw:frame draw:style-name="fr5" draw:name="Quadro14" text:anchor-type="paragraph" svg:x="12.201cm" svg:y="1.288cm" svg:width="6.001cm" svg:height="0.801cm" draw:z-index="11"><draw:text-box><text:p text:style-name="P135"/></draw:text-box></draw:frame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40" table:number-columns-spanned="41" office:value-type="string">
            <text:p text:style-name="P100"><text:a xlink:type="simple" xlink:href="py3o://if=%22danfe.object_xml.protNFe.infProt.nProt%20and%20danfe.object_xml.protNFe.infProt.cStat%20in%20('110',%20'301',%20'302')%22" text:style-name="Internet_20_link" text:visited-style-name="Visited_20_Internet_20_Link"><text:span text:style-name="T26">if="danfe.object_xml.protNFe.infProt.nProt and danfe.object_xml.protNFe.infProt.cSta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41">
          <table:table-cell table:style-name="Tabela3.A43" table:number-rows-spanned="3" table:number-columns-spanned="12" office:value-type="string">
            <text:p text:style-name="P91"><draw:frame draw:style-name="fr4" draw:name="Quadro15" text:anchor-type="char" svg:width="7.8cm" svg:height="3.2cm" draw:z-index="9"><draw:text-box><text:p text:style-name="P136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M44" table:number-rows-spanned="4" table:number-columns-spanned="8" office:value-type="string">
            <text:p text:style-name="P109"><draw:frame draw:style-name="fr1" draw:name="Quadro16" text:anchor-type="paragraph" svg:x="2.2cm" svg:y="1.6cm" svg:width="0.815cm" svg:height="0.794cm" draw:z-index="7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77">DOCUMENTO AUXILIAR DA NOTA FISCAL ELETRÔNICA</text:p>
            <text:p text:style-name="P77">versão</text:p>
            <text:p text:style-name="P77"><text:s/><text:user-field-get text:name="py3o.danfe.object_xml.NFe.versao">danfe.object_xml.NFe.versao</text:user-field-get></text:p>
            <text:p text:style-name="P77"/>
            <text:p text:style-name="P74"/>
            <text:p text:style-name="P69">       0 – entrada</text:p>
            <text:p text:style-name="P69">       1 – saída</text:p>
            <text:p text:style-name="P69"/>
            <text:p text:style-name="P69"/>
            <text:p text:style-name="P119"><text:user-field-get text:name="py3o.danfe.object_xml.NFe.numero_formatado">danfe.object_xml.NFenumero_formatado</text:user-field-get></text:p>
            <text:p text:style-name="P119"><text:user-field-get text:name="py3o.danfe.object_xml.NFe.serie_formatada">danfe.object_xml.NFe.serie_formatada</text:user-field-get></text:p>
            <text:p text:style-name="P119">FOLHA <text:page-number text:select-page="current">3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U44" table:number-columns-spanned="21" office:value-type="string">
            <text:p text:style-name="P9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4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U42" table:number-columns-spanned="21" office:value-type="string">
            <text:p text:style-name="P106">Chave de acesso</text:p>
            <text:p text:style-name="P106"/>
            <text:p text:style-name="P80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4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U44" table:number-rows-spanned="2" table:number-columns-spanned="21" office:value-type="string">
            <text:p text:style-name="P85">Impresso para simples conferência</text:p>
            <text:p text:style-name="P85">Informações não transmitidas a nenhuma<text:line-break/>SEFAZ autorizadora</text:p>
            <text:p text:style-name="P86">SEM VALOR FISC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44">
          <table:table-cell table:style-name="Tabela3.A44" table:number-columns-spanned="12" office:value-type="string">
            <text:p text:style-name="P71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31">
          <table:table-cell table:style-name="Tabela3.A31" table:number-columns-spanned="20" office:value-type="string">
            <text:p text:style-name="P106">Natureza da Operação</text:p>
            <text:p text:style-name="P116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U31" table:number-columns-spanned="21" office:value-type="string">
            <text:p text:style-name="P106">Protocolo de autorização</text:p>
            <text:p text:style-name="P103"/>
            <text:p text:style-name="P82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1">
          <table:table-cell table:style-name="Tabela3.A2" table:number-columns-spanned="41" office:value-type="string">
            <text:p text:style-name="P100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47">
          <table:table-cell table:style-name="Tabela3.A47" table:number-columns-spanned="2" office:value-type="string">
            <text:p text:style-name="P106">Inscrição estadual</text:p>
            <text:p text:style-name="P116"><text:user-field-get text:name="py3o.danfe.object_xml.NFe.infNFe.emit.IE">danfe.object_xml.NFe.infNFe.emit.IE</text:user-field-get></text:p>
          </table:table-cell>
          <table:covered-table-cell/>
          <table:table-cell table:style-name="Tabela3.C47" table:number-columns-spanned="6" office:value-type="string">
            <text:p text:style-name="P106">Inscrição estadual do substituto tributário</text:p>
            <text:p text:style-name="P116"><text:user-field-get text:name="py3o.danfe.object_xml.NFe.infNFe.emit.IEST">danfe.object_xml.NFe.infNFe.emit.IEST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3.I47" table:number-columns-spanned="33" office:value-type="string">
            <text:p text:style-name="P106">CNPJ</text:p>
            <text:p text:style-name="P112"><text:user-field-get text:name="py3o.danfe.object_xml.NFe.cnpj_emitente_formatado">danfe.object_xml.NFe.cnpj_emitente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1">
          <table:table-cell table:style-name="Tabela3.A2" table:number-columns-spanned="41" office:value-type="string">
            <text:p text:style-name="P100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49">
          <table:table-cell table:style-name="Tabela3.A49" table:number-columns-spanned="41" office:value-type="string">
            <text:p text:style-name="P50">DESTINATÁRIO/REMET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50">
          <table:table-cell table:style-name="Tabela3.A51" table:number-columns-spanned="21" office:value-type="string">
            <text:p text:style-name="P18">Razão Social/Nome</text:p>
            <text:p text:style-name="P42"><text:user-field-get text:name="py3o.danfe.object_xml.NFe.infNFe.emit.xNome">danfe.object_xml.NFe.infNFe.emit.xNo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V50" table:number-columns-spanned="16" office:value-type="string">
            <text:p text:style-name="P18">CNPJ/CPF</text:p>
            <text:p text:style-name="P38"><text:user-field-get text:name="py3o.danfe.object_xml.NFe.cnpj_destinatario_formatado">danfe.object_xml.NFe.cnpj_destinatario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l50" table:number-columns-spanned="4" office:value-type="string">
            <text:p text:style-name="P18">Data da emissão</text:p>
            <text:p text:style-name="P37"><text:user-field-get text:name="py3o.danfe.object_xml.NFe.infNFe.ide.dEmi">danfe.object_xml.NFe.infNFe.ide.dEmi</text:user-field-get></text:p>
          </table:table-cell>
          <table:covered-table-cell/>
          <table:covered-table-cell/>
          <table:covered-table-cell/>
        </table:table-row>
        <table:table-row table:style-name="Tabela3.51">
          <table:table-cell table:style-name="Tabela3.A51" table:number-columns-spanned="21" office:value-type="string">
            <text:p text:style-name="P18">Endereço</text:p>
            <text:p text:style-name="P42"><text:user-field-get text:name="py3o.danfe.object_xml.NFe.endereco_destinatario_formatado">danfe.object_xml.NFe.endereco_destinatario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V51" table:number-columns-spanned="10" office:value-type="string">
            <text:p text:style-name="P18">Bairro</text:p>
            <text:p text:style-name="P42"><text:user-field-get text:name="py3o.danfe.object_xml.NFe.infNFe.dest.enderDest.xBairro">danfe.object_xml.NFe.infNFe.dest.enderDest.xBairr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f51" table:number-columns-spanned="6" office:value-type="string">
            <text:p text:style-name="P18">CEP</text:p>
            <text:p text:style-name="P42"><text:user-field-get text:name="py3o.danfe.object_xml.NFe.infNFe.dest.enderDest.CEP">danfe.object_xml.NFe.infNFe.dest.enderDest.CEP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3.l51" table:number-columns-spanned="4" office:value-type="string">
            <text:p text:style-name="P18">Data da entrada/saída</text:p>
            <text:p text:style-name="P37"><text:user-field-get text:name="py3o.danfe.object_xml.NFe.infNFe.ide.dSaiEnt">danfe.object_xml.NFe.infNFe.ide.dSaiEnt</text:user-field-get></text:p>
          </table:table-cell>
          <table:covered-table-cell/>
          <table:covered-table-cell/>
          <table:covered-table-cell/>
        </table:table-row>
        <table:table-row table:style-name="Tabela3.52">
          <table:table-cell table:style-name="Tabela3.A52" table:number-columns-spanned="17" office:value-type="string">
            <text:p text:style-name="P18">Município</text:p>
            <text:p text:style-name="P42"><text:user-field-get text:name="py3o.danfe.object_xml.NFe.infNFe.dest.enderDest.xMun">danfe.NFe.object_xml.infNFe.dest.enderDest.xMun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R52" table:number-columns-spanned="8" office:value-type="string">
            <text:p text:style-name="P18">Fone</text:p>
            <text:p text:style-name="P42"><text:user-field-get text:name="py3o.danfe.object_xml.NFe.infNFe.dest.enderDest.fone">danfe.object_xml.NFe.infNFe.dest.enderDest.fon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Z52" table:number-columns-spanned="3" office:value-type="string">
            <text:p text:style-name="P18">UF</text:p>
            <text:p text:style-name="P42"><text:user-field-get text:name="py3o.danfe.object_xml.NFe.infNFe.dest.enderDest.UF">danfe.object_xml.NFe.infNFe.dest.enderDest.UF</text:user-field-get></text:p>
          </table:table-cell>
          <table:covered-table-cell/>
          <table:covered-table-cell/>
          <table:table-cell table:style-name="Tabela3.c52" table:number-columns-spanned="9" office:value-type="string">
            <text:p text:style-name="P18">Inscrição estadual</text:p>
            <text:p text:style-name="P42"><text:user-field-get text:name="py3o.danfe.object_xml.NFe.infNFe.dest.IE">danfe.object_xml.NFe.infNFe.dest.I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l52" table:number-columns-spanned="4" office:value-type="string">
            <text:p text:style-name="P18">Hora da entrada/saída</text:p>
            <text:p text:style-name="P38"><text:user-field-get text:name="py3o.danfe.object_xml.NFe.infNFe.ide.hSaiEnt">danfe.object_xml.NFe.infNFe.ide.hSaiEnt</text:user-field-get></text:p>
          </table:table-cell>
          <table:covered-table-cell/>
          <table:covered-table-cell/>
          <table:covered-table-cell/>
        </table:table-row>
        <table:table-row table:style-name="Tabela3.53">
          <table:table-cell table:style-name="Tabela3.A53" table:number-columns-spanned="41" office:value-type="string">
            <text:p text:style-name="P50"><text:a xlink:type="simple" xlink:href="py3o://if=%22hasattr(danfe.object_xml.NFe.infNFe,%20'retirada')%22" text:style-name="Internet_20_link" text:visited-style-name="Visited_20_Internet_20_Link"><text:span text:style-name="T8">if="hasattr(danfe.object_xml.NFe.infNFe, 'retirada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54">
          <table:table-cell table:style-name="Tabela3.A53" table:number-columns-spanned="41" office:value-type="string">
            <text:p text:style-name="P50">LOCAL DE RETIRAD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55">
          <table:table-cell table:style-name="Tabela3.A55" table:number-columns-spanned="5" office:value-type="string">
            <text:p text:style-name="P18">CNPJ/CPF</text:p>
            <text:p text:style-name="P42"><text:user-field-get text:name="py3o.danfe.object_xml.NFe.infNFe.retirada.CNPJ">danfe.object_xml.NFe.infNFe.retirada.CNPJ</text:user-field-get></text:p>
          </table:table-cell>
          <table:covered-table-cell/>
          <table:covered-table-cell/>
          <table:covered-table-cell/>
          <table:covered-table-cell/>
          <table:table-cell table:style-name="Tabela3.F55" table:number-columns-spanned="36" office:value-type="string">
            <text:p text:style-name="P18">Endereço</text:p>
            <text:p text:style-name="P42"><text:user-field-get text:name="py3o.danfe.object_xml.NFe.endereco_retirada_formatado">danfe.object_xml.NFe.endereco_retirada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56" table:number-columns-spanned="41" office:value-type="string">
            <text:p text:style-name="P9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54">
          <table:table-cell table:style-name="Tabela3.A53" table:number-columns-spanned="41" office:value-type="string">
            <text:p text:style-name="P50"><text:a xlink:type="simple" xlink:href="py3o://if=%22hasattr(danfe.object_xml.NFe.infNFe,%20'entrega')%22" text:style-name="Internet_20_link" text:visited-style-name="Visited_20_Internet_20_Link"><text:span text:style-name="T7">if="hasattr(danfe.object_xml.NFe.infNFe, 'entrega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54">
          <table:table-cell table:style-name="Tabela3.A53" table:number-columns-spanned="41" office:value-type="string">
            <text:p text:style-name="P50">LOCAL DE ENTREG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59">
          <table:table-cell table:style-name="Tabela3.A59" table:number-columns-spanned="5" office:value-type="string">
            <text:p text:style-name="P18">CNPJ/CPF</text:p>
            <text:p text:style-name="P43"><text:user-field-get text:name="py3o.danfe.object_xml.NFe.infNFe.entrega.CNPJ">danfe.object_xml.NFe.infNFe.entrega.CNPJ</text:user-field-get></text:p>
          </table:table-cell>
          <table:covered-table-cell/>
          <table:covered-table-cell/>
          <table:covered-table-cell/>
          <table:covered-table-cell/>
          <table:table-cell table:style-name="Tabela3.F59" table:number-columns-spanned="36" office:value-type="string">
            <text:p text:style-name="P18">Endereço</text:p>
            <text:p text:style-name="P42"><text:user-field-get text:name="py3o.danfe.object_xml.NFe.endereco_entrega_formatado">danfe.object_xml.NFe.endereco_entrega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60" table:number-columns-spanned="41" office:value-type="string">
            <text:p text:style-name="P9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54">
          <table:table-cell table:style-name="Tabela3.A53" table:number-columns-spanned="41" office:value-type="string">
            <text:p text:style-name="P50">FATUR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62">
          <table:table-cell table:style-name="Tabela3.A53" table:number-columns-spanned="41" office:value-type="string">
            <text:p text:style-name="P9"><text:a xlink:type="simple" xlink:href="py3o://if=%22danfe.object_xml.NFe.fatura_a_prazo%22" text:style-name="Internet_20_link" text:visited-style-name="Visited_20_Internet_20_Link"><text:span text:style-name="T17">if="danfe.object_xml.NFe.fatura_a_prazo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63">
          <table:table-cell table:style-name="Tabela3.A63" table:number-columns-spanned="6" office:value-type="string">
            <text:p text:style-name="P42">PAGAMENTO A PRAZ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3.U31" table:number-columns-spanned="20" office:value-type="string">
            <text:p text:style-name="P18">Número da fatura</text:p>
            <text:p text:style-name="P42"><text:user-field-get text:name="py3o.danfe.object_xml.NFe.infNFe.cobr.fat.nFat">danfe.object_xml.NFe.infNFe.cobr.fat.nFa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U31" table:number-columns-spanned="5" office:value-type="string">
            <text:p text:style-name="P18">Valor original</text:p>
            <text:p text:style-name="P30"><text:user-field-get text:name="py3o.danfe.object_xml.NFe.infNFe.cobr.fat.vOrig">danfe.object_xml.NFe.infNFe.cobr.fat.vOrig</text:user-field-get></text:p>
          </table:table-cell>
          <table:covered-table-cell/>
          <table:covered-table-cell/>
          <table:covered-table-cell/>
          <table:covered-table-cell/>
          <table:table-cell table:style-name="Tabela3.U31" table:number-columns-spanned="7" office:value-type="string">
            <text:p text:style-name="P18">Desconto</text:p>
            <text:p text:style-name="P30"><text:user-field-get text:name="py3o.danfe.object_xml.NFe.infNFe.cobr.fat.vDesc">danfe.object_xml.NFe.infNFe.cobr.fat.vDesc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U31" table:number-columns-spanned="3" office:value-type="string">
            <text:p text:style-name="P18">Valor líquido</text:p>
            <text:p text:style-name="P30"><text:user-field-get text:name="py3o.danfe.object_xml.NFe.infNFe.cobr.fat.vLiq">danfe.object_xml.NFe.infNFe.cobr.fat.vLiq</text:user-field-get></text:p>
          </table:table-cell>
          <table:covered-table-cell/>
          <table:covered-table-cell/>
        </table:table-row>
        <table:table-row table:style-name="Tabela3.64">
          <table:table-cell table:style-name="Tabela3.A53" table:number-columns-spanned="41" office:value-type="string">
            <text:p text:style-name="P9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65">
          <table:table-cell table:style-name="Tabela3.A53" table:number-columns-spanned="41" office:value-type="string">
            <text:p text:style-name="P9"><text:a xlink:type="simple" xlink:href="py3o://if=%22danfe.object_xml.NFe.fatura_a_vista" text:style-name="Internet_20_link" text:visited-style-name="Visited_20_Internet_20_Link"><text:span text:style-name="T28">if="danfe.object_xml.NFe.fatura_a_vista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63">
          <table:table-cell table:style-name="Tabela3.A63" table:number-columns-spanned="6" office:value-type="string">
            <text:p text:style-name="P42">PAGAMENTO À VISTA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3.U31" table:number-columns-spanned="20" office:value-type="string">
            <text:p text:style-name="P18">Número da fatura</text:p>
            <text:p text:style-name="P42"><text:user-field-get text:name="py3o.danfe.object_xml.NFe.infNFe.cobr.fat.nFat">danfe.object_xml.NFe.infNFe.cobr.fat.nFa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U31" table:number-columns-spanned="5" office:value-type="string">
            <text:p text:style-name="P18">Valor original</text:p>
            <text:p text:style-name="P30"><text:user-field-get text:name="py3o.danfe.object_xml.NFe.infNFe.cobr.fat.vOrig">danfe.object_xml.NFe.infNFe.cobr.fat.vOrig</text:user-field-get></text:p>
          </table:table-cell>
          <table:covered-table-cell/>
          <table:covered-table-cell/>
          <table:covered-table-cell/>
          <table:covered-table-cell/>
          <table:table-cell table:style-name="Tabela3.U31" table:number-columns-spanned="7" office:value-type="string">
            <text:p text:style-name="P18">Desconto</text:p>
            <text:p text:style-name="P30"><text:user-field-get text:name="py3o.danfe.object_xml.NFe.infNFe.cobr.fat.vDesc">danfe.object_xml.NFe.infNFe.cobr.fat.vDesc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U31" table:number-columns-spanned="3" office:value-type="string">
            <text:p text:style-name="P18">Valor líquido</text:p>
            <text:p text:style-name="P30"><text:user-field-get text:name="py3o.danfe.object_xml.NFe.infNFe.cobr.fat.vLiq">danfe.object_xml.NFe.infNFe.cobr.fat.vLiq</text:user-field-get></text:p>
          </table:table-cell>
          <table:covered-table-cell/>
          <table:covered-table-cell/>
        </table:table-row>
        <text:soft-page-break/>
        <table:table-row table:style-name="Tabela3.67">
          <table:table-cell table:style-name="Tabela3.A53" table:number-columns-spanned="41" office:value-type="string">
            <text:p text:style-name="P9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68">
          <table:table-cell table:style-name="Tabela3.A53" table:number-columns-spanned="41" office:value-type="string">
            <text:p text:style-name="P10"><text:a xlink:type="simple" xlink:href="py3o://if=%22len(danfe.object_xml.NFe.infNFe.cobr.dup)%20%3E%200%22" text:style-name="Internet_20_link" text:visited-style-name="Visited_20_Internet_20_Link"><text:span text:style-name="T18">if="len(danfe.object_xml.NFe.infNFe.cobr.dup) &gt; 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69">
          <table:table-cell table:style-name="Tabela3.A53" table:number-columns-spanned="41" office:value-type="string">
            <text:p text:style-name="P51">DUPLICAT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70">
          <table:table-cell table:style-name="Tabela3.A53" table:number-columns-spanned="41" office:value-type="string">
            <text:p text:style-name="P10"><text:a xlink:type="simple" xlink:href="py3o://for=%22dup%20in%20danfe.object_xml.NFe.infNFe.cobr.dup%22" text:style-name="Internet_20_link" text:visited-style-name="Visited_20_Internet_20_Link"><text:span text:style-name="T18">for="dup in danfe.object_xml.NFe.infNFe.cobr.dup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71">
          <table:table-cell table:style-name="Tabela3.A53" table:number-columns-spanned="2" office:value-type="string">
            <text:p text:style-name="P20">Número</text:p>
            <text:p text:style-name="P46"><text:user-field-get text:name="py3o.dup.nDup">dup.nDup</text:user-field-get></text:p>
          </table:table-cell>
          <table:covered-table-cell/>
          <table:table-cell table:style-name="Tabela3.C71" table:number-columns-spanned="6" office:value-type="string">
            <text:p text:style-name="P20">Vencimento</text:p>
            <text:p text:style-name="P44"><text:user-field-get text:name="py3o.dup.dVenc">dup.dVenc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3.C71" table:number-columns-spanned="33" office:value-type="string">
            <text:p text:style-name="P19">Valor</text:p>
            <text:p text:style-name="P45"><text:user-field-get text:name="py3o.dup.vDup">dup.vDu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72">
          <table:table-cell table:style-name="Tabela3.A53" table:number-columns-spanned="41" office:value-type="string">
            <text:p text:style-name="P10"><text:a xlink:type="simple" xlink:href="py3o:///for" text:style-name="Internet_20_link" text:visited-style-name="Visited_20_Internet_20_Link">/for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73">
          <table:table-cell table:style-name="Tabela3.A53" table:number-columns-spanned="41" office:value-type="string">
            <text:p text:style-name="P10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54">
          <table:table-cell table:style-name="Tabela3.A53" table:number-columns-spanned="41" office:value-type="string">
            <text:p text:style-name="P52">CÁLCULO DO IMPOS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63">
          <table:table-cell table:style-name="Tabela3.A31" table:number-columns-spanned="3" office:value-type="string">
            <text:p text:style-name="P22">Base de cálculo do ICMS</text:p>
            <text:p text:style-name="P31"><text:user-field-get text:name="py3o.danfe.object_xml.NFe.infNFe.total.ICMSTot.vBC">danfe.object_xml.NFe.infNFe.total.ICMSTot.vBC</text:user-field-get></text:p>
          </table:table-cell>
          <table:covered-table-cell/>
          <table:covered-table-cell/>
          <table:table-cell table:style-name="Tabela3.U31" table:number-columns-spanned="6" office:value-type="string">
            <text:p text:style-name="P22">Valor do ICMS</text:p>
            <text:p text:style-name="P31"><text:user-field-get text:name="py3o.danfe.object_xml.NFe.infNFe.total.ICMSTot.vICMS">danfe.object_xml.NFe.infNFe.total.ICMSTot.vICMS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3.U31" table:number-columns-spanned="6" office:value-type="string">
            <text:p text:style-name="P22">Base de cálculo do ICMS ST</text:p>
            <text:p text:style-name="P31"><text:user-field-get text:name="py3o.danfe.object_xml.NFe.infNFe.total.ICMSTot.vBCST">danfe.object_xml.NFe.infNFe.total.ICMSTot.vBCST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3.U31" table:number-columns-spanned="8" office:value-type="string">
            <text:p text:style-name="P22">Valor do ICMS ST</text:p>
            <text:p text:style-name="P31"><text:user-field-get text:name="py3o.danfe.object_xml.NFe.infNFe.total.ICMSTot.vST">danfe.object_xml.NFe.infNFe.total.ICMSTot.vS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X75" table:number-columns-spanned="9" office:value-type="string">
            <text:p text:style-name="P22">Valor aproximado dos tributos</text:p>
            <text:p text:style-name="P31"><text:user-field-get text:name="py3o.danfe.object_xml.NFe.infNFe.total.ICMSTot.vTotTrib">danfe.object_xml.NFe.infNFe.total.ICMSTot.vTotTrib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A31" table:number-columns-spanned="9" office:value-type="string">
            <text:p text:style-name="P22">Valor total dos produtos</text:p>
            <text:p text:style-name="P31"><text:user-field-get text:name="py3o.danfe.object_xml.NFe.infNFe.total.ICMSTot.vProd">danfe.object_xml.NFe.infNFe.total.ICMSTot.vProd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76">
          <table:table-cell table:style-name="Tabela3.A53" table:number-columns-spanned="3" office:value-type="string">
            <text:p text:style-name="P22">Valor do frete</text:p>
            <text:p text:style-name="P31"><text:user-field-get text:name="py3o.danfe.object_xml.NFe.infNFe.total.ICMSTot.vFrete">danfe.object_xml.NFe.infNFe.total.ICMSTot.vFrete</text:user-field-get></text:p>
          </table:table-cell>
          <table:covered-table-cell/>
          <table:covered-table-cell/>
          <table:table-cell table:style-name="Tabela3.C71" table:number-columns-spanned="6" office:value-type="string">
            <text:p text:style-name="P22">Valor do seguro</text:p>
            <text:p text:style-name="P31"><text:user-field-get text:name="py3o.danfe.object_xml.NFe.infNFe.total.ICMSTot.vSeg">danfe.object_xml.NFe.infNFe.total.ICMSTot.vSeg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3.C71" table:number-columns-spanned="6" office:value-type="string">
            <text:p text:style-name="P22">Desconto</text:p>
            <text:p text:style-name="P31"><text:user-field-get text:name="py3o.danfe.object_xml.NFe.infNFe.total.ICMSTot.vDesc">danfe.object_xml.NFe.infNFe.total.ICMSTot.vDesc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3.C71" table:number-columns-spanned="8" office:value-type="string">
            <text:p text:style-name="P22">Outras despesas acessórias</text:p>
            <text:p text:style-name="P31"><text:user-field-get text:name="py3o.danfe.object_xml.NFe.infNFe.total.ICMSTot.vOutro">danfe.object_xml.NFe.infNFe.total.ICMSTot.vOutr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X76" table:number-columns-spanned="9" office:value-type="string">
            <text:p text:style-name="P22">Valor do IPI</text:p>
            <text:p text:style-name="P31"><text:user-field-get text:name="py3o.danfe.object_xml.NFe.infNFe.total.ICMSTot.vIPI">danfe.object_xml.NFe.infNFe.total.ICMSTot.vIPI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g76" table:number-columns-spanned="9" office:value-type="string">
            <text:p text:style-name="P21">Valor total da nota</text:p>
            <text:p text:style-name="P39"><text:user-field-get text:name="py3o.danfe.object_xml.NFe.infNFe.total.ICMSTot.vNF">danfe.object_xml.NFe.infNFe.total.ICMSTot.vNF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77">
          <table:table-cell table:style-name="Tabela3.A77" table:number-columns-spanned="41" office:value-type="string">
            <text:p text:style-name="P12"><text:a xlink:type="simple" xlink:href="py3o://if=%22danfe.object_xml.NFe.infNFe.transp.modFrete%20==%20'9-sem frete'%22" text:style-name="Internet_20_link" text:visited-style-name="Visited_20_Internet_20_Link"><text:span text:style-name="T11">if="danfe.object_xml.NFe.infNFe.transp.modFrete == '9-sem frete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54">
          <table:table-cell table:style-name="Tabela3.A77" table:number-columns-spanned="41" office:value-type="string">
            <text:p text:style-name="P2">TRANSPORTADOR/VOLUMES TRANSPORT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79">
          <table:table-cell table:style-name="Tabela3.A79" table:number-columns-spanned="16" office:value-type="string">
            <text:p text:style-name="P24">Razão Social/Nome</text:p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Q79" table:number-columns-spanned="6" office:value-type="string">
            <text:p text:style-name="P24">Frete por conta</text:p>
            <text:p text:style-name="P48"><text:user-field-get text:name="py3o.danfe.object_xml.NFe.infNFe.transp.modFrete">danfe.object_xml.NFe.infNFe.transp.modFrete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3.W79" table:number-columns-spanned="5" office:value-type="string">
            <text:p text:style-name="P24">Código ANTT</text:p>
            <text:p text:style-name="P48"/>
          </table:table-cell>
          <table:covered-table-cell/>
          <table:covered-table-cell/>
          <table:covered-table-cell/>
          <table:covered-table-cell/>
          <table:table-cell table:style-name="Tabela3.b79" table:number-columns-spanned="3" office:value-type="string">
            <text:p text:style-name="P24">Placa do veículo</text:p>
            <text:p text:style-name="P48"/>
          </table:table-cell>
          <table:covered-table-cell/>
          <table:covered-table-cell/>
          <table:table-cell table:style-name="Tabela3.e79" table:number-columns-spanned="4" office:value-type="string">
            <text:p text:style-name="P24">UF</text:p>
            <text:p text:style-name="P48"/>
          </table:table-cell>
          <table:covered-table-cell/>
          <table:covered-table-cell/>
          <table:covered-table-cell/>
          <table:table-cell table:style-name="Tabela3.i79" table:number-columns-spanned="7" office:value-type="string">
            <text:p text:style-name="P24">CNPJ/CPF</text:p>
            <text:p text:style-name="P4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80">
          <table:table-cell table:style-name="Tabela3.A80" table:number-columns-spanned="16" office:value-type="string">
            <text:p text:style-name="P24">Endereço</text:p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Q80" table:number-columns-spanned="14" office:value-type="string">
            <text:p text:style-name="P24">Município</text:p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e80" table:number-columns-spanned="4" office:value-type="string">
            <text:p text:style-name="P24">UF</text:p>
            <text:p text:style-name="P48"/>
          </table:table-cell>
          <table:covered-table-cell/>
          <table:covered-table-cell/>
          <table:covered-table-cell/>
          <table:table-cell table:style-name="Tabela3.i80" table:number-columns-spanned="7" office:value-type="string">
            <text:p text:style-name="P24">Inscrição estadual</text:p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63">
          <table:table-cell table:style-name="Tabela3.A53" table:number-columns-spanned="4" office:value-type="string">
            <text:p text:style-name="P24">Quantidade</text:p>
            <text:p text:style-name="P33"/>
          </table:table-cell>
          <table:covered-table-cell/>
          <table:covered-table-cell/>
          <table:covered-table-cell/>
          <table:table-cell table:style-name="Tabela3.C71" table:number-columns-spanned="6" office:value-type="string">
            <text:p text:style-name="P24">Espécie</text:p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table-cell table:style-name="Tabela3.C71" table:number-columns-spanned="8" office:value-type="string">
            <text:p text:style-name="P24">Marca</text:p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C71" table:number-columns-spanned="7" office:value-type="string">
            <text:p text:style-name="P24">Número</text:p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C71" table:number-columns-spanned="10" office:value-type="string">
            <text:p text:style-name="P24">Peso bruto</text:p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C71" table:number-columns-spanned="6" office:value-type="string">
            <text:p text:style-name="P24">Peso líquido</text:p>
            <text:p text:style-name="P3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3.82">
          <table:table-cell table:style-name="Tabela3.A82" table:number-columns-spanned="41" office:value-type="string">
            <text:p text:style-name="P12"><text:a xlink:type="simple" xlink:href="py3o:///if" text:style-name="Internet_20_link" text:visited-style-name="Visited_20_Internet_20_Link">/if</text:a><text:user-field-get text:name="py3o.danfe.object_xml.NFe.infNFe.transp.veicTransp.placa">danfe.object_xml.NFe.infNFe.transp.veicTransp.plac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83">
          <table:table-cell table:style-name="Tabela3.A77" table:number-columns-spanned="41" office:value-type="string">
            <text:p text:style-name="P12"><text:a xlink:type="simple" xlink:href="py3o://if=%22danfe.object_xml.NFe.infNFe.transp.modFrete%20!=%20'9-sem frete'%22" text:style-name="Internet_20_link" text:visited-style-name="Visited_20_Internet_20_Link"><text:span text:style-name="T11">if="danfe.object_xml.NFe.infNFe.transp.modFrete != '9-sem frete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54">
          <table:table-cell table:style-name="Tabela3.A77" table:number-columns-spanned="41" office:value-type="string">
            <text:p text:style-name="P1">TRANSPORTADOR/VOLUMES TRANSPORT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85">
          <table:table-cell table:style-name="Tabela3.A85" table:number-columns-spanned="16" office:value-type="string">
            <text:p text:style-name="P23">Razão Social/Nome</text:p>
            <text:p text:style-name="P47"><text:bookmark-start text:name="__DdeLink__29966_270306972"/><text:bookmark-start text:name="__DdeLink__29586_270306972"/><text:user-field-get text:name="py3o.danfe.object_xml.NFe.infNFe.transp.transporta.xNome">danfe.object_xml.NFe.infNFe.transp.transporta.xNome</text:user-field-get><text:bookmark-end text:name="__DdeLink__29966_270306972"/><text:bookmark-end text:name="__DdeLink__29586_27030697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Q85" table:number-columns-spanned="6" office:value-type="string">
            <text:p text:style-name="P23">Frete por conta</text:p>
            <text:p text:style-name="P47"><text:user-field-get text:name="py3o.danfe.object_xml.NFe.infNFe.transp.modFrete">danfe.object_xml.NFe.infNFe.transp.modFrete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3.W85" table:number-columns-spanned="5" office:value-type="string">
            <text:p text:style-name="P23">Código ANTT</text:p>
            <text:p text:style-name="P47"><text:user-field-get text:name="py3o.danfe.object_xml.NFe.infNFe.transp.veicTransp.RNTC">danfe.object_xml.NFe.infNFe.transp.veicTransp.RNTC</text:user-field-get></text:p>
          </table:table-cell>
          <table:covered-table-cell/>
          <table:covered-table-cell/>
          <table:covered-table-cell/>
          <table:covered-table-cell/>
          <table:table-cell table:style-name="Tabela3.b85" table:number-columns-spanned="3" office:value-type="string">
            <text:p text:style-name="P23">Placa do veículo</text:p>
            <text:p text:style-name="P47"><text:user-field-get text:name="py3o.danfe.object_xml.NFe.infNFe.transp.veicTransp.placa">danfe.object_xml.NFe.infNFe.transp.veicTransp.placa</text:user-field-get></text:p>
          </table:table-cell>
          <table:covered-table-cell/>
          <table:covered-table-cell/>
          <table:table-cell table:style-name="Tabela3.e85" table:number-columns-spanned="4" office:value-type="string">
            <text:p text:style-name="P23">UF</text:p>
            <text:p text:style-name="P47"><text:user-field-get text:name="py3o.danfe.object_xml.NFe.infNFe.transp.transporta.UF">danfe.object_xml.NFe.infNFe.transp.transporta.UF</text:user-field-get></text:p>
          </table:table-cell>
          <table:covered-table-cell/>
          <table:covered-table-cell/>
          <table:covered-table-cell/>
          <table:table-cell table:style-name="Tabela3.i85" table:number-columns-spanned="7" office:value-type="string">
            <text:p text:style-name="P23">CNPJ/CPF</text:p>
            <text:p text:style-name="P40"><text:user-field-get text:name="py3o.danfe.object_xml.NFe.cnpj_transportadora_formatado">danfe.object_xml.NFe.cnpj_transportadora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86">
          <table:table-cell table:style-name="Tabela3.A86" table:number-columns-spanned="16" office:value-type="string">
            <text:p text:style-name="P23">Endereço</text:p>
            <text:p text:style-name="P47"><text:user-field-get text:name="py3o.danfe.object_xml.NFe.infNFe.transp.transporta.xEnder">danfe.object_xml.NFe.infNFe.transp.transporta.xEnder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Q86" table:number-columns-spanned="14" office:value-type="string">
            <text:p text:style-name="P23">Município</text:p>
            <text:p text:style-name="P47"><text:user-field-get text:name="py3o.danfe.object_xml.NFe.infNFe.transp.transporta.xMun">danfe.object_xml.NFe.infNFe.transp.transporta.xMun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e86" table:number-columns-spanned="4" office:value-type="string">
            <text:p text:style-name="P23">UF</text:p>
            <text:p text:style-name="P47"><text:user-field-get text:name="py3o.danfe.object_xml.NFe.infNFe.transp.transporta.UF">danfe.object_xml.NFe.infNFe.transp.transporta.UF</text:user-field-get></text:p>
          </table:table-cell>
          <table:covered-table-cell/>
          <table:covered-table-cell/>
          <table:covered-table-cell/>
          <table:table-cell table:style-name="Tabela3.i86" table:number-columns-spanned="7" office:value-type="string">
            <text:p text:style-name="P23">Inscrição estadual</text:p>
            <text:p text:style-name="P47"><text:user-field-get text:name="py3o.danfe.object_xml.NFe.infNFe.transp.transporta.IE">danfe.object_xml.NFe.infNFe.transp.transporta.I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31">
          <table:table-cell table:style-name="Tabela3.A87" table:number-columns-spanned="41" office:value-type="string">
            <text:p text:style-name="P11"><text:a xlink:type="simple" xlink:href="py3o://if=%22len(danfe.object_xml.NFe.infNFe.transp.vol)%20==%200%22" text:style-name="Internet_20_link" text:visited-style-name="Visited_20_Internet_20_Link"><text:span text:style-name="T19">if="len(danfe.object_xml.NFe.infNFe.transp.vol) == 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63">
          <table:table-cell table:style-name="Tabela3.A53" table:number-columns-spanned="4" office:value-type="string">
            <text:p text:style-name="P23">Quantidade</text:p>
            <text:p text:style-name="P32"/>
          </table:table-cell>
          <table:covered-table-cell/>
          <table:covered-table-cell/>
          <table:covered-table-cell/>
          <table:table-cell table:style-name="Tabela3.C71" table:number-columns-spanned="6" office:value-type="string">
            <text:p text:style-name="P23">Espécie</text:p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table-cell table:style-name="Tabela3.C71" table:number-columns-spanned="8" office:value-type="string">
            <text:p text:style-name="P23">Marca</text:p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C71" table:number-columns-spanned="7" office:value-type="string">
            <text:p text:style-name="P23">Número</text:p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C71" table:number-columns-spanned="10" office:value-type="string">
            <text:p text:style-name="P23">Peso bruto</text:p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C71" table:number-columns-spanned="6" office:value-type="string">
            <text:p text:style-name="P23">Peso líquido</text:p>
            <text:p text:style-name="P3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3.63">
          <table:table-cell table:style-name="Tabela3.A87" table:number-columns-spanned="41" office:value-type="string">
            <text:p text:style-name="P11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63">
          <table:table-cell table:style-name="Tabela3.A87" table:number-columns-spanned="41" office:value-type="string">
            <text:p text:style-name="P11"><text:bookmark-start text:name="__DdeLink__29972_270306972"/><text:a xlink:type="simple" xlink:href="py3o://if=%22len(danfe.object_xml.NFe.infNFe.transp.vol)%20!=%200%22" text:style-name="Internet_20_link" text:visited-style-name="Visited_20_Internet_20_Link"><text:span text:style-name="T19">if="len(danfe.object_xml.NFe.infNFe.transp.vol) != 0"</text:span></text:a><text:bookmark-end text:name="__DdeLink__29972_27030697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63">
          <table:table-cell table:style-name="Tabela3.A87" table:number-columns-spanned="41" office:value-type="string">
            <text:p text:style-name="P11"><text:a xlink:type="simple" xlink:href="py3o://for=%22vol%20in%20danfe.object_xml.NFe.infNFe.transp.vol%22" text:style-name="Internet_20_link" text:visited-style-name="Visited_20_Internet_20_Link"><text:span text:style-name="T19">for="vol in danfe.object_xml.NFe.infNFe.transp.vol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63">
          <table:table-cell table:style-name="Tabela3.A53" table:number-columns-spanned="4" office:value-type="string">
            <text:p text:style-name="P23">Quantidade</text:p>
            <text:p text:style-name="P32"><text:user-field-get text:name="py3o.vol.qVol">vol.qVol</text:user-field-get></text:p>
          </table:table-cell>
          <table:covered-table-cell/>
          <table:covered-table-cell/>
          <table:covered-table-cell/>
          <table:table-cell table:style-name="Tabela3.C71" table:number-columns-spanned="6" office:value-type="string">
            <text:p text:style-name="P23">Espécie</text:p>
            <text:p text:style-name="P47"><text:user-field-get text:name="py3o.vol.esp">vol.esp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3.C71" table:number-columns-spanned="8" office:value-type="string">
            <text:p text:style-name="P23">Marca</text:p>
            <text:p text:style-name="P47"><text:user-field-get text:name="py3o.vol.marca">vol.marc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C71" table:number-columns-spanned="7" office:value-type="string">
            <text:p text:style-name="P23">Número</text:p>
            <text:p text:style-name="P47"><text:user-field-get text:name="py3o.vol.nVol">vol.nVol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C71" table:number-columns-spanned="10" office:value-type="string">
            <text:p text:style-name="P23">Peso bruto</text:p>
            <text:p text:style-name="P32"><text:user-field-get text:name="py3o.vol.pesoB">vol.pesoB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C71" table:number-columns-spanned="6" office:value-type="string">
            <text:p text:style-name="P23">Peso líquido</text:p>
            <text:p text:style-name="P32"><text:user-field-get text:name="py3o.vol.pesoL">vol.pesoL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3.63">
          <table:table-cell table:style-name="Tabela3.A87" table:number-columns-spanned="41" office:value-type="string">
            <text:p text:style-name="P11"><text:a xlink:type="simple" xlink:href="py3o:///for" text:style-name="Internet_20_link" text:visited-style-name="Visited_20_Internet_20_Link">/for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63">
          <table:table-cell table:style-name="Tabela3.A87" table:number-columns-spanned="41" office:value-type="string">
            <text:p text:style-name="P11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63">
          <table:table-cell table:style-name="Tabela3.A87" table:number-columns-spanned="41" office:value-type="string">
            <text:p text:style-name="P12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54">
          <table:table-cell table:style-name="Tabela3.A53" table:number-columns-spanned="41" office:value-type="string">
            <text:p text:style-name="P53">DADOS DOS PRODUTOS/SERVIÇ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97">
          <table:table-cell table:style-name="Tabela3.A98" table:number-rows-spanned="2" office:value-type="string">
            <text:p text:style-name="P25">Código do produto</text:p>
          </table:table-cell>
          <table:table-cell table:style-name="Tabela3.B98" table:number-rows-spanned="2" table:number-columns-spanned="10" office:value-type="string">
            <text:p text:style-name="P25">Descriçã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L98" table:number-rows-spanned="2" table:number-columns-spanned="2" office:value-type="string">
            <text:p text:style-name="P25">NCM/SH</text:p>
          </table:table-cell>
          <table:covered-table-cell/>
          <table:table-cell table:style-name="Tabela3.N98" table:number-rows-spanned="2" office:value-type="string">
            <text:p text:style-name="P26">CST</text:p>
          </table:table-cell>
          <table:table-cell table:style-name="Tabela3.O98" table:number-rows-spanned="2" table:number-columns-spanned="2" office:value-type="string">
            <text:p text:style-name="P25">CFOP</text:p>
          </table:table-cell>
          <table:covered-table-cell/>
          <table:table-cell table:style-name="Tabela3.Q98" table:number-rows-spanned="2" table:number-columns-spanned="3" office:value-type="string">
            <text:p text:style-name="P25">Quantidade</text:p>
            <text:p text:style-name="P25">Unidade</text:p>
          </table:table-cell>
          <table:covered-table-cell/>
          <table:covered-table-cell/>
          <table:table-cell table:style-name="Tabela3.T98" table:number-rows-spanned="2" table:number-columns-spanned="5" office:value-type="string">
            <text:p text:style-name="P25">Valor unitário</text:p>
          </table:table-cell>
          <table:covered-table-cell/>
          <table:covered-table-cell/>
          <table:covered-table-cell/>
          <table:covered-table-cell/>
          <table:table-cell table:style-name="Tabela3.Y98" table:number-rows-spanned="2" table:number-columns-spanned="5" office:value-type="string">
            <text:p text:style-name="P25">Valor total</text:p>
          </table:table-cell>
          <table:covered-table-cell/>
          <table:covered-table-cell/>
          <table:covered-table-cell/>
          <table:covered-table-cell/>
          <table:table-cell table:style-name="Tabela3.d98" table:number-rows-spanned="2" table:number-columns-spanned="4" office:value-type="string">
            <text:p text:style-name="P25">Base de cálculo do ICMS</text:p>
          </table:table-cell>
          <table:covered-table-cell/>
          <table:covered-table-cell/>
          <table:covered-table-cell/>
          <table:table-cell table:style-name="Tabela3.h98" table:number-rows-spanned="2" table:number-columns-spanned="3" office:value-type="string">
            <text:p text:style-name="P25">Valor do ICMS</text:p>
          </table:table-cell>
          <table:covered-table-cell/>
          <table:covered-table-cell/>
          <table:table-cell table:style-name="Tabela3.k98" table:number-rows-spanned="2" table:number-columns-spanned="3" office:value-type="string">
            <text:p text:style-name="P25">Valor do IPI</text:p>
          </table:table-cell>
          <table:covered-table-cell/>
          <table:covered-table-cell/>
          <table:table-cell table:style-name="Tabela3.n97" table:number-columns-spanned="2" office:value-type="string">
            <text:p text:style-name="P25">Alíquotas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n98" office:value-type="string">
            <text:p text:style-name="P25">ICMS</text:p>
          </table:table-cell>
          <table:table-cell table:style-name="Tabela3.o98" office:value-type="string">
            <text:p text:style-name="P25">IPI</text:p>
          </table:table-cell>
        </table:table-row>
        <table:table-row>
          <table:table-cell table:style-name="Tabela3.A112" table:number-columns-spanned="41" office:value-type="string">
            <text:p text:style-name="P61"><text:a xlink:type="simple" xlink:href="py3o://for=%22det%20in%20danfe.object_xml.NFe.infNFe.det%22" text:style-name="Internet_20_link" text:visited-style-name="Visited_20_Internet_20_Link"><text:span text:style-name="T23">for="det in danfe.object_xml.NFe.infNFe.det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112" table:number-columns-spanned="41" office:value-type="string">
            <text:p text:style-name="P61"><text:a xlink:type="simple" xlink:href="py3o://if=%22det.numero_item%20%25%202%20!=%200%22" text:style-name="Internet_20_link" text:visited-style-name="Visited_20_Internet_20_Link"><text:span text:style-name="T25">if="det.numero_item % 2 != 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101">
          <table:table-cell table:style-name="Tabela3.A101" office:value-type="string">
            <text:p text:style-name="P57"><text:user-field-get text:name="py3o.det.prod.cProd">det.prod.cProd</text:user-field-get></text:p>
          </table:table-cell>
          <table:table-cell table:style-name="Tabela3.B101" table:number-columns-spanned="10" office:value-type="string">
            <text:p text:style-name="P57"><text:user-field-get text:name="py3o.det.prod.xProd">det.prod.xProd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L101" table:number-columns-spanned="2" office:value-type="string">
            <text:p text:style-name="P126"><text:user-field-get text:name="py3o.det.prod.NCM">det.prod.NCM</text:user-field-get></text:p>
          </table:table-cell>
          <table:covered-table-cell/>
          <table:table-cell table:style-name="Tabela3.N101" office:value-type="string">
            <text:p text:style-name="P126"><text:user-field-get text:name="py3o.det.cst_formatado">det.cst_formatado</text:user-field-get></text:p>
          </table:table-cell>
          <table:table-cell table:style-name="Tabela3.O101" table:number-columns-spanned="2" office:value-type="string">
            <text:p text:style-name="P126"><text:user-field-get text:name="py3o.det.prod.CFOP">det.prod.CFOP</text:user-field-get></text:p>
          </table:table-cell>
          <table:covered-table-cell/>
          <table:table-cell table:style-name="Tabela3.Q101" table:number-columns-spanned="3" office:value-type="string">
            <text:p text:style-name="P147"><text:user-field-get text:name="py3o.det.prod.qCom">det.prod.qCom</text:user-field-get><text:s/><text:user-field-get text:name="py3o.det.prod.uCom">det.prod.uCom</text:user-field-get></text:p>
          </table:table-cell>
          <table:covered-table-cell/>
          <table:covered-table-cell/>
          <table:table-cell table:style-name="Tabela3.T101" table:number-columns-spanned="5" office:value-type="string">
            <text:p text:style-name="P148"><text:user-field-get text:name="py3o.det.prod.vUnCom">det.prod.vUnCom</text:user-field-get></text:p>
          </table:table-cell>
          <table:covered-table-cell/>
          <table:covered-table-cell/>
          <table:covered-table-cell/>
          <table:covered-table-cell/>
          <table:table-cell table:style-name="Tabela3.Y101" table:number-columns-spanned="5" office:value-type="string">
            <text:p text:style-name="P148"><text:user-field-get text:name="py3o.det.prod.vProd">det.prod.vProd</text:user-field-get></text:p>
          </table:table-cell>
          <table:covered-table-cell/>
          <table:covered-table-cell/>
          <table:covered-table-cell/>
          <table:covered-table-cell/>
          <table:table-cell table:style-name="Tabela3.d101" table:number-columns-spanned="4" office:value-type="string">
            <text:p text:style-name="P143"><text:user-field-get text:name="py3o.det.imposto.ICMS.ICMS00.vBC">det.imposto.ICMS.ICMS00.vBC</text:user-field-get></text:p>
          </table:table-cell>
          <table:covered-table-cell/>
          <table:covered-table-cell/>
          <table:covered-table-cell/>
          <table:table-cell table:style-name="Tabela3.h101" table:number-columns-spanned="3" office:value-type="string">
            <text:p text:style-name="P145"><text:user-field-get text:name="py3o.det.imposto.ICMS.ICMS00.vICMS">det.imposto.ICMS.ICMS00.vICMS</text:user-field-get></text:p>
          </table:table-cell>
          <table:covered-table-cell/>
          <table:covered-table-cell/>
          <table:table-cell table:style-name="Tabela3.k101" table:number-columns-spanned="3" office:value-type="string">
            <text:p text:style-name="P148"><text:user-field-get text:name="py3o.det.imposto.IPI.IPITrib.vIPI">det.imposto.IPI.IPITrib.vIPI</text:user-field-get></text:p>
          </table:table-cell>
          <table:covered-table-cell/>
          <table:covered-table-cell/>
          <table:table-cell table:style-name="Tabela3.n101" office:value-type="string">
            <text:p text:style-name="P146"><text:user-field-get text:name="py3o.det.imposto.ICMS.ICMS00.pICMS">det.imposto.ICMS.ICMS00.pICMS</text:user-field-get></text:p>
          </table:table-cell>
          <table:table-cell table:style-name="Tabela3.o101" office:value-type="string">
            <text:p text:style-name="P148"><text:user-field-get text:name="py3o.det.imposto.IPI.IPITrib.pIPI">det.imposto.IPI.IPITrib.pIPI</text:user-field-get></text:p>
          </table:table-cell>
        </table:table-row>
        <table:table-row>
          <table:table-cell table:style-name="Tabela3.A112" table:number-columns-spanned="41" office:value-type="string">
            <text:p text:style-name="P61"><text:a xlink:type="simple" xlink:href="py3o://if=%22hasattr(det,'infAdProd')%22" text:style-name="Internet_20_link" text:visited-style-name="Visited_20_Internet_20_Link"><text:span text:style-name="T20">if="hasattr(det,'infAdProd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103">
          <table:table-cell table:style-name="Tabela3.A103" office:value-type="string">
            <text:p text:style-name="P62"/>
          </table:table-cell>
          <table:table-cell table:style-name="Tabela3.B103" table:number-columns-spanned="10" office:value-type="string">
            <text:p text:style-name="P57"><text:user-field-get text:name="py3o.det.informacoes_adicionais_formatadas">det.informacoes_adicionais_formatadas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L103" table:number-columns-spanned="2" office:value-type="string">
            <text:p text:style-name="P62"/>
          </table:table-cell>
          <table:covered-table-cell/>
          <table:table-cell table:style-name="Tabela3.N103" office:value-type="string">
            <text:p text:style-name="P62"/>
          </table:table-cell>
          <table:table-cell table:style-name="Tabela3.O103" table:number-columns-spanned="2" office:value-type="string">
            <text:p text:style-name="P62"/>
          </table:table-cell>
          <table:covered-table-cell/>
          <table:table-cell table:style-name="Tabela3.Q103" table:number-columns-spanned="3" office:value-type="string">
            <text:p text:style-name="P62"/>
          </table:table-cell>
          <table:covered-table-cell/>
          <table:covered-table-cell/>
          <table:table-cell table:style-name="Tabela3.T103" table:number-columns-spanned="5" office:value-type="string">
            <text:p text:style-name="P62"/>
          </table:table-cell>
          <table:covered-table-cell/>
          <table:covered-table-cell/>
          <table:covered-table-cell/>
          <table:covered-table-cell/>
          <table:table-cell table:style-name="Tabela3.Y103" table:number-columns-spanned="5" office:value-type="string">
            <text:p text:style-name="P62"/>
          </table:table-cell>
          <table:covered-table-cell/>
          <table:covered-table-cell/>
          <table:covered-table-cell/>
          <table:covered-table-cell/>
          <table:table-cell table:style-name="Tabela3.d103" table:number-columns-spanned="4" office:value-type="string">
            <text:p text:style-name="P62"/>
          </table:table-cell>
          <table:covered-table-cell/>
          <table:covered-table-cell/>
          <table:covered-table-cell/>
          <table:table-cell table:style-name="Tabela3.h103" table:number-columns-spanned="3" office:value-type="string">
            <text:p text:style-name="P62"/>
          </table:table-cell>
          <table:covered-table-cell/>
          <table:covered-table-cell/>
          <table:table-cell table:style-name="Tabela3.k103" table:number-columns-spanned="3" office:value-type="string">
            <text:p text:style-name="P62"/>
          </table:table-cell>
          <table:covered-table-cell/>
          <table:covered-table-cell/>
          <table:table-cell table:style-name="Tabela3.n103" office:value-type="string">
            <text:p text:style-name="P28"/>
          </table:table-cell>
          <table:table-cell table:style-name="Tabela3.o103" office:value-type="string">
            <text:p text:style-name="P28"/>
          </table:table-cell>
        </table:table-row>
        <table:table-row>
          <table:table-cell table:style-name="Tabela3.A112" table:number-columns-spanned="41" office:value-type="string">
            <text:p text:style-name="P13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105" table:number-columns-spanned="41" office:value-type="string">
            <text:p text:style-name="P13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106" table:number-columns-spanned="41" office:value-type="string">
            <text:p text:style-name="P61"><text:a xlink:type="simple" xlink:href="py3o://if=%22det.numero_item%20%25%202%20==%200%22" text:style-name="Internet_20_link" text:visited-style-name="Visited_20_Internet_20_Link"><text:span text:style-name="T25">if="det.numero_item % 2 == 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107">
          <table:table-cell table:style-name="Tabela3.A107" office:value-type="string">
            <text:p text:style-name="P55"><text:user-field-get text:name="py3o.det.prod.cProd">det.prod.cProd</text:user-field-get></text:p>
          </table:table-cell>
          <table:table-cell table:style-name="Tabela3.B107" table:number-columns-spanned="10" office:value-type="string">
            <text:p text:style-name="P55"><text:user-field-get text:name="py3o.det.prod.xProd">det.prod.xProd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B107" table:number-columns-spanned="2" office:value-type="string">
            <text:p text:style-name="P124"><text:user-field-get text:name="py3o.det.prod.NCM">det.prod.NCM</text:user-field-get></text:p>
          </table:table-cell>
          <table:covered-table-cell/>
          <table:table-cell table:style-name="Tabela3.B107" office:value-type="string">
            <text:p text:style-name="P125"><text:user-field-get text:name="py3o.det.cst_formatado">det.cst_formatado</text:user-field-get></text:p>
          </table:table-cell>
          <table:table-cell table:style-name="Tabela3.B107" table:number-columns-spanned="2" office:value-type="string">
            <text:p text:style-name="P124"><text:user-field-get text:name="py3o.det.prod.CFOP">det.prod.CFOP</text:user-field-get></text:p>
          </table:table-cell>
          <table:covered-table-cell/>
          <table:table-cell table:style-name="Tabela3.B107" table:number-columns-spanned="3" office:value-type="string">
            <text:p text:style-name="P139"><text:span text:style-name="T24"><text:user-field-get text:name="py3o.det.prod.qCom">det.prod.qCom</text:user-field-get></text:span><text:span text:style-name="T24"><text:s/></text:span><text:span text:style-name="T12"><text:user-field-get text:name="py3o.det.prod.uCom">det.prod.uCom</text:user-field-get></text:span></text:p>
          </table:table-cell>
          <table:covered-table-cell/>
          <table:covered-table-cell/>
          <table:table-cell table:style-name="Tabela3.B107" table:number-columns-spanned="5" office:value-type="string">
            <text:p text:style-name="P140"><text:user-field-get text:name="py3o.det.prod.vUnCom">det.prod.vUnCom</text:user-field-get></text:p>
          </table:table-cell>
          <table:covered-table-cell/>
          <table:covered-table-cell/>
          <table:covered-table-cell/>
          <table:covered-table-cell/>
          <table:table-cell table:style-name="Tabela3.B107" table:number-columns-spanned="5" office:value-type="string">
            <text:p text:style-name="P140"><text:user-field-get text:name="py3o.det.prod.vProd">det.prod.vProd</text:user-field-get></text:p>
          </table:table-cell>
          <table:covered-table-cell/>
          <table:covered-table-cell/>
          <table:covered-table-cell/>
          <table:covered-table-cell/>
          <table:table-cell table:style-name="Tabela3.B107" table:number-columns-spanned="4" office:value-type="string">
            <text:p text:style-name="P142"><text:user-field-get text:name="py3o.det.imposto.ICMS.ICMS00.vBC">det.imposto.ICMS.ICMS00.vBC</text:user-field-get></text:p>
          </table:table-cell>
          <table:covered-table-cell/>
          <table:covered-table-cell/>
          <table:covered-table-cell/>
          <table:table-cell table:style-name="Tabela3.B107" table:number-columns-spanned="3" office:value-type="string">
            <text:p text:style-name="P144"><text:user-field-get text:name="py3o.det.imposto.ICMS.ICMS00.vICMS">det.imposto.ICMS.ICMS00.vICMS</text:user-field-get></text:p>
          </table:table-cell>
          <table:covered-table-cell/>
          <table:covered-table-cell/>
          <table:table-cell table:style-name="Tabela3.B107" table:number-columns-spanned="3" office:value-type="string">
            <text:p text:style-name="P141"><text:user-field-get text:name="py3o.det.imposto.IPI.IPITrib.vIPI">det.imposto.IPI.IPITrib.vIPI</text:user-field-get></text:p>
          </table:table-cell>
          <table:covered-table-cell/>
          <table:covered-table-cell/>
          <table:table-cell table:style-name="Tabela3.B107" office:value-type="string">
            <text:p text:style-name="P144"><text:user-field-get text:name="py3o.det.imposto.ICMS.ICMS00.pICMS">det.imposto.ICMS.ICMS00.pICMS</text:user-field-get></text:p>
          </table:table-cell>
          <table:table-cell table:style-name="Tabela3.B107" office:value-type="string">
            <text:p text:style-name="P141"><text:user-field-get text:name="py3o.det.imposto.IPI.IPITrib.pIPI">det.imposto.IPI.IPITrib.pIPI</text:user-field-get></text:p>
          </table:table-cell>
        </table:table-row>
        <table:table-row table:style-name="Tabela3.108">
          <table:table-cell table:style-name="Tabela3.A108" table:number-columns-spanned="41" office:value-type="string">
            <text:p text:style-name="P61"><text:a xlink:type="simple" xlink:href="py3o://if=%22hasattr(det,'infAdProd')%22" text:style-name="Internet_20_link" text:visited-style-name="Visited_20_Internet_20_Link"><text:span text:style-name="T22">if="hasattr(det,'infAdProd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a3.109">
          <table:table-cell table:style-name="Tabela3.A109" office:value-type="string">
            <text:p text:style-name="P60"/>
          </table:table-cell>
          <table:table-cell table:style-name="Tabela3.B109" table:number-columns-spanned="10" office:value-type="string">
            <text:p text:style-name="P56"><text:user-field-get text:name="py3o.det.informacoes_adicionais_formatadas">det.informacoes_adicionais_formatadas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L109" table:number-columns-spanned="2" office:value-type="string">
            <text:p text:style-name="P60"/>
          </table:table-cell>
          <table:covered-table-cell/>
          <table:table-cell table:style-name="Tabela3.L109" office:value-type="string">
            <text:p text:style-name="P60"/>
          </table:table-cell>
          <table:table-cell table:style-name="Tabela3.L109" table:number-columns-spanned="2" office:value-type="string">
            <text:p text:style-name="P60"/>
          </table:table-cell>
          <table:covered-table-cell/>
          <table:table-cell table:style-name="Tabela3.L109" table:number-columns-spanned="3" office:value-type="string">
            <text:p text:style-name="P60"/>
          </table:table-cell>
          <table:covered-table-cell/>
          <table:covered-table-cell/>
          <table:table-cell table:style-name="Tabela3.L109" table:number-columns-spanned="5" office:value-type="string">
            <text:p text:style-name="P60"/>
          </table:table-cell>
          <table:covered-table-cell/>
          <table:covered-table-cell/>
          <table:covered-table-cell/>
          <table:covered-table-cell/>
          <table:table-cell table:style-name="Tabela3.L109" table:number-columns-spanned="5" office:value-type="string">
            <text:p text:style-name="P60"/>
          </table:table-cell>
          <table:covered-table-cell/>
          <table:covered-table-cell/>
          <table:covered-table-cell/>
          <table:covered-table-cell/>
          <table:table-cell table:style-name="Tabela3.L109" table:number-columns-spanned="4" office:value-type="string">
            <text:p text:style-name="P60"/>
          </table:table-cell>
          <table:covered-table-cell/>
          <table:covered-table-cell/>
          <table:covered-table-cell/>
          <table:table-cell table:style-name="Tabela3.L109" table:number-columns-spanned="3" office:value-type="string">
            <text:p text:style-name="P60"/>
          </table:table-cell>
          <table:covered-table-cell/>
          <table:covered-table-cell/>
          <table:table-cell table:style-name="Tabela3.L109" table:number-columns-spanned="3" office:value-type="string">
            <text:p text:style-name="P60"/>
          </table:table-cell>
          <table:covered-table-cell/>
          <table:covered-table-cell/>
          <table:table-cell table:style-name="Tabela3.L109" office:value-type="string">
            <text:p text:style-name="P27"/>
          </table:table-cell>
          <table:table-cell table:style-name="Tabela3.L109" office:value-type="string">
            <text:p text:style-name="P27"/>
          </table:table-cell>
        </table:table-row>
        <table:table-row table:style-name="Tabela3.110">
          <table:table-cell table:style-name="Tabela3.A108" table:number-columns-spanned="41" office:value-type="string">
            <text:p text:style-name="P13"><text:a xlink:type="simple" xlink:href="py3o:///if" text:style-name="Internet_20_link" text:visited-style-name="Visited_20_Internet_20_Link"><text:span text:style-name="T21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111" table:number-columns-spanned="41" office:value-type="string">
            <text:p text:style-name="P13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112" table:number-columns-spanned="41" office:value-type="string">
            <text:p text:style-name="P13"><text:a xlink:type="simple" xlink:href="py3o:///for" text:style-name="Internet_20_link" text:visited-style-name="Visited_20_Internet_20_Link">/for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1"/>
      <text:p text:style-name="P149"/>
      <table:table table:name="Tabela1" table:style-name="Tabela1">
        <table:table-column table:style-name="Tabela1.A" table:number-columns-repeated="3"/>
        <table:table-column table:style-name="Tabela1.D"/>
        <table:table-row table:style-name="Tabela1.1">
          <table:table-cell table:style-name="Tabela1.A1" table:number-columns-spanned="4" office:value-type="string">
            <text:p text:style-name="P14"><text:a xlink:type="simple" xlink:href="py3o://if=%22hasattr(danfe.object_xml.NFe.infNFe.total,%20'ISSQNTot')%22" text:style-name="Internet_20_link" text:visited-style-name="Visited_20_Internet_20_Link">if="hasattr(danfe.object_xml.NFe.infNFe.total, 'ISSQNTot')"</text:a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1" table:number-columns-spanned="4" office:value-type="string">
            <text:p text:style-name="P3">CÁLCULO DO ISSQN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3" office:value-type="string">
            <text:p text:style-name="P29">Inscrição municipal</text:p>
            <text:p text:style-name="P49"><text:user-field-get text:name="py3o.danfe.object_xml.NFe.infNFe.emit.IM">danfe.object_xml.NFe.infNFe.emit.IM</text:user-field-get></text:p>
          </table:table-cell>
          <table:table-cell table:style-name="Tabela1.B3" office:value-type="string">
            <text:p text:style-name="P29">Valor total dos serviços</text:p>
            <text:p text:style-name="P34"><text:user-field-get text:name="py3o.danfe.object_xml.NFe.infNFe.total.ISSQNTot.vServ">danfe.object_xml.NFe.infNFe.total.ISSQNTot.vServ</text:user-field-get></text:p>
          </table:table-cell>
          <table:table-cell table:style-name="Tabela1.B3" office:value-type="string">
            <text:p text:style-name="P29">Base de cálculo do ISSQN</text:p>
            <text:p text:style-name="P34"><text:user-field-get text:name="py3o.danfe.object_xml.NFe.infNFe.total.ISSQNTot.vBC">danfe.object_xml.NFe.infNFe.total.ISSQNTot.vBC</text:user-field-get></text:p>
          </table:table-cell>
          <table:table-cell table:style-name="Tabela1.B3" office:value-type="string">
            <text:p text:style-name="P29">Valor total do ISSQN</text:p>
            <text:p text:style-name="P34"><text:user-field-get text:name="py3o.danfe.object_xml.NFe.infNFe.total.ISSQNTot.vISS">danfe.object_xml.NFe.infNFe.total.ISSQNTot.vISS</text:user-field-get></text:p>
          </table:table-cell>
        </table:table-row>
        <table:table-row table:style-name="Tabela1.1">
          <table:table-cell table:style-name="Tabela1.A4" table:number-columns-spanned="4" office:value-type="string">
            <text:p text:style-name="P14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</table:table-row>
        <table:table-row table:style-name="Tabela1.5">
          <table:table-cell table:style-name="Tabela1.A1" table:number-columns-spanned="4" office:value-type="string">
            <text:p text:style-name="P54">DADOS ADICIONAIS</text:p>
          </table:table-cell>
          <table:covered-table-cell/>
          <table:covered-table-cell/>
          <table:covered-table-cell/>
        </table:table-row>
        <table:table-row table:style-name="Tabela1.6">
          <table:table-cell table:style-name="Tabela1.A6" table:number-columns-spanned="2" office:value-type="string">
            <text:p text:style-name="P29">Informações complementares</text:p>
            <text:p text:style-name="P58"><text:user-field-get text:name="py3o.danfe.object_xml.NFe.dados_adicionais_libreoffice">danfe.object_xml.NFe.dados_adicionais_libreoffice</text:user-field-get></text:p>
          </table:table-cell>
          <table:covered-table-cell/>
          <table:table-cell table:style-name="Tabela1.C6" table:number-columns-spanned="2" office:value-type="string">
            <text:p text:style-name="P29">Reservado ao Fisco</text:p>
            <text:p text:style-name="P49"/>
          </table:table-cell>
          <table:covered-table-cell/>
        </table:table-row>
        <table:table-row table:style-name="Tabela1.7">
          <table:table-cell table:style-name="Tabela1.A7" table:number-columns-spanned="4" office:value-type="string">
            <text:p text:style-name="P150">Impresso dia <text:date style:data-style-name="N36" text:date-value="2020-02-19T16:57:17.510499847">19/02/2020</text:date><text:s/>às <text:time style:data-style-name="N41" text:time-value="2020-02-19T16:57:17.510782736">14:34:30</text:time><text:s/>por <text:span text:style-name="T1"><text:user-field-get text:name="py3o.danfe.nome_sistema">danfe.nome_sistema</text:user-field-get></text:span></text:p>
          </table:table-cell>
          <table:covered-table-cell/>
          <table:covered-table-cell/>
          <table:covered-table-cell/>
        </table:table-row>
      </table:table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Negrito" style:font-family-generic="swiss" style:font-pitch="variable"/>
    <style:font-face style:name="DejaVu Sans" svg:font-family="'DejaVu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</style:style>
    <style:style style:name="Descritivo_20_campo" style:display-name="Descritivo campo" style:family="paragraph" style:parent-style-name="Standard">
      <style:paragraph-properties style:writing-mode="page"/>
      <style:text-properties fo:font-variant="small-caps" fo:font-size="4pt" style:font-size-asian="10.5pt"/>
    </style:style>
    <style:style style:name="Dado_20_campo" style:display-name="Dado campo" style:family="paragraph" style:parent-style-name="Standard" style:master-page-name="">
      <loext:graphic-properties draw:fill="none" draw:fill-color="#729fcf"/>
      <style:paragraph-properties fo:margin-top="0.101cm" fo:margin-bottom="0cm" loext:contextual-spacing="false" style:page-number="auto" fo:background-color="transparent" style:writing-mode="page">
        <style:tab-stops/>
      </style:paragraph-properties>
      <style:text-properties fo:font-variant="normal" fo:text-transform="none" style:font-name="DejaVu Sans" fo:font-family="'DejaVu Sans'" style:font-style-name="Regular" style:font-family-generic="swiss" style:font-pitch="variable" fo:font-size="8pt" style:font-size-asian="10.5pt"/>
    </style:style>
    <style:style style:name="Descritivo_20_número" style:display-name="Descritivo número" style:family="paragraph" style:parent-style-name="Standard">
      <style:paragraph-properties fo:text-align="center" style:justify-single-word="false" style:writing-mode="page"/>
      <style:text-properties fo:font-size="9pt" fo:font-weight="bold" style:font-size-asian="10.5pt"/>
    </style:style>
    <style:style style:name="Emitente_20_nome" style:display-name="Emitente nome" style:family="paragraph" style:parent-style-name="Standard" style:master-page-name="">
      <style:paragraph-properties fo:text-align="center" style:justify-single-word="false" style:page-number="auto" style:writing-mode="page"/>
      <style:text-properties fo:font-weight="bold" style:font-size-asian="10.5pt"/>
    </style:style>
    <style:style style:name="Emitente_20_dados" style:display-name="Emitente dados" style:family="paragraph" style:parent-style-name="Standard">
      <style:paragraph-properties fo:text-align="center" style:justify-single-word="false" style:writing-mode="page"/>
      <style:text-properties fo:font-size="8pt" fo:font-weight="bold" style:font-size-asian="10.5pt"/>
    </style:style>
    <style:style style:name="Descritivo_20_DANFE" style:display-name="Descritivo DANFE" style:family="paragraph" style:parent-style-name="Standard">
      <style:paragraph-properties fo:text-align="center" style:justify-single-word="false" style:writing-mode="page"/>
      <style:text-properties fo:font-size="10pt" fo:font-weight="bold" style:font-size-asian="10.5pt"/>
    </style:style>
    <style:style style:name="Descritivo_20_DANFE_20_geral" style:display-name="Descritivo DANFE geral" style:family="paragraph" style:parent-style-name="Standard">
      <style:paragraph-properties fo:text-align="center" style:justify-single-word="false" style:writing-mode="page"/>
      <style:text-properties fo:font-size="6pt" fo:font-weight="normal" style:font-size-asian="10.5pt"/>
    </style:style>
    <style:style style:name="Descritivo_20_DANFE_20_entrada_2f_saída" style:display-name="Descritivo DANFE entrada/saída" style:family="paragraph" style:parent-style-name="Standard">
      <style:paragraph-properties style:writing-mode="page"/>
      <style:text-properties fo:font-size="6pt" style:font-size-asian="10.5pt"/>
    </style:style>
    <style:style style:name="Dado_20_chave" style:display-name="Dado chave" style:family="paragraph" style:parent-style-name="Standard" style:master-page-name="">
      <style:paragraph-properties fo:margin-top="0.049cm" fo:margin-bottom="0cm" loext:contextual-spacing="false" fo:text-align="center" style:justify-single-word="false" style:page-number="auto" style:writing-mode="page"/>
      <style:text-properties fo:font-size="6pt" fo:font-weight="bold" style:font-size-asian="10.5pt"/>
    </style:style>
    <style:style style:name="Dado_20_variável" style:display-name="Dado variável" style:family="paragraph" style:parent-style-name="Standard">
      <style:paragraph-properties fo:margin-top="0.049cm" fo:margin-bottom="0cm" loext:contextual-spacing="false" fo:text-align="center" style:justify-single-word="false" style:writing-mode="page"/>
      <style:text-properties fo:font-size="9pt" style:font-size-asian="10.5pt"/>
    </style:style>
    <style:style style:name="Dado_20_produto" style:display-name="Dado produto" style:family="paragraph" style:parent-style-name="Standard">
      <style:paragraph-properties style:writing-mode="page"/>
      <style:text-properties fo:font-size="5pt" style:font-size-asian="10.5pt"/>
    </style:style>
    <style:style style:name="Dado_20_produto_20_centralizado" style:display-name="Dado produto centralizado" style:family="paragraph" style:parent-style-name="Dado_20_produto">
      <style:paragraph-properties fo:text-align="center" style:justify-single-word="false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ado_20_produto_20_numérico" style:display-name="Dado produto numérico" style:family="paragraph" style:parent-style-name="Dado_20_produto">
      <style:paragraph-properties fo:text-align="end" style:justify-single-word="false" style:writing-mode="page"/>
      <style:text-properties style:font-size-asian="10.5pt"/>
    </style:style>
    <style:style style:name="Descritivo_20_bloco" style:display-name="Descritivo bloco" style:family="paragraph" style:parent-style-name="Standard" style:master-page-name="">
      <style:paragraph-properties fo:margin-top="0cm" fo:margin-bottom="0.049cm" loext:contextual-spacing="false" style:page-number="auto" style:writing-mode="page"/>
      <style:text-properties style:font-name="DejaVu Sans1" fo:font-family="'DejaVu Sans'" style:font-style-name="Negrito" style:font-family-generic="swiss" style:font-pitch="variable" fo:font-size="7pt" fo:font-weight="bold" style:font-size-asian="10.5pt"/>
    </style:style>
    <style:style style:name="Footer" style:family="paragraph" style:parent-style-name="Standard" style:class="extra">
      <style:paragraph-properties fo:text-align="end" style:justify-single-word="false" text:number-lines="false" text:line-number="0" style:writing-mode="page">
        <style:tab-stops>
          <style:tab-stop style:position="9.5cm" style:type="center"/>
          <style:tab-stop style:position="19.001cm" style:type="right"/>
        </style:tab-stops>
      </style:paragraph-properties>
      <style:text-properties fo:font-size="4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01cm" fo:margin-bottom="0.801cm" fo:margin-left="0.801cm" fo:margin-right="0.8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3T10:00:19.985275636</meta:creation-date>
    <dc:date>2020-02-19T16:57:17.036437876</dc:date>
    <meta:editing-duration>PT22H9M24S</meta:editing-duration>
    <meta:editing-cycles>133</meta:editing-cycles>
    <meta:generator>LibreOffice/6.0.7.3$Linux_X86_64 LibreOffice_project/00m0$Build-3</meta:generator>
    <meta:document-statistic meta:table-count="3" meta:image-count="0" meta:object-count="0" meta:page-count="5" meta:paragraph-count="490" meta:word-count="945" meta:character-count="13621" meta:non-whitespace-character-count="13010"/>
  </office:meta>
</office:document-meta>
</file>